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5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="none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9" style:family="table-cell" style:parent-style-name="Default" style:data-style-name="N109"/>
    <style:style style:name="ce22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109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109">
      <style:table-cell-properties fo:border="none"/>
    </style:style>
    <style:style style:name="ce43" style:family="table-cell" style:parent-style-name="Default" style:data-style-name="N111"/>
    <style:style style:name="ce44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53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46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111">
      <style:table-cell-properties fo:border="none"/>
    </style:style>
    <style:style style:name="ce56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0108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6"/>
    <style:style style:name="ce62" style:family="table-cell" style:parent-style-name="Default" style:data-style-name="N10108">
      <style:table-cell-properties fo:border-bottom="0.06pt solid #000000" fo:border-left="none" fo:border-right="none" fo:border-top="0.06pt solid #000000"/>
    </style:style>
    <style:style style:name="ce63" style:family="table-cell" style:parent-style-name="Default" style:data-style-name="N10108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68" style:family="table-cell" style:parent-style-name="Default" style:data-style-name="N10108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Mh AA" table:style-name="ta1">
        <table:shapes>
          <draw:frame draw:z-index="0" draw:style-name="gr1" draw:text-style-name="P1" svg:width="63.303cm" svg:height="19.731cm" svg:x="27.681cm" svg:y="0.453cm">
            <draw:object draw:notify-on-update-of-ranges="'NiMh AA'.A2:'NiMh AA'.A99 'NiMh AA'.B1:'NiMh AA'.B1 'NiMh AA'.B2:'NiMh AA'.B99 'NiMh AA'.E1:'NiMh AA'.E1 'NiMh AA'.E2:'NiMh AA'.E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1.371cm" svg:height="13.838cm" svg:x="27.662cm" svg:y="20.717cm">
            <draw:object draw:notify-on-update-of-ranges="'NiMh AA'.F1:'NiMh AA'.F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1.846cm" svg:height="13.863cm" svg:x="59.792cm" svg:y="20.718cm">
            <draw:object draw:notify-on-update-of-ranges="'NiMh AA'.H1:'NiMh AA'.H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9"/>
        <table:table-column table:style-name="co6" table:default-cell-style-name="ce43"/>
        <table:table-column table:style-name="co7" table:default-cell-style-name="ce57"/>
        <table:table-column table:style-name="co8" table:default-cell-style-name="ce57"/>
        <table:table-row table:style-name="ro1">
          <table:table-cell table:style-name="ce4" office:value-type="string" calcext:value-type="string">
            <text:p>Battery (Note) @Discharge/Resistor</text:p>
          </table:table-cell>
          <table:table-cell table:style-name="ce24" office:value-type="string" calcext:value-type="string">
            <text:p>Capacity (mAh)</text:p>
          </table:table-cell>
          <table:table-cell table:style-name="ce24" office:value-type="string" calcext:value-type="string">
            <text:p>Energy (mWh)</text:p>
          </table:table-cell>
          <table:table-cell table:style-name="ce19" office:value-type="string" calcext:value-type="string">
            <text:p>Advertised (mAh)</text:p>
          </table:table-cell>
          <table:table-cell table:style-name="ce20" office:value-type="string" calcext:value-type="string">
            <text:p>Deviation (mAh)</text:p>
          </table:table-cell>
          <table:table-cell table:style-name="ce20" office:value-type="string" calcext:value-type="string">
            <text:p>Deviation (%)</text:p>
          </table:table-cell>
          <table:table-cell table:style-name="ce56" office:value-type="string" calcext:value-type="string">
            <text:p>Price/Cell</text:p>
          </table:table-cell>
          <table:table-cell table:style-name="ce3" office:value-type="string" calcext:value-type="string">
            <text:p>Price/100mAh (measured)</text:p>
          </table:table-cell>
        </table:table-row>
        <table:table-row table:style-name="ro1">
          <table:table-cell office:value-type="string" calcext:value-type="string">
            <text:p>Conrad AA @5Ohm</text:p>
          </table:table-cell>
          <table:table-cell office:value-type="float" office:value="2088.94" calcext:value-type="float">
            <text:p>2'088.94</text:p>
          </table:table-cell>
          <table:table-cell office:value-type="float" office:value="2504.8" calcext:value-type="float">
            <text:p>2'504.80</text:p>
          </table:table-cell>
          <table:table-cell office:value-type="float" office:value="2750" calcext:value-type="float">
            <text:p>2750</text:p>
          </table:table-cell>
          <table:table-cell table:formula="of:=[.D2]-[.B2]" office:value-type="float" office:value="661.06" calcext:value-type="float">
            <text:p>661.06</text:p>
          </table:table-cell>
          <table:table-cell table:formula="of:=([.B2]-[.D2])/[.D2]*100" office:value-type="float" office:value="-24.0385454545455" calcext:value-type="float">
            <text:p>-24.04</text:p>
          </table:table-cell>
          <table:table-cell office:value-type="currency" office:currency="CHF" office:value="4.49" calcext:value-type="currency">
            <text:p>CHF 4.49</text:p>
          </table:table-cell>
          <table:table-cell table:formula="of:=[.G2]/(SUM([.B2:.B5])/4)*100" office:value-type="currency" office:currency="CHF" office:value="0.225066887222191" calcext:value-type="currency">
            <text:p>CHF 0.23</text:p>
          </table:table-cell>
        </table:table-row>
        <table:table-row table:style-name="ro1">
          <table:table-cell office:value-type="string" calcext:value-type="string">
            <text:p>Conrad AA @5Ohm</text:p>
          </table:table-cell>
          <table:table-cell office:value-type="float" office:value="2040.69" calcext:value-type="float">
            <text:p>2'040.69</text:p>
          </table:table-cell>
          <table:table-cell office:value-type="float" office:value="2440.77" calcext:value-type="float">
            <text:p>2'440.77</text:p>
          </table:table-cell>
          <table:table-cell office:value-type="float" office:value="2750" calcext:value-type="float">
            <text:p>2750</text:p>
          </table:table-cell>
          <table:table-cell table:formula="of:=[.D3]-[.B3]" office:value-type="float" office:value="709.31" calcext:value-type="float">
            <text:p>709.31</text:p>
          </table:table-cell>
          <table:table-cell table:formula="of:=([.B3]-[.D3])/[.D3]*100" office:value-type="float" office:value="-25.7930909090909" calcext:value-type="float">
            <text:p>-25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@5Ohm</text:p>
          </table:table-cell>
          <table:table-cell office:value-type="float" office:value="2011.35" calcext:value-type="float">
            <text:p>2'011.35</text:p>
          </table:table-cell>
          <table:table-cell office:value-type="float" office:value="2401.39" calcext:value-type="float">
            <text:p>2'401.39</text:p>
          </table:table-cell>
          <table:table-cell office:value-type="float" office:value="2750" calcext:value-type="float">
            <text:p>2750</text:p>
          </table:table-cell>
          <table:table-cell table:formula="of:=[.D4]-[.B4]" office:value-type="float" office:value="738.65" calcext:value-type="float">
            <text:p>738.65</text:p>
          </table:table-cell>
          <table:table-cell table:formula="of:=([.B4]-[.D4])/[.D4]*100" office:value-type="float" office:value="-26.86" calcext:value-type="float">
            <text:p>-26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@5Ohm</text:p>
          </table:table-cell>
          <table:table-cell office:value-type="float" office:value="1838.87" calcext:value-type="float">
            <text:p>1'838.87</text:p>
          </table:table-cell>
          <table:table-cell office:value-type="float" office:value="2189.3" calcext:value-type="float">
            <text:p>2'189.30</text:p>
          </table:table-cell>
          <table:table-cell office:value-type="float" office:value="2750" calcext:value-type="float">
            <text:p>2750</text:p>
          </table:table-cell>
          <table:table-cell table:formula="of:=[.D5]-[.B5]" office:value-type="float" office:value="911.13" calcext:value-type="float">
            <text:p>911.13</text:p>
          </table:table-cell>
          <table:table-cell table:formula="of:=([.B5]-[.D5])/[.D5]*100" office:value-type="float" office:value="-33.132" calcext:value-type="float">
            <text:p>-3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(ooc) @5Ohm</text:p>
          </table:table-cell>
          <table:table-cell office:value-type="float" office:value="2138.86" calcext:value-type="float">
            <text:p>2'138.86</text:p>
          </table:table-cell>
          <table:table-cell office:value-type="float" office:value="2591.06" calcext:value-type="float">
            <text:p>2'591.06</text:p>
          </table:table-cell>
          <table:table-cell office:value-type="float" office:value="2750" calcext:value-type="float">
            <text:p>2750</text:p>
          </table:table-cell>
          <table:table-cell table:formula="of:=[.D6]-[.B6]" office:value-type="float" office:value="611.14" calcext:value-type="float">
            <text:p>611.14</text:p>
          </table:table-cell>
          <table:table-cell table:formula="of:=([.B6]-[.D6])/[.D6]*100" office:value-type="float" office:value="-22.2232727272727" calcext:value-type="float">
            <text:p>-2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(ooc) @5Ohm</text:p>
          </table:table-cell>
          <table:table-cell office:value-type="float" office:value="2088.79" calcext:value-type="float">
            <text:p>2'088.79</text:p>
          </table:table-cell>
          <table:table-cell office:value-type="float" office:value="2530.48" calcext:value-type="float">
            <text:p>2'530.48</text:p>
          </table:table-cell>
          <table:table-cell office:value-type="float" office:value="2750" calcext:value-type="float">
            <text:p>2750</text:p>
          </table:table-cell>
          <table:table-cell table:formula="of:=[.D7]-[.B7]" office:value-type="float" office:value="661.21" calcext:value-type="float">
            <text:p>661.21</text:p>
          </table:table-cell>
          <table:table-cell table:formula="of:=([.B7]-[.D7])/[.D7]*100" office:value-type="float" office:value="-24.044" calcext:value-type="float">
            <text:p>-2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(3 mos) @5Ohm</text:p>
          </table:table-cell>
          <table:table-cell office:value-type="float" office:value="441.97" calcext:value-type="float">
            <text:p>441.97</text:p>
          </table:table-cell>
          <table:table-cell office:value-type="float" office:value="502.7" calcext:value-type="float">
            <text:p>502.70</text:p>
          </table:table-cell>
          <table:table-cell office:value-type="float" office:value="2750" calcext:value-type="float">
            <text:p>2750</text:p>
          </table:table-cell>
          <table:table-cell table:formula="of:=[.D8]-[.B8]" office:value-type="float" office:value="2308.03" calcext:value-type="float">
            <text:p>2308.03</text:p>
          </table:table-cell>
          <table:table-cell table:formula="of:=([.B8]-[.D8])/[.D8]*100" office:value-type="float" office:value="-83.9283636363636" calcext:value-type="float">
            <text:p>-8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AA (3 mos) @5Ohm</text:p>
          </table:table-cell>
          <table:table-cell office:value-type="float" office:value="833.64" calcext:value-type="float">
            <text:p>833.64</text:p>
          </table:table-cell>
          <table:table-cell office:value-type="float" office:value="955.23" calcext:value-type="float">
            <text:p>955.23</text:p>
          </table:table-cell>
          <table:table-cell office:value-type="float" office:value="2750" calcext:value-type="float">
            <text:p>2750</text:p>
          </table:table-cell>
          <table:table-cell table:formula="of:=[.D9]-[.B9]" office:value-type="float" office:value="1916.36" calcext:value-type="float">
            <text:p>1916.36</text:p>
          </table:table-cell>
          <table:table-cell table:formula="of:=([.B9]-[.D9])/[.D9]*100" office:value-type="float" office:value="-69.6858181818182" calcext:value-type="float">
            <text:p>-69.69</text:p>
          </table:table-cell>
          <table:table-cell table:style-name="ce16" office:value-type="string" calcext:value-type="string">
            <text:p>( ͡° ͜ʖ ͡°) </text:p>
          </table:table-cell>
          <table:table-cell/>
        </table:table-row>
        <table:table-row table:style-name="ro1">
          <table:table-cell office:value-type="string" calcext:value-type="string">
            <text:p>Conrad AA (6 mos) @5Ohm</text:p>
          </table:table-cell>
          <table:table-cell office:value-type="float" office:value="108.54" calcext:value-type="float">
            <text:p>108.54</text:p>
          </table:table-cell>
          <table:table-cell office:value-type="float" office:value="119.8" calcext:value-type="float">
            <text:p>119.80</text:p>
          </table:table-cell>
          <table:table-cell office:value-type="float" office:value="2750" calcext:value-type="float">
            <text:p>2750</text:p>
          </table:table-cell>
          <table:table-cell table:formula="of:=[.D10]-[.B10]" office:value-type="float" office:value="2641.46" calcext:value-type="float">
            <text:p>2641.46</text:p>
          </table:table-cell>
          <table:table-cell table:formula="of:=([.B10]-[.D10])/[.D10]*100" office:value-type="float" office:value="-96.0530909090909" calcext:value-type="float">
            <text:p>-96.0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rad AA (6 mos) @5Ohm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6" office:value-type="float" office:value="2750" calcext:value-type="float">
            <text:p>2750</text:p>
          </table:table-cell>
          <table:table-cell table:style-name="ce22" table:formula="of:=[.D11]-[.B11]" office:value-type="float" office:value="2750" calcext:value-type="float">
            <text:p>2750.00</text:p>
          </table:table-cell>
          <table:table-cell table:style-name="ce44" table:formula="of:=([.B11]-[.D11])/[.D11]*100" office:value-type="float" office:value="-100" calcext:value-type="float">
            <text:p>-100.00</text:p>
          </table:table-cell>
          <table:table-cell table:style-name="ce40" office:value-type="string" calcext:value-type="string">
            <text:p>Was 0.62V</text:p>
          </table:table-cell>
          <table:table-cell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office:value-type="string" calcext:value-type="string">
            <text:p>Conrad Endurance AA @5Ohm</text:p>
          </table:table-cell>
          <table:table-cell office:value-type="float" office:value="2268.4" calcext:value-type="float">
            <text:p>2'268.40</text:p>
          </table:table-cell>
          <table:table-cell office:value-type="float" office:value="2687.2" calcext:value-type="float">
            <text:p>2'687.20</text:p>
          </table:table-cell>
          <table:table-cell office:value-type="float" office:value="2600" calcext:value-type="float">
            <text:p>2600</text:p>
          </table:table-cell>
          <table:table-cell table:formula="of:=[.D13]-[.B13]" office:value-type="float" office:value="331.6" calcext:value-type="float">
            <text:p>331.60</text:p>
          </table:table-cell>
          <table:table-cell table:formula="of:=([.B13]-[.D13])/[.D13]*100" office:value-type="float" office:value="-12.7538461538462" calcext:value-type="float">
            <text:p>-12.75</text:p>
          </table:table-cell>
          <table:table-cell office:value-type="currency" office:currency="CHF" office:value="3.49" calcext:value-type="currency">
            <text:p>CHF 3.49</text:p>
          </table:table-cell>
          <table:table-cell table:formula="of:=[.G13]/(SUM([.B13:.B16])/4)*100" office:value-type="currency" office:currency="CHF" office:value="0.155466265156847" calcext:value-type="currency">
            <text:p>CHF 0.16</text:p>
          </table:table-cell>
        </table:table-row>
        <table:table-row table:style-name="ro1">
          <table:table-cell office:value-type="string" calcext:value-type="string">
            <text:p>Conrad Endurance AA @5Ohm</text:p>
          </table:table-cell>
          <table:table-cell office:value-type="float" office:value="2203.05" calcext:value-type="float">
            <text:p>2'203.05</text:p>
          </table:table-cell>
          <table:table-cell office:value-type="float" office:value="2552.93" calcext:value-type="float">
            <text:p>2'552.93</text:p>
          </table:table-cell>
          <table:table-cell office:value-type="float" office:value="2600" calcext:value-type="float">
            <text:p>2600</text:p>
          </table:table-cell>
          <table:table-cell table:formula="of:=[.D14]-[.B14]" office:value-type="float" office:value="396.95" calcext:value-type="float">
            <text:p>396.95</text:p>
          </table:table-cell>
          <table:table-cell table:formula="of:=([.B14]-[.D14])/[.D14]*100" office:value-type="float" office:value="-15.2673076923077" calcext:value-type="float">
            <text:p>-1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@5Ohm</text:p>
          </table:table-cell>
          <table:table-cell office:value-type="float" office:value="2244.77" calcext:value-type="float">
            <text:p>2'244.77</text:p>
          </table:table-cell>
          <table:table-cell office:value-type="float" office:value="2641.43" calcext:value-type="float">
            <text:p>2'641.43</text:p>
          </table:table-cell>
          <table:table-cell office:value-type="float" office:value="2600" calcext:value-type="float">
            <text:p>2600</text:p>
          </table:table-cell>
          <table:table-cell table:formula="of:=[.D15]-[.B15]" office:value-type="float" office:value="355.23" calcext:value-type="float">
            <text:p>355.23</text:p>
          </table:table-cell>
          <table:table-cell table:formula="of:=([.B15]-[.D15])/[.D15]*100" office:value-type="float" office:value="-13.6626923076923" calcext:value-type="float">
            <text:p>-1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@5Ohm</text:p>
          </table:table-cell>
          <table:table-cell office:value-type="float" office:value="2263.22" calcext:value-type="float">
            <text:p>2'263.22</text:p>
          </table:table-cell>
          <table:table-cell office:value-type="float" office:value="2600.27" calcext:value-type="float">
            <text:p>2'600.27</text:p>
          </table:table-cell>
          <table:table-cell office:value-type="float" office:value="2600" calcext:value-type="float">
            <text:p>2600</text:p>
          </table:table-cell>
          <table:table-cell table:formula="of:=[.D16]-[.B16]" office:value-type="float" office:value="336.78" calcext:value-type="float">
            <text:p>336.78</text:p>
          </table:table-cell>
          <table:table-cell table:formula="of:=([.B16]-[.D16])/[.D16]*100" office:value-type="float" office:value="-12.9530769230769" calcext:value-type="float">
            <text:p>-1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ooc) @5Ohm</text:p>
          </table:table-cell>
          <table:table-cell office:value-type="float" office:value="2386.34" calcext:value-type="float">
            <text:p>2'386.34</text:p>
          </table:table-cell>
          <table:table-cell office:value-type="float" office:value="2825.5" calcext:value-type="float">
            <text:p>2'825.50</text:p>
          </table:table-cell>
          <table:table-cell office:value-type="float" office:value="2600" calcext:value-type="float">
            <text:p>2600</text:p>
          </table:table-cell>
          <table:table-cell table:formula="of:=[.D17]-[.B17]" office:value-type="float" office:value="213.66" calcext:value-type="float">
            <text:p>213.66</text:p>
          </table:table-cell>
          <table:table-cell table:formula="of:=([.B17]-[.D17])/[.D17]*100" office:value-type="float" office:value="-8.2176923076923" calcext:value-type="float">
            <text:p>-8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ooc) @5Ohm</text:p>
          </table:table-cell>
          <table:table-cell office:value-type="float" office:value="2425.67" calcext:value-type="float">
            <text:p>2'425.67</text:p>
          </table:table-cell>
          <table:table-cell office:value-type="float" office:value="2900.42" calcext:value-type="float">
            <text:p>2'900.42</text:p>
          </table:table-cell>
          <table:table-cell office:value-type="float" office:value="2600" calcext:value-type="float">
            <text:p>2600</text:p>
          </table:table-cell>
          <table:table-cell table:formula="of:=[.D18]-[.B18]" office:value-type="float" office:value="174.33" calcext:value-type="float">
            <text:p>174.33</text:p>
          </table:table-cell>
          <table:table-cell table:formula="of:=([.B18]-[.D18])/[.D18]*100" office:value-type="float" office:value="-6.705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3 mos) @5Ohm</text:p>
          </table:table-cell>
          <table:table-cell office:value-type="float" office:value="1853.14" calcext:value-type="float">
            <text:p>1'853.14</text:p>
          </table:table-cell>
          <table:table-cell office:value-type="float" office:value="2122.93" calcext:value-type="float">
            <text:p>2'122.93</text:p>
          </table:table-cell>
          <table:table-cell office:value-type="float" office:value="2600" calcext:value-type="float">
            <text:p>2600</text:p>
          </table:table-cell>
          <table:table-cell table:formula="of:=[.D19]-[.B19]" office:value-type="float" office:value="746.86" calcext:value-type="float">
            <text:p>746.86</text:p>
          </table:table-cell>
          <table:table-cell table:formula="of:=([.B19]-[.D19])/[.D19]*100" office:value-type="float" office:value="-28.7253846153846" calcext:value-type="float">
            <text:p>-2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3 mos) @5Ohm</text:p>
          </table:table-cell>
          <table:table-cell office:value-type="float" office:value="1940.86" calcext:value-type="float">
            <text:p>1'940.86</text:p>
          </table:table-cell>
          <table:table-cell office:value-type="float" office:value="2259.2" calcext:value-type="float">
            <text:p>2'259.20</text:p>
          </table:table-cell>
          <table:table-cell office:value-type="float" office:value="2600" calcext:value-type="float">
            <text:p>2600</text:p>
          </table:table-cell>
          <table:table-cell table:formula="of:=[.D20]-[.B20]" office:value-type="float" office:value="659.14" calcext:value-type="float">
            <text:p>659.14</text:p>
          </table:table-cell>
          <table:table-cell table:formula="of:=([.B20]-[.D20])/[.D20]*100" office:value-type="float" office:value="-25.3515384615385" calcext:value-type="float">
            <text:p>-2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6 mos) @5Ohm</text:p>
          </table:table-cell>
          <table:table-cell office:value-type="float" office:value="802.97" calcext:value-type="float">
            <text:p>802.97</text:p>
          </table:table-cell>
          <table:table-cell office:value-type="float" office:value="890.71" calcext:value-type="float">
            <text:p>890.71</text:p>
          </table:table-cell>
          <table:table-cell office:value-type="float" office:value="2600" calcext:value-type="float">
            <text:p>2600</text:p>
          </table:table-cell>
          <table:table-cell table:formula="of:=[.D21]-[.B21]" office:value-type="float" office:value="1797.03" calcext:value-type="float">
            <text:p>1797.03</text:p>
          </table:table-cell>
          <table:table-cell table:formula="of:=([.B21]-[.D21])/[.D21]*100" office:value-type="float" office:value="-69.1165384615385" calcext:value-type="float">
            <text:p>-6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 Endurance AA (6 mos) @5Ohm</text:p>
          </table:table-cell>
          <table:table-cell office:value-type="float" office:value="1865.41" calcext:value-type="float">
            <text:p>1'865.41</text:p>
          </table:table-cell>
          <table:table-cell office:value-type="float" office:value="2081.02" calcext:value-type="float">
            <text:p>2'081.02</text:p>
          </table:table-cell>
          <table:table-cell office:value-type="float" office:value="2600" calcext:value-type="float">
            <text:p>2600</text:p>
          </table:table-cell>
          <table:table-cell table:formula="of:=[.D22]-[.B22]" office:value-type="float" office:value="734.59" calcext:value-type="float">
            <text:p>734.59</text:p>
          </table:table-cell>
          <table:table-cell table:formula="of:=([.B22]-[.D22])/[.D22]*100" office:value-type="float" office:value="-28.2534615384615" calcext:value-type="float">
            <text:p>-28.25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Eneloop AA @5Ohm</text:p>
          </table:table-cell>
          <table:table-cell table:style-name="ce14" office:value-type="float" office:value="1798.19" calcext:value-type="float">
            <text:p>1'798.19</text:p>
          </table:table-cell>
          <table:table-cell table:style-name="ce14" office:value-type="float" office:value="2155.43" calcext:value-type="float">
            <text:p>2'155.43</text:p>
          </table:table-cell>
          <table:table-cell table:style-name="ce7" office:value-type="float" office:value="1900" calcext:value-type="float">
            <text:p>1900</text:p>
          </table:table-cell>
          <table:table-cell table:style-name="ce23" table:formula="of:=[.D24]-[.B24]" office:value-type="float" office:value="101.81" calcext:value-type="float">
            <text:p>101.81</text:p>
          </table:table-cell>
          <table:table-cell table:style-name="ce46" table:formula="of:=([.B24]-[.D24])/[.D24]*100" office:value-type="float" office:value="-5.35842105263158" calcext:value-type="float">
            <text:p>-5.36</text:p>
          </table:table-cell>
          <table:table-cell office:value-type="currency" office:currency="CHF" office:value="5.48" calcext:value-type="currency">
            <text:p>CHF 5.48</text:p>
          </table:table-cell>
          <table:table-cell table:formula="of:=[.G24]/(SUM([.B24:.B27])/4)*100" office:value-type="currency" office:currency="CHF" office:value="0.314080162083704" calcext:value-type="currency">
            <text:p>CHF 0.31</text:p>
          </table:table-cell>
        </table:table-row>
        <table:table-row table:style-name="ro1">
          <table:table-cell office:value-type="string" calcext:value-type="string">
            <text:p>Eneloop AA @5Ohm</text:p>
          </table:table-cell>
          <table:table-cell office:value-type="float" office:value="1747.89" calcext:value-type="float">
            <text:p>1'747.89</text:p>
          </table:table-cell>
          <table:table-cell office:value-type="float" office:value="2068.52" calcext:value-type="float">
            <text:p>2'068.52</text:p>
          </table:table-cell>
          <table:table-cell office:value-type="float" office:value="1900" calcext:value-type="float">
            <text:p>1900</text:p>
          </table:table-cell>
          <table:table-cell table:formula="of:=[.D25]-[.B25]" office:value-type="float" office:value="152.11" calcext:value-type="float">
            <text:p>152.11</text:p>
          </table:table-cell>
          <table:table-cell table:formula="of:=([.B25]-[.D25])/[.D25]*100" office:value-type="float" office:value="-8.00578947368421" calcext:value-type="float">
            <text:p>-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@5Ohm</text:p>
          </table:table-cell>
          <table:table-cell office:value-type="float" office:value="1726.66" calcext:value-type="float">
            <text:p>1'726.66</text:p>
          </table:table-cell>
          <table:table-cell office:value-type="float" office:value="2043.23" calcext:value-type="float">
            <text:p>2'043.23</text:p>
          </table:table-cell>
          <table:table-cell office:value-type="float" office:value="1900" calcext:value-type="float">
            <text:p>1900</text:p>
          </table:table-cell>
          <table:table-cell table:formula="of:=[.D26]-[.B26]" office:value-type="float" office:value="173.34" calcext:value-type="float">
            <text:p>173.34</text:p>
          </table:table-cell>
          <table:table-cell table:formula="of:=([.B26]-[.D26])/[.D26]*100" office:value-type="float" office:value="-9.12315789473684" calcext:value-type="float">
            <text:p>-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@5Ohm</text:p>
          </table:table-cell>
          <table:table-cell office:value-type="float" office:value="1706.37" calcext:value-type="float">
            <text:p>1'706.37</text:p>
          </table:table-cell>
          <table:table-cell office:value-type="float" office:value="2022.6" calcext:value-type="float">
            <text:p>2'022.60</text:p>
          </table:table-cell>
          <table:table-cell office:value-type="float" office:value="1900" calcext:value-type="float">
            <text:p>1900</text:p>
          </table:table-cell>
          <table:table-cell table:formula="of:=[.D27]-[.B27]" office:value-type="float" office:value="193.63" calcext:value-type="float">
            <text:p>193.63</text:p>
          </table:table-cell>
          <table:table-cell table:formula="of:=([.B27]-[.D27])/[.D27]*100" office:value-type="float" office:value="-10.191052631579" calcext:value-type="float">
            <text:p>-1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(ooc) @5Ohm</text:p>
          </table:table-cell>
          <table:table-cell office:value-type="float" office:value="1848.72" calcext:value-type="float">
            <text:p>1'848.72</text:p>
          </table:table-cell>
          <table:table-cell office:value-type="float" office:value="2227.54" calcext:value-type="float">
            <text:p>2'227.54</text:p>
          </table:table-cell>
          <table:table-cell office:value-type="float" office:value="1900" calcext:value-type="float">
            <text:p>1900</text:p>
          </table:table-cell>
          <table:table-cell table:formula="of:=[.D28]-[.B28]" office:value-type="float" office:value="51.28" calcext:value-type="float">
            <text:p>51.28</text:p>
          </table:table-cell>
          <table:table-cell table:formula="of:=([.B28]-[.D28])/[.D28]*100" office:value-type="float" office:value="-2.69894736842105" calcext:value-type="float">
            <text:p>-2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(ooc) @250mA*</text:p>
          </table:table-cell>
          <table:table-cell office:value-type="float" office:value="1855.9" calcext:value-type="float">
            <text:p>1'855.90</text:p>
          </table:table-cell>
          <table:table-cell table:style-name="ce32" office:value-type="string" calcext:value-type="string">
            <text:p>(2227.08)</text:p>
          </table:table-cell>
          <table:table-cell office:value-type="float" office:value="1900" calcext:value-type="float">
            <text:p>1900</text:p>
          </table:table-cell>
          <table:table-cell table:formula="of:=[.D29]-[.B29]" office:value-type="float" office:value="44.0999999999999" calcext:value-type="float">
            <text:p>44.10</text:p>
          </table:table-cell>
          <table:table-cell table:formula="of:=([.B29]-[.D29])/[.D29]*100" office:value-type="float" office:value="-2.32105263157894" calcext:value-type="float">
            <text:p>-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(3 mos) @5Ohm</text:p>
          </table:table-cell>
          <table:table-cell office:value-type="float" office:value="1684.23" calcext:value-type="float">
            <text:p>1'684.23</text:p>
          </table:table-cell>
          <table:table-cell office:value-type="float" office:value="1989.4" calcext:value-type="float">
            <text:p>1'989.40</text:p>
          </table:table-cell>
          <table:table-cell office:value-type="float" office:value="1900" calcext:value-type="float">
            <text:p>1900</text:p>
          </table:table-cell>
          <table:table-cell table:formula="of:=[.D30]-[.B30]" office:value-type="float" office:value="215.77" calcext:value-type="float">
            <text:p>215.77</text:p>
          </table:table-cell>
          <table:table-cell table:formula="of:=([.B30]-[.D30])/[.D30]*100" office:value-type="float" office:value="-11.3563157894737" calcext:value-type="float">
            <text:p>-1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(3 mos) @5Ohm</text:p>
          </table:table-cell>
          <table:table-cell office:value-type="float" office:value="1671.58" calcext:value-type="float">
            <text:p>1'671.58</text:p>
          </table:table-cell>
          <table:table-cell office:value-type="float" office:value="1970.68" calcext:value-type="float">
            <text:p>1'970.68</text:p>
          </table:table-cell>
          <table:table-cell office:value-type="float" office:value="1900" calcext:value-type="float">
            <text:p>1900</text:p>
          </table:table-cell>
          <table:table-cell table:formula="of:=[.D31]-[.B31]" office:value-type="float" office:value="228.42" calcext:value-type="float">
            <text:p>228.42</text:p>
          </table:table-cell>
          <table:table-cell table:formula="of:=([.B31]-[.D31])/[.D31]*100" office:value-type="float" office:value="-12.0221052631579" calcext:value-type="float">
            <text:p>-1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loop AA (6 mos) @5Ohm</text:p>
          </table:table-cell>
          <table:table-cell office:value-type="float" office:value="1645.86" calcext:value-type="float">
            <text:p>1'645.86</text:p>
          </table:table-cell>
          <table:table-cell office:value-type="float" office:value="1924.51" calcext:value-type="float">
            <text:p>1'924.51</text:p>
          </table:table-cell>
          <table:table-cell office:value-type="float" office:value="1900" calcext:value-type="float">
            <text:p>1900</text:p>
          </table:table-cell>
          <table:table-cell table:formula="of:=[.D32]-[.B32]" office:value-type="float" office:value="254.14" calcext:value-type="float">
            <text:p>254.14</text:p>
          </table:table-cell>
          <table:table-cell table:formula="of:=([.B32]-[.D32])/[.D32]*100" office:value-type="float" office:value="-13.3757894736842" calcext:value-type="float">
            <text:p>-13.3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Eneloop AA (6 mos) @5Ohm</text:p>
          </table:table-cell>
          <table:table-cell table:style-name="ce13" office:value-type="float" office:value="1627.04" calcext:value-type="float">
            <text:p>1'627.04</text:p>
          </table:table-cell>
          <table:table-cell table:style-name="ce13" office:value-type="float" office:value="1896.49" calcext:value-type="float">
            <text:p>1'896.49</text:p>
          </table:table-cell>
          <table:table-cell table:style-name="ce6" office:value-type="float" office:value="1900" calcext:value-type="float">
            <text:p>1900</text:p>
          </table:table-cell>
          <table:table-cell table:style-name="ce22" table:formula="of:=[.D33]-[.B33]" office:value-type="float" office:value="272.96" calcext:value-type="float">
            <text:p>272.96</text:p>
          </table:table-cell>
          <table:table-cell table:style-name="ce44" table:formula="of:=([.B33]-[.D33])/[.D33]*100" office:value-type="float" office:value="-14.3663157894737" calcext:value-type="float">
            <text:p>-14.37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Eneloop Pro AA @500mA (0.2C)</text:p>
          </table:table-cell>
          <table:table-cell office:value-type="float" office:value="2400.29" calcext:value-type="float">
            <text:p>2'400.29</text:p>
          </table:table-cell>
          <table:table-cell office:value-type="float" office:value="2809.55" calcext:value-type="float">
            <text:p>2'809.55</text:p>
          </table:table-cell>
          <table:table-cell table:style-name="ce7" office:value-type="float" office:value="2500" calcext:value-type="float">
            <text:p>2500</text:p>
          </table:table-cell>
          <table:table-cell table:style-name="ce23" table:formula="of:=[.D35]-[.B35]" office:value-type="float" office:value="99.71" calcext:value-type="float">
            <text:p>99.71</text:p>
          </table:table-cell>
          <table:table-cell table:style-name="ce46" table:formula="of:=([.B35]-[.D35])/[.D35]*100" office:value-type="float" office:value="-3.9884" calcext:value-type="float">
            <text:p>-3.99</text:p>
          </table:table-cell>
          <table:table-cell office:value-type="currency" office:currency="CHF" office:value="6.15" calcext:value-type="currency">
            <text:p>CHF 6.15</text:p>
          </table:table-cell>
          <table:table-cell table:formula="of:=[.G35]/(SUM([.B35:.B38])/4)*100" office:value-type="currency" office:currency="CHF" office:value="0.260473744564199" calcext:value-type="currency">
            <text:p>CHF 0.26</text:p>
          </table:table-cell>
        </table:table-row>
        <table:table-row table:style-name="ro1">
          <table:table-cell table:style-name="ce26" office:value-type="string" calcext:value-type="string">
            <text:p>Eneloop Pro AA @500mA (0.2C)</text:p>
          </table:table-cell>
          <table:table-cell office:value-type="float" office:value="2359.65" calcext:value-type="float">
            <text:p>2'359.65</text:p>
          </table:table-cell>
          <table:table-cell office:value-type="float" office:value="2758.7" calcext:value-type="float">
            <text:p>2'758.70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36]-[.B36]" office:value-type="float" office:value="140.35" calcext:value-type="float">
            <text:p>140.35</text:p>
          </table:table-cell>
          <table:table-cell table:style-name="ce47" table:formula="of:=([.B36]-[.D36])/[.D36]*100" office:value-type="float" office:value="-5.614" calcext:value-type="float">
            <text:p>-5.6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@500mA (0.2C)</text:p>
          </table:table-cell>
          <table:table-cell office:value-type="float" office:value="2340.34" calcext:value-type="float">
            <text:p>2'340.34</text:p>
          </table:table-cell>
          <table:table-cell office:value-type="float" office:value="2733.7" calcext:value-type="float">
            <text:p>2'733.70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37]-[.B37]" office:value-type="float" office:value="159.66" calcext:value-type="float">
            <text:p>159.66</text:p>
          </table:table-cell>
          <table:table-cell table:style-name="ce47" table:formula="of:=([.B37]-[.D37])/[.D37]*100" office:value-type="float" office:value="-6.3864" calcext:value-type="float">
            <text:p>-6.3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@500mA (0.2C)</text:p>
          </table:table-cell>
          <table:table-cell office:value-type="float" office:value="2344.05" calcext:value-type="float">
            <text:p>2'344.05</text:p>
          </table:table-cell>
          <table:table-cell office:value-type="float" office:value="2736.65" calcext:value-type="float">
            <text:p>2'736.65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38]-[.B38]" office:value-type="float" office:value="155.95" calcext:value-type="float">
            <text:p>155.95</text:p>
          </table:table-cell>
          <table:table-cell table:style-name="ce47" table:formula="of:=([.B38]-[.D38])/[.D38]*100" office:value-type="float" office:value="-6.23799999999999" calcext:value-type="float">
            <text:p>-6.2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(ooc) @500mA (0.2C)</text:p>
          </table:table-cell>
          <table:table-cell office:value-type="float" office:value="2471.18" calcext:value-type="float">
            <text:p>2'471.18</text:p>
          </table:table-cell>
          <table:table-cell office:value-type="float" office:value="2928.03" calcext:value-type="float">
            <text:p>2'928.03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39]-[.B39]" office:value-type="float" office:value="28.8200000000002" calcext:value-type="float">
            <text:p>28.82</text:p>
          </table:table-cell>
          <table:table-cell table:style-name="ce47" table:formula="of:=([.B39]-[.D39])/[.D39]*100" office:value-type="float" office:value="-1.15280000000001" calcext:value-type="float">
            <text:p>-1.1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(ooc) @500mA (0.2C)</text:p>
          </table:table-cell>
          <table:table-cell office:value-type="float" office:value="2468.94" calcext:value-type="float">
            <text:p>2'468.94</text:p>
          </table:table-cell>
          <table:table-cell office:value-type="float" office:value="2937.5" calcext:value-type="float">
            <text:p>2'937.50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40]-[.B40]" office:value-type="float" office:value="31.0599999999999" calcext:value-type="float">
            <text:p>31.06</text:p>
          </table:table-cell>
          <table:table-cell table:style-name="ce47" table:formula="of:=([.B40]-[.D40])/[.D40]*100" office:value-type="float" office:value="-1.2424" calcext:value-type="float">
            <text:p>-1.2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(3 mos) @500mA (0.2C)</text:p>
          </table:table-cell>
          <table:table-cell office:value-type="float" office:value="2126.66" calcext:value-type="float">
            <text:p>2'126.66</text:p>
          </table:table-cell>
          <table:table-cell office:value-type="float" office:value="2420.87" calcext:value-type="float">
            <text:p>2'420.87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41]-[.B41]" office:value-type="float" office:value="373.34" calcext:value-type="float">
            <text:p>373.34</text:p>
          </table:table-cell>
          <table:table-cell table:style-name="ce47" table:formula="of:=([.B41]-[.D41])/[.D41]*100" office:value-type="float" office:value="-14.9336" calcext:value-type="float">
            <text:p>-14.9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(3 mos) @500mA (0.2C)</text:p>
          </table:table-cell>
          <table:table-cell office:value-type="float" office:value="2129.87" calcext:value-type="float">
            <text:p>2'129.87</text:p>
          </table:table-cell>
          <table:table-cell office:value-type="float" office:value="2419.82" calcext:value-type="float">
            <text:p>2'419.82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42]-[.B42]" office:value-type="float" office:value="370.13" calcext:value-type="float">
            <text:p>370.13</text:p>
          </table:table-cell>
          <table:table-cell table:style-name="ce47" table:formula="of:=([.B42]-[.D42])/[.D42]*100" office:value-type="float" office:value="-14.8052" calcext:value-type="float">
            <text:p>-14.8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 (6 mos) @500mA (0.2C)</text:p>
          </table:table-cell>
          <table:table-cell office:value-type="float" office:value="2087.43" calcext:value-type="float">
            <text:p>2'087.43</text:p>
          </table:table-cell>
          <table:table-cell office:value-type="float" office:value="2374.3" calcext:value-type="float">
            <text:p>2'374.30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43]-[.B43]" office:value-type="float" office:value="412.57" calcext:value-type="float">
            <text:p>412.57</text:p>
          </table:table-cell>
          <table:table-cell table:style-name="ce47" table:formula="of:=([.B43]-[.D43])/[.D43]*100" office:value-type="float" office:value="-16.5028" calcext:value-type="float">
            <text:p>-16.5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Eneloop Pro AA (6 mos) @500mA (0.2C)</text:p>
          </table:table-cell>
          <table:table-cell office:value-type="float" office:value="2081.81" calcext:value-type="float">
            <text:p>2'081.81</text:p>
          </table:table-cell>
          <table:table-cell office:value-type="float" office:value="2376.98" calcext:value-type="float">
            <text:p>2'376.98</text:p>
          </table:table-cell>
          <table:table-cell table:style-name="ce6" office:value-type="float" office:value="2500" calcext:value-type="float">
            <text:p>2500</text:p>
          </table:table-cell>
          <table:table-cell table:style-name="ce22" table:formula="of:=[.D44]-[.B44]" office:value-type="float" office:value="418.19" calcext:value-type="float">
            <text:p>418.19</text:p>
          </table:table-cell>
          <table:table-cell table:style-name="ce44" table:formula="of:=([.B44]-[.D44])/[.D44]*100" office:value-type="float" office:value="-16.7276" calcext:value-type="float">
            <text:p>-16.73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office:value-type="string" calcext:value-type="string">
            <text:p>Ladda AA @5Ohm</text:p>
          </table:table-cell>
          <table:table-cell office:value-type="float" office:value="2377.44" calcext:value-type="float">
            <text:p>2'377.44</text:p>
          </table:table-cell>
          <table:table-cell office:value-type="float" office:value="2881.03" calcext:value-type="float">
            <text:p>2'881.03</text:p>
          </table:table-cell>
          <table:table-cell office:value-type="float" office:value="2450" calcext:value-type="float">
            <text:p>2450</text:p>
          </table:table-cell>
          <table:table-cell table:formula="of:=[.D46]-[.B46]" office:value-type="float" office:value="72.56" calcext:value-type="float">
            <text:p>72.56</text:p>
          </table:table-cell>
          <table:table-cell table:formula="of:=([.B46]-[.D46])/[.D46]*100" office:value-type="float" office:value="-2.96163265306122" calcext:value-type="float">
            <text:p>-2.96</text:p>
          </table:table-cell>
          <table:table-cell office:value-type="currency" office:currency="CHF" office:value="1.74" calcext:value-type="currency">
            <text:p>CHF 1.74</text:p>
          </table:table-cell>
          <table:table-cell table:formula="of:=[.G46]/(SUM([.B46:.B49])/4)*100" office:value-type="currency" office:currency="CHF" office:value="0.0745979907845758" calcext:value-type="currency">
            <text:p>CHF 0.07</text:p>
          </table:table-cell>
        </table:table-row>
        <table:table-row table:style-name="ro1">
          <table:table-cell office:value-type="string" calcext:value-type="string">
            <text:p>Ladda AA @5Ohm</text:p>
          </table:table-cell>
          <table:table-cell office:value-type="float" office:value="2320.66" calcext:value-type="float">
            <text:p>2'320.66</text:p>
          </table:table-cell>
          <table:table-cell office:value-type="float" office:value="2817.25" calcext:value-type="float">
            <text:p>2'817.25</text:p>
          </table:table-cell>
          <table:table-cell office:value-type="float" office:value="2450" calcext:value-type="float">
            <text:p>2450</text:p>
          </table:table-cell>
          <table:table-cell table:formula="of:=[.D47]-[.B47]" office:value-type="float" office:value="129.34" calcext:value-type="float">
            <text:p>129.34</text:p>
          </table:table-cell>
          <table:table-cell table:formula="of:=([.B47]-[.D47])/[.D47]*100" office:value-type="float" office:value="-5.27918367346939" calcext:value-type="float">
            <text:p>-5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@5Ohm</text:p>
          </table:table-cell>
          <table:table-cell office:value-type="float" office:value="2334.66" calcext:value-type="float">
            <text:p>2'334.66</text:p>
          </table:table-cell>
          <table:table-cell office:value-type="float" office:value="2831.74" calcext:value-type="float">
            <text:p>2'831.74</text:p>
          </table:table-cell>
          <table:table-cell office:value-type="float" office:value="2450" calcext:value-type="float">
            <text:p>2450</text:p>
          </table:table-cell>
          <table:table-cell table:formula="of:=[.D48]-[.B48]" office:value-type="float" office:value="115.34" calcext:value-type="float">
            <text:p>115.34</text:p>
          </table:table-cell>
          <table:table-cell table:formula="of:=([.B48]-[.D48])/[.D48]*100" office:value-type="float" office:value="-4.70775510204082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@5Ohm</text:p>
          </table:table-cell>
          <table:table-cell office:value-type="float" office:value="2297.25" calcext:value-type="float">
            <text:p>2'297.25</text:p>
          </table:table-cell>
          <table:table-cell office:value-type="float" office:value="2778.48" calcext:value-type="float">
            <text:p>2'778.48</text:p>
          </table:table-cell>
          <table:table-cell office:value-type="float" office:value="2450" calcext:value-type="float">
            <text:p>2450</text:p>
          </table:table-cell>
          <table:table-cell table:formula="of:=[.D49]-[.B49]" office:value-type="float" office:value="152.75" calcext:value-type="float">
            <text:p>152.75</text:p>
          </table:table-cell>
          <table:table-cell table:formula="of:=([.B49]-[.D49])/[.D49]*100" office:value-type="float" office:value="-6.23469387755102" calcext:value-type="float">
            <text:p>-6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(ooc) @5Ohm</text:p>
          </table:table-cell>
          <table:table-cell office:value-type="float" office:value="2405.31" calcext:value-type="float">
            <text:p>2'405.31</text:p>
          </table:table-cell>
          <table:table-cell office:value-type="float" office:value="2946.3" calcext:value-type="float">
            <text:p>2'946.30</text:p>
          </table:table-cell>
          <table:table-cell office:value-type="float" office:value="2450" calcext:value-type="float">
            <text:p>2450</text:p>
          </table:table-cell>
          <table:table-cell table:formula="of:=[.D50]-[.B50]" office:value-type="float" office:value="44.6900000000001" calcext:value-type="float">
            <text:p>44.69</text:p>
          </table:table-cell>
          <table:table-cell table:formula="of:=([.B50]-[.D50])/[.D50]*100" office:value-type="float" office:value="-1.82408163265306" calcext:value-type="float">
            <text:p>-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(ooc) @5Ohm</text:p>
          </table:table-cell>
          <table:table-cell office:value-type="float" office:value="2403.62" calcext:value-type="float">
            <text:p>2'403.62</text:p>
          </table:table-cell>
          <table:table-cell office:value-type="float" office:value="2952.14" calcext:value-type="float">
            <text:p>2'952.14</text:p>
          </table:table-cell>
          <table:table-cell office:value-type="float" office:value="2450" calcext:value-type="float">
            <text:p>2450</text:p>
          </table:table-cell>
          <table:table-cell table:formula="of:=[.D51]-[.B51]" office:value-type="float" office:value="46.3800000000001" calcext:value-type="float">
            <text:p>46.38</text:p>
          </table:table-cell>
          <table:table-cell table:formula="of:=([.B51]-[.D51])/[.D51]*100" office:value-type="float" office:value="-1.8930612244898" calcext:value-type="float">
            <text:p>-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(3 mos) @5Ohm</text:p>
          </table:table-cell>
          <table:table-cell office:value-type="float" office:value="2159.33" calcext:value-type="float">
            <text:p>2'159.33</text:p>
          </table:table-cell>
          <table:table-cell office:value-type="float" office:value="2569.39" calcext:value-type="float">
            <text:p>2'569.39</text:p>
          </table:table-cell>
          <table:table-cell office:value-type="float" office:value="2450" calcext:value-type="float">
            <text:p>2450</text:p>
          </table:table-cell>
          <table:table-cell table:formula="of:=[.D52]-[.B52]" office:value-type="float" office:value="290.67" calcext:value-type="float">
            <text:p>290.67</text:p>
          </table:table-cell>
          <table:table-cell table:formula="of:=([.B52]-[.D52])/[.D52]*100" office:value-type="float" office:value="-11.8640816326531" calcext:value-type="float">
            <text:p>-1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(3 mos) @5Ohm</text:p>
          </table:table-cell>
          <table:table-cell office:value-type="float" office:value="2103.77" calcext:value-type="float">
            <text:p>2'103.77</text:p>
          </table:table-cell>
          <table:table-cell office:value-type="float" office:value="2498.81" calcext:value-type="float">
            <text:p>2'498.81</text:p>
          </table:table-cell>
          <table:table-cell office:value-type="float" office:value="2450" calcext:value-type="float">
            <text:p>2450</text:p>
          </table:table-cell>
          <table:table-cell table:formula="of:=[.D53]-[.B53]" office:value-type="float" office:value="346.23" calcext:value-type="float">
            <text:p>346.23</text:p>
          </table:table-cell>
          <table:table-cell table:formula="of:=([.B53]-[.D53])/[.D53]*100" office:value-type="float" office:value="-14.1318367346939" calcext:value-type="float">
            <text:p>-1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 AA (6 mos) @5Ohm</text:p>
          </table:table-cell>
          <table:table-cell office:value-type="float" office:value="2070.77" calcext:value-type="float">
            <text:p>2'070.77</text:p>
          </table:table-cell>
          <table:table-cell office:value-type="float" office:value="2432.95" calcext:value-type="float">
            <text:p>2'432.95</text:p>
          </table:table-cell>
          <table:table-cell office:value-type="float" office:value="2450" calcext:value-type="float">
            <text:p>2450</text:p>
          </table:table-cell>
          <table:table-cell table:formula="of:=[.D54]-[.B54]" office:value-type="float" office:value="379.23" calcext:value-type="float">
            <text:p>379.23</text:p>
          </table:table-cell>
          <table:table-cell table:formula="of:=([.B54]-[.D54])/[.D54]*100" office:value-type="float" office:value="-15.4787755102041" calcext:value-type="float">
            <text:p>-15.4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adda AA (6 mos) @5Ohm</text:p>
          </table:table-cell>
          <table:table-cell office:value-type="float" office:value="2043.47" calcext:value-type="float">
            <text:p>2'043.47</text:p>
          </table:table-cell>
          <table:table-cell office:value-type="float" office:value="2399.74" calcext:value-type="float">
            <text:p>2'399.74</text:p>
          </table:table-cell>
          <table:table-cell table:style-name="ce6" office:value-type="float" office:value="2450" calcext:value-type="float">
            <text:p>2450</text:p>
          </table:table-cell>
          <table:table-cell table:style-name="ce22" table:formula="of:=[.D55]-[.B55]" office:value-type="float" office:value="406.53" calcext:value-type="float">
            <text:p>406.53</text:p>
          </table:table-cell>
          <table:table-cell table:style-name="ce44" table:formula="of:=([.B55]-[.D55])/[.D55]*100" office:value-type="float" office:value="-16.5930612244898" calcext:value-type="float">
            <text:p>-16.59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Varta Endless AA @500mA (0.2C)</text:p>
          </table:table-cell>
          <table:table-cell table:style-name="ce14" office:value-type="float" office:value="2251.28" calcext:value-type="float">
            <text:p>2'251.28</text:p>
          </table:table-cell>
          <table:table-cell table:style-name="ce14" office:value-type="float" office:value="2592.73" calcext:value-type="float">
            <text:p>2'592.73</text:p>
          </table:table-cell>
          <table:table-cell table:style-name="ce7" office:value-type="float" office:value="2500" calcext:value-type="float">
            <text:p>2500</text:p>
          </table:table-cell>
          <table:table-cell table:style-name="ce23" table:formula="of:=[.D57]-[.B57]" office:value-type="float" office:value="248.72" calcext:value-type="float">
            <text:p>248.72</text:p>
          </table:table-cell>
          <table:table-cell table:style-name="ce46" table:formula="of:=([.B57]-[.D57])/[.D57]*100" office:value-type="float" office:value="-9.94879999999999" calcext:value-type="float">
            <text:p>-9.95</text:p>
          </table:table-cell>
          <table:table-cell office:value-type="currency" office:currency="CHF" office:value="5.23" calcext:value-type="currency">
            <text:p>CHF 5.23</text:p>
          </table:table-cell>
          <table:table-cell table:formula="of:=[.G57]/(SUM([.B57:.B60])/4)*100" office:value-type="currency" office:currency="CHF" office:value="0.233739621659127" calcext:value-type="currency">
            <text:p>CHF 0.23</text:p>
          </table:table-cell>
        </table:table-row>
        <table:table-row table:style-name="ro1">
          <table:table-cell office:value-type="string" calcext:value-type="string">
            <text:p>Varta Endless AA @500mA (0.2C)</text:p>
          </table:table-cell>
          <table:table-cell office:value-type="float" office:value="2227.67" calcext:value-type="float">
            <text:p>2'227.67</text:p>
          </table:table-cell>
          <table:table-cell office:value-type="float" office:value="2537.12" calcext:value-type="float">
            <text:p>2'537.12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58]-[.B58]" office:value-type="float" office:value="272.33" calcext:value-type="float">
            <text:p>272.33</text:p>
          </table:table-cell>
          <table:table-cell table:style-name="ce47" table:formula="of:=([.B58]-[.D58])/[.D58]*100" office:value-type="float" office:value="-10.8932" calcext:value-type="float">
            <text:p>-1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@500mA (0.2C)</text:p>
          </table:table-cell>
          <table:table-cell office:value-type="float" office:value="2245.99" calcext:value-type="float">
            <text:p>2'245.99</text:p>
          </table:table-cell>
          <table:table-cell office:value-type="float" office:value="2572.01" calcext:value-type="float">
            <text:p>2'572.01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59]-[.B59]" office:value-type="float" office:value="254.01" calcext:value-type="float">
            <text:p>254.01</text:p>
          </table:table-cell>
          <table:table-cell table:style-name="ce47" table:formula="of:=([.B59]-[.D59])/[.D59]*100" office:value-type="float" office:value="-10.1604" calcext:value-type="float">
            <text:p>-1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@500mA (0.2C)</text:p>
          </table:table-cell>
          <table:table-cell office:value-type="float" office:value="2225.19" calcext:value-type="float">
            <text:p>2'225.19</text:p>
          </table:table-cell>
          <table:table-cell office:value-type="float" office:value="2546.91" calcext:value-type="float">
            <text:p>2'546.91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0]-[.B60]" office:value-type="float" office:value="274.81" calcext:value-type="float">
            <text:p>274.81</text:p>
          </table:table-cell>
          <table:table-cell table:style-name="ce47" table:formula="of:=([.B60]-[.D60])/[.D60]*100" office:value-type="float" office:value="-10.9924" calcext:value-type="float">
            <text:p>-1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(ooc) @500mA (0.2C)</text:p>
          </table:table-cell>
          <table:table-cell office:value-type="float" office:value="2382.2" calcext:value-type="float">
            <text:p>2'382.20</text:p>
          </table:table-cell>
          <table:table-cell office:value-type="float" office:value="2779.05" calcext:value-type="float">
            <text:p>2'779.05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1]-[.B61]" office:value-type="float" office:value="117.8" calcext:value-type="float">
            <text:p>117.80</text:p>
          </table:table-cell>
          <table:table-cell table:style-name="ce47" table:formula="of:=([.B61]-[.D61])/[.D61]*100" office:value-type="float" office:value="-4.71200000000001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(ooc) @500mA (0.2C)</text:p>
          </table:table-cell>
          <table:table-cell office:value-type="float" office:value="2379.25" calcext:value-type="float">
            <text:p>2'379.25</text:p>
          </table:table-cell>
          <table:table-cell office:value-type="float" office:value="2765.15" calcext:value-type="float">
            <text:p>2'765.15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2]-[.B62]" office:value-type="float" office:value="120.75" calcext:value-type="float">
            <text:p>120.75</text:p>
          </table:table-cell>
          <table:table-cell table:style-name="ce47" table:formula="of:=([.B62]-[.D62])/[.D62]*100" office:value-type="float" office:value="-4.83" calcext:value-type="float">
            <text:p>-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(3 mos) @500mA (0.2C)</text:p>
          </table:table-cell>
          <table:table-cell office:value-type="float" office:value="1960.51" calcext:value-type="float">
            <text:p>1'960.51</text:p>
          </table:table-cell>
          <table:table-cell office:value-type="float" office:value="2195.19" calcext:value-type="float">
            <text:p>2'195.19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3]-[.B63]" office:value-type="float" office:value="539.49" calcext:value-type="float">
            <text:p>539.49</text:p>
          </table:table-cell>
          <table:table-cell table:style-name="ce47" table:formula="of:=([.B63]-[.D63])/[.D63]*100" office:value-type="float" office:value="-21.5796" calcext:value-type="float">
            <text:p>-2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(3 mos) @500mA (0.2C)</text:p>
          </table:table-cell>
          <table:table-cell office:value-type="float" office:value="1932.35" calcext:value-type="float">
            <text:p>1'932.35</text:p>
          </table:table-cell>
          <table:table-cell office:value-type="float" office:value="2157.82" calcext:value-type="float">
            <text:p>2'157.82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4]-[.B64]" office:value-type="float" office:value="567.65" calcext:value-type="float">
            <text:p>567.65</text:p>
          </table:table-cell>
          <table:table-cell table:style-name="ce47" table:formula="of:=([.B64]-[.D64])/[.D64]*100" office:value-type="float" office:value="-22.706" calcext:value-type="float">
            <text:p>-2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a Endless AA (6 mos) @500mA (0.2C)</text:p>
          </table:table-cell>
          <table:table-cell office:value-type="float" office:value="1899.03" calcext:value-type="float">
            <text:p>1'899.03</text:p>
          </table:table-cell>
          <table:table-cell office:value-type="float" office:value="2113.58" calcext:value-type="float">
            <text:p>2'113.58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65]-[.B65]" office:value-type="float" office:value="600.97" calcext:value-type="float">
            <text:p>600.97</text:p>
          </table:table-cell>
          <table:table-cell table:style-name="ce47" table:formula="of:=([.B65]-[.D65])/[.D65]*100" office:value-type="float" office:value="-24.0388" calcext:value-type="float">
            <text:p>-24.0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Varta Endless AA (6 mos) @500mA (0.2C)</text:p>
          </table:table-cell>
          <table:table-cell office:value-type="float" office:value="1911.89" calcext:value-type="float">
            <text:p>1'911.89</text:p>
          </table:table-cell>
          <table:table-cell office:value-type="float" office:value="2123.33" calcext:value-type="float">
            <text:p>2'123.33</text:p>
          </table:table-cell>
          <table:table-cell table:style-name="ce6" office:value-type="float" office:value="2500" calcext:value-type="float">
            <text:p>2500</text:p>
          </table:table-cell>
          <table:table-cell table:style-name="ce22" table:formula="of:=[.D66]-[.B66]" office:value-type="float" office:value="588.11" calcext:value-type="float">
            <text:p>588.11</text:p>
          </table:table-cell>
          <table:table-cell table:style-name="ce44" table:formula="of:=([.B66]-[.D66])/[.D66]*100" office:value-type="float" office:value="-23.5244" calcext:value-type="float">
            <text:p>-23.52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office:value-type="string" calcext:value-type="string">
            <text:p>Energizer Extreme AA @460mA (0.2C)</text:p>
          </table:table-cell>
          <table:table-cell office:value-type="float" office:value="2012.1" calcext:value-type="float">
            <text:p>2'012.10</text:p>
          </table:table-cell>
          <table:table-cell office:value-type="float" office:value="2333.02" calcext:value-type="float">
            <text:p>2'333.02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68]-[.B68]" office:value-type="float" office:value="287.9" calcext:value-type="float">
            <text:p>287.90</text:p>
          </table:table-cell>
          <table:table-cell table:style-name="ce47" table:formula="of:=([.B68]-[.D68])/[.D68]*100" office:value-type="float" office:value="-12.5173913043478" calcext:value-type="float">
            <text:p>-12.52</text:p>
          </table:table-cell>
          <table:table-cell office:value-type="currency" office:currency="CHF" office:value="5.5" calcext:value-type="currency">
            <text:p>CHF 5.50</text:p>
          </table:table-cell>
          <table:table-cell table:formula="of:=[.G68]/(SUM([.B68:.B71])/4)*100" office:value-type="currency" office:currency="CHF" office:value="0.274207198437518" calcext:value-type="currency">
            <text:p>CHF 0.27</text:p>
          </table:table-cell>
        </table:table-row>
        <table:table-row table:style-name="ro1">
          <table:table-cell office:value-type="string" calcext:value-type="string">
            <text:p>Energizer Extreme AA @460mA (0.2C)</text:p>
          </table:table-cell>
          <table:table-cell office:value-type="float" office:value="2005.41" calcext:value-type="float">
            <text:p>2'005.41</text:p>
          </table:table-cell>
          <table:table-cell office:value-type="float" office:value="2323.64" calcext:value-type="float">
            <text:p>2'323.64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69]-[.B69]" office:value-type="float" office:value="294.59" calcext:value-type="float">
            <text:p>294.59</text:p>
          </table:table-cell>
          <table:table-cell table:style-name="ce47" table:formula="of:=([.B69]-[.D69])/[.D69]*100" office:value-type="float" office:value="-12.8082608695652" calcext:value-type="float">
            <text:p>-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@460mA (0.2C)</text:p>
          </table:table-cell>
          <table:table-cell office:value-type="float" office:value="2014.08" calcext:value-type="float">
            <text:p>2'014.08</text:p>
          </table:table-cell>
          <table:table-cell office:value-type="float" office:value="2338.25" calcext:value-type="float">
            <text:p>2'338.25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0]-[.B70]" office:value-type="float" office:value="285.92" calcext:value-type="float">
            <text:p>285.92</text:p>
          </table:table-cell>
          <table:table-cell table:style-name="ce47" table:formula="of:=([.B70]-[.D70])/[.D70]*100" office:value-type="float" office:value="-12.4313043478261" calcext:value-type="float">
            <text:p>-1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@460mA (0.2C)</text:p>
          </table:table-cell>
          <table:table-cell office:value-type="float" office:value="1991.54" calcext:value-type="float">
            <text:p>1'991.54</text:p>
          </table:table-cell>
          <table:table-cell office:value-type="float" office:value="2303.52" calcext:value-type="float">
            <text:p>2'303.52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1]-[.B71]" office:value-type="float" office:value="308.46" calcext:value-type="float">
            <text:p>308.46</text:p>
          </table:table-cell>
          <table:table-cell table:style-name="ce47" table:formula="of:=([.B71]-[.D71])/[.D71]*100" office:value-type="float" office:value="-13.4113043478261" calcext:value-type="float">
            <text:p>-13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ooc) @460mA (0.2C)</text:p>
          </table:table-cell>
          <table:table-cell office:value-type="float" office:value="2120.89" calcext:value-type="float">
            <text:p>2'120.89</text:p>
          </table:table-cell>
          <table:table-cell office:value-type="float" office:value="2489.43" calcext:value-type="float">
            <text:p>2'489.43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2]-[.B72]" office:value-type="float" office:value="179.11" calcext:value-type="float">
            <text:p>179.11</text:p>
          </table:table-cell>
          <table:table-cell table:style-name="ce47" table:formula="of:=([.B72]-[.D72])/[.D72]*100" office:value-type="float" office:value="-7.78739130434783" calcext:value-type="float">
            <text:p>-7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ooc) @460mA (0.2C)</text:p>
          </table:table-cell>
          <table:table-cell office:value-type="float" office:value="2134.65" calcext:value-type="float">
            <text:p>2'134.65</text:p>
          </table:table-cell>
          <table:table-cell office:value-type="float" office:value="2508.09" calcext:value-type="float">
            <text:p>2'508.09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3]-[.B73]" office:value-type="float" office:value="165.35" calcext:value-type="float">
            <text:p>165.35</text:p>
          </table:table-cell>
          <table:table-cell table:style-name="ce47" table:formula="of:=([.B73]-[.D73])/[.D73]*100" office:value-type="float" office:value="-7.18913043478261" calcext:value-type="float">
            <text:p>-7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3 mos) @460mA (0.2C)</text:p>
          </table:table-cell>
          <table:table-cell office:value-type="float" office:value="1791.28" calcext:value-type="float">
            <text:p>1'791.28</text:p>
          </table:table-cell>
          <table:table-cell office:value-type="float" office:value="2022.39" calcext:value-type="float">
            <text:p>2'022.39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4]-[.B74]" office:value-type="float" office:value="508.72" calcext:value-type="float">
            <text:p>508.72</text:p>
          </table:table-cell>
          <table:table-cell table:style-name="ce47" table:formula="of:=([.B74]-[.D74])/[.D74]*100" office:value-type="float" office:value="-22.1182608695652" calcext:value-type="float">
            <text:p>-2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3 mos) @460mA (0.2C)</text:p>
          </table:table-cell>
          <table:table-cell office:value-type="float" office:value="1768.27" calcext:value-type="float">
            <text:p>1'768.27</text:p>
          </table:table-cell>
          <table:table-cell office:value-type="float" office:value="1997.62" calcext:value-type="float">
            <text:p>1'997.62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5]-[.B75]" office:value-type="float" office:value="531.73" calcext:value-type="float">
            <text:p>531.73</text:p>
          </table:table-cell>
          <table:table-cell table:style-name="ce47" table:formula="of:=([.B75]-[.D75])/[.D75]*100" office:value-type="float" office:value="-23.1186956521739" calcext:value-type="float">
            <text:p>-2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6 mos) @460mA (0.2C)</text:p>
          </table:table-cell>
          <table:table-cell office:value-type="float" office:value="1718.66" calcext:value-type="float">
            <text:p>1'718.66</text:p>
          </table:table-cell>
          <table:table-cell office:value-type="float" office:value="1934.07" calcext:value-type="float">
            <text:p>1'934.07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6]-[.B76]" office:value-type="float" office:value="581.34" calcext:value-type="float">
            <text:p>581.34</text:p>
          </table:table-cell>
          <table:table-cell table:style-name="ce47" table:formula="of:=([.B76]-[.D76])/[.D76]*100" office:value-type="float" office:value="-25.275652173913" calcext:value-type="float">
            <text:p>-25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zer Extreme AA (6 mos) @460mA (0.2C)</text:p>
          </table:table-cell>
          <table:table-cell office:value-type="float" office:value="1709.95" calcext:value-type="float">
            <text:p>1'709.95</text:p>
          </table:table-cell>
          <table:table-cell office:value-type="float" office:value="1914.75" calcext:value-type="float">
            <text:p>1'914.75</text:p>
          </table:table-cell>
          <table:table-cell office:value-type="float" office:value="2300" calcext:value-type="float">
            <text:p>2300</text:p>
          </table:table-cell>
          <table:table-cell table:style-name="ce38" table:formula="of:=[.D77]-[.B77]" office:value-type="float" office:value="590.05" calcext:value-type="float">
            <text:p>590.05</text:p>
          </table:table-cell>
          <table:table-cell table:style-name="ce47" table:formula="of:=([.B77]-[.D77])/[.D77]*100" office:value-type="float" office:value="-25.654347826087" calcext:value-type="float">
            <text:p>-25.65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Duracell AA @500mA (0.2C)</text:p>
          </table:table-cell>
          <table:table-cell office:value-type="float" office:value="2277.8" calcext:value-type="float">
            <text:p>2'277.80</text:p>
          </table:table-cell>
          <table:table-cell office:value-type="float" office:value="2634.89" calcext:value-type="float">
            <text:p>2'634.89</text:p>
          </table:table-cell>
          <table:table-cell table:style-name="ce7" office:value-type="float" office:value="2500" calcext:value-type="float">
            <text:p>2500</text:p>
          </table:table-cell>
          <table:table-cell table:style-name="ce23" table:formula="of:=[.D79]-[.B79]" office:value-type="float" office:value="222.2" calcext:value-type="float">
            <text:p>222.20</text:p>
          </table:table-cell>
          <table:table-cell table:style-name="ce46" table:formula="of:=([.B79]-[.D79])/[.D79]*100" office:value-type="float" office:value="-8.88799999999999" calcext:value-type="float">
            <text:p>-8.89</text:p>
          </table:table-cell>
          <table:table-cell office:value-type="currency" office:currency="CHF" office:value="5.38" calcext:value-type="currency">
            <text:p>CHF 5.38</text:p>
          </table:table-cell>
          <table:table-cell table:formula="of:=[.G79]/(SUM([.B79:.B82])/4)*100" office:value-type="currency" office:currency="CHF" office:value="0.236672594479326" calcext:value-type="currency">
            <text:p>CHF 0.24</text:p>
          </table:table-cell>
        </table:table-row>
        <table:table-row table:style-name="ro1">
          <table:table-cell office:value-type="string" calcext:value-type="string">
            <text:p>Duracell AA @500mA (0.2C)</text:p>
          </table:table-cell>
          <table:table-cell office:value-type="float" office:value="2239.52" calcext:value-type="float">
            <text:p>2'239.52</text:p>
          </table:table-cell>
          <table:table-cell office:value-type="float" office:value="2581.08" calcext:value-type="float">
            <text:p>2'581.08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0]-[.B80]" office:value-type="float" office:value="260.48" calcext:value-type="float">
            <text:p>260.48</text:p>
          </table:table-cell>
          <table:table-cell table:style-name="ce47" table:formula="of:=([.B80]-[.D80])/[.D80]*100" office:value-type="float" office:value="-10.4192" calcext:value-type="float">
            <text:p>-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@500mA (0.2C)</text:p>
          </table:table-cell>
          <table:table-cell office:value-type="float" office:value="2273.98" calcext:value-type="float">
            <text:p>2'273.98</text:p>
          </table:table-cell>
          <table:table-cell office:value-type="float" office:value="2615.07" calcext:value-type="float">
            <text:p>2'615.07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1]-[.B81]" office:value-type="float" office:value="226.02" calcext:value-type="float">
            <text:p>226.02</text:p>
          </table:table-cell>
          <table:table-cell table:style-name="ce47" table:formula="of:=([.B81]-[.D81])/[.D81]*100" office:value-type="float" office:value="-9.0408" calcext:value-type="float">
            <text:p>-9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@500mA (0.2C)</text:p>
          </table:table-cell>
          <table:table-cell office:value-type="float" office:value="2301.43" calcext:value-type="float">
            <text:p>2'301.43</text:p>
          </table:table-cell>
          <table:table-cell office:value-type="float" office:value="2656.13" calcext:value-type="float">
            <text:p>2'656.13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2]-[.B82]" office:value-type="float" office:value="198.57" calcext:value-type="float">
            <text:p>198.57</text:p>
          </table:table-cell>
          <table:table-cell table:style-name="ce47" table:formula="of:=([.B82]-[.D82])/[.D82]*100" office:value-type="float" office:value="-7.94280000000001" calcext:value-type="float">
            <text:p>-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(ooc) @500mA (0.2C)</text:p>
          </table:table-cell>
          <table:table-cell office:value-type="float" office:value="2359.16" calcext:value-type="float">
            <text:p>2'359.16</text:p>
          </table:table-cell>
          <table:table-cell office:value-type="float" office:value="2760.58" calcext:value-type="float">
            <text:p>2'760.58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3]-[.B83]" office:value-type="float" office:value="140.84" calcext:value-type="float">
            <text:p>140.84</text:p>
          </table:table-cell>
          <table:table-cell table:style-name="ce47" table:formula="of:=([.B83]-[.D83])/[.D83]*100" office:value-type="float" office:value="-5.63360000000001" calcext:value-type="float">
            <text:p>-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(ooc) @500mA (0.2C)</text:p>
          </table:table-cell>
          <table:table-cell office:value-type="float" office:value="2330.43" calcext:value-type="float">
            <text:p>2'330.43</text:p>
          </table:table-cell>
          <table:table-cell office:value-type="float" office:value="2727.1" calcext:value-type="float">
            <text:p>2'727.10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4]-[.B84]" office:value-type="float" office:value="169.57" calcext:value-type="float">
            <text:p>169.57</text:p>
          </table:table-cell>
          <table:table-cell table:style-name="ce47" table:formula="of:=([.B84]-[.D84])/[.D84]*100" office:value-type="float" office:value="-6.78280000000001" calcext:value-type="float">
            <text:p>-6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(3 mos) @500mA (0.2C)</text:p>
          </table:table-cell>
          <table:table-cell office:value-type="float" office:value="1980.94" calcext:value-type="float">
            <text:p>1'980.94</text:p>
          </table:table-cell>
          <table:table-cell office:value-type="float" office:value="2224.57" calcext:value-type="float">
            <text:p>2'224.57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5]-[.B85]" office:value-type="float" office:value="519.06" calcext:value-type="float">
            <text:p>519.06</text:p>
          </table:table-cell>
          <table:table-cell table:style-name="ce47" table:formula="of:=([.B85]-[.D85])/[.D85]*100" office:value-type="float" office:value="-20.7624" calcext:value-type="float">
            <text:p>-2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(3 mos) @500mA (0.2C)</text:p>
          </table:table-cell>
          <table:table-cell office:value-type="float" office:value="1977.05" calcext:value-type="float">
            <text:p>1'977.05</text:p>
          </table:table-cell>
          <table:table-cell office:value-type="float" office:value="2218.79" calcext:value-type="float">
            <text:p>2'218.79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6]-[.B86]" office:value-type="float" office:value="522.95" calcext:value-type="float">
            <text:p>522.95</text:p>
          </table:table-cell>
          <table:table-cell table:style-name="ce47" table:formula="of:=([.B86]-[.D86])/[.D86]*100" office:value-type="float" office:value="-20.918" calcext:value-type="float">
            <text:p>-2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cell AA (6 mos) @500mA (0.2C)</text:p>
          </table:table-cell>
          <table:table-cell office:value-type="float" office:value="1956.59" calcext:value-type="float">
            <text:p>1'956.59</text:p>
          </table:table-cell>
          <table:table-cell office:value-type="float" office:value="2192.69" calcext:value-type="float">
            <text:p>2'192.69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87]-[.B87]" office:value-type="float" office:value="543.41" calcext:value-type="float">
            <text:p>543.41</text:p>
          </table:table-cell>
          <table:table-cell table:style-name="ce47" table:formula="of:=([.B87]-[.D87])/[.D87]*100" office:value-type="float" office:value="-21.7364" calcext:value-type="float">
            <text:p>-21.7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uracell AA (6 mos) @500mA (0.2C)</text:p>
          </table:table-cell>
          <table:table-cell office:value-type="float" office:value="2009.78" calcext:value-type="float">
            <text:p>2'009.78</text:p>
          </table:table-cell>
          <table:table-cell office:value-type="float" office:value="2262.38" calcext:value-type="float">
            <text:p>2'262.38</text:p>
          </table:table-cell>
          <table:table-cell table:style-name="ce6" office:value-type="float" office:value="2500" calcext:value-type="float">
            <text:p>2500</text:p>
          </table:table-cell>
          <table:table-cell table:style-name="ce22" table:formula="of:=[.D88]-[.B88]" office:value-type="float" office:value="490.22" calcext:value-type="float">
            <text:p>490.22</text:p>
          </table:table-cell>
          <table:table-cell table:style-name="ce44" table:formula="of:=([.B88]-[.D88])/[.D88]*100" office:value-type="float" office:value="-19.6088" calcext:value-type="float">
            <text:p>-19.61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/>
          <table:table-cell table:style-name="ce53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MPower AA @500mA (0.2C)</text:p>
          </table:table-cell>
          <table:table-cell office:value-type="float" office:value="2411.53" calcext:value-type="float">
            <text:p>2'411.53</text:p>
          </table:table-cell>
          <table:table-cell office:value-type="float" office:value="2760.46" calcext:value-type="float">
            <text:p>2'760.46</text:p>
          </table:table-cell>
          <table:table-cell table:style-name="ce7" office:value-type="float" office:value="2500" calcext:value-type="float">
            <text:p>2500</text:p>
          </table:table-cell>
          <table:table-cell table:style-name="ce23" table:formula="of:=[.D90]-[.B90]" office:value-type="float" office:value="88.4699999999998" calcext:value-type="float">
            <text:p>88.47</text:p>
          </table:table-cell>
          <table:table-cell table:style-name="ce46" table:formula="of:=([.B90]-[.D90])/[.D90]*100" office:value-type="float" office:value="-3.53879999999999" calcext:value-type="float">
            <text:p>-3.54</text:p>
          </table:table-cell>
          <table:table-cell office:value-type="currency" office:currency="CHF" office:value="5.73" calcext:value-type="currency">
            <text:p>CHF 5.73</text:p>
          </table:table-cell>
          <table:table-cell table:formula="of:=[.G90]/(SUM([.B90:.B93])/4)*100" office:value-type="currency" office:currency="CHF" office:value="0.236913182482069" calcext:value-type="currency">
            <text:p>CHF 0.24</text:p>
          </table:table-cell>
        </table:table-row>
        <table:table-row table:style-name="ro1">
          <table:table-cell office:value-type="string" calcext:value-type="string">
            <text:p>MPower AA @500mA (0.2C)</text:p>
          </table:table-cell>
          <table:table-cell office:value-type="float" office:value="2425.37" calcext:value-type="float">
            <text:p>2'425.37</text:p>
          </table:table-cell>
          <table:table-cell office:value-type="float" office:value="2791.04" calcext:value-type="float">
            <text:p>2'791.04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91]-[.B91]" office:value-type="float" office:value="74.6300000000001" calcext:value-type="float">
            <text:p>74.63</text:p>
          </table:table-cell>
          <table:table-cell table:style-name="ce47" table:formula="of:=([.B91]-[.D91])/[.D91]*100" office:value-type="float" office:value="-2.9852" calcext:value-type="float">
            <text:p>-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@500mA (0.2C)</text:p>
          </table:table-cell>
          <table:table-cell office:value-type="float" office:value="2420.91" calcext:value-type="float">
            <text:p>2'420.91</text:p>
          </table:table-cell>
          <table:table-cell office:value-type="float" office:value="2790.35" calcext:value-type="float">
            <text:p>2'790.35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92]-[.B92]" office:value-type="float" office:value="79.0900000000002" calcext:value-type="float">
            <text:p>79.09</text:p>
          </table:table-cell>
          <table:table-cell table:style-name="ce47" table:formula="of:=([.B92]-[.D92])/[.D92]*100" office:value-type="float" office:value="-3.16360000000001" calcext:value-type="float">
            <text:p>-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@500mA (0.2C)</text:p>
          </table:table-cell>
          <table:table-cell office:value-type="float" office:value="2416.62" calcext:value-type="float">
            <text:p>2'416.62</text:p>
          </table:table-cell>
          <table:table-cell office:value-type="float" office:value="2770.82" calcext:value-type="float">
            <text:p>2'770.82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93]-[.B93]" office:value-type="float" office:value="83.3800000000001" calcext:value-type="float">
            <text:p>83.38</text:p>
          </table:table-cell>
          <table:table-cell table:style-name="ce47" table:formula="of:=([.B93]-[.D93])/[.D93]*100" office:value-type="float" office:value="-3.3352" calcext:value-type="float">
            <text:p>-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(ooc) @500mA (0.2C)</text:p>
          </table:table-cell>
          <table:table-cell office:value-type="float" office:value="2514.95" calcext:value-type="float">
            <text:p>2'514.95</text:p>
          </table:table-cell>
          <table:table-cell office:value-type="float" office:value="2924.88" calcext:value-type="float">
            <text:p>2'924.88</text:p>
          </table:table-cell>
          <table:table-cell office:value-type="float" office:value="2500" calcext:value-type="float">
            <text:p>2500</text:p>
          </table:table-cell>
          <table:table-cell table:style-name="ce38" table:formula="of:=[.B94]-[.D94]" office:value-type="float" office:value="14.9499999999998" calcext:value-type="float">
            <text:p>14.95</text:p>
          </table:table-cell>
          <table:table-cell table:style-name="ce47" table:formula="of:=([.B94]-[.D94])/[.D94]*100" office:value-type="float" office:value="0.597999999999993" calcext:value-type="float">
            <text:p>+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(ooc) @500mA (0.2C)</text:p>
          </table:table-cell>
          <table:table-cell office:value-type="float" office:value="2500.78" calcext:value-type="float">
            <text:p>2'500.78</text:p>
          </table:table-cell>
          <table:table-cell office:value-type="float" office:value="2903.08" calcext:value-type="float">
            <text:p>2'903.08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B95]-[.D95]" office:value-type="float" office:value="0.7800000000002" calcext:value-type="float">
            <text:p>0.78</text:p>
          </table:table-cell>
          <table:table-cell table:style-name="ce47" table:formula="of:=([.B95]-[.D95])/[.D95]*100" office:value-type="float" office:value="0.031200000000008" calcext:value-type="float">
            <text:p>+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(3 mos) @500mA (0.2C)</text:p>
          </table:table-cell>
          <table:table-cell office:value-type="float" office:value="2004.95" calcext:value-type="float">
            <text:p>2'004.95</text:p>
          </table:table-cell>
          <table:table-cell office:value-type="float" office:value="2247.34" calcext:value-type="float">
            <text:p>2'247.34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96]-[.B96]" office:value-type="float" office:value="495.05" calcext:value-type="float">
            <text:p>495.05</text:p>
          </table:table-cell>
          <table:table-cell table:style-name="ce47" table:formula="of:=([.B96]-[.D96])/[.D96]*100" office:value-type="float" office:value="-19.802" calcext:value-type="float">
            <text:p>-19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(3 mos) @500mA (0.2C)</text:p>
          </table:table-cell>
          <table:table-cell office:value-type="float" office:value="1889.09" calcext:value-type="float">
            <text:p>1'889.09</text:p>
          </table:table-cell>
          <table:table-cell office:value-type="float" office:value="2114.71" calcext:value-type="float">
            <text:p>2'114.71</text:p>
          </table:table-cell>
          <table:table-cell table:style-name="ce26" office:value-type="float" office:value="2500" calcext:value-type="float">
            <text:p>2500</text:p>
          </table:table-cell>
          <table:table-cell table:style-name="ce38" table:formula="of:=[.D97]-[.B97]" office:value-type="float" office:value="610.91" calcext:value-type="float">
            <text:p>610.91</text:p>
          </table:table-cell>
          <table:table-cell table:style-name="ce47" table:formula="of:=([.B97]-[.D97])/[.D97]*100" office:value-type="float" office:value="-24.4364" calcext:value-type="float">
            <text:p>-2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wer AA (6 mos) @500mA (0.2C)</text:p>
          </table:table-cell>
          <table:table-cell office:value-type="float" office:value="1565.81" calcext:value-type="float">
            <text:p>1'565.81</text:p>
          </table:table-cell>
          <table:table-cell office:value-type="float" office:value="1738.92" calcext:value-type="float">
            <text:p>1'738.92</text:p>
          </table:table-cell>
          <table:table-cell office:value-type="float" office:value="2500" calcext:value-type="float">
            <text:p>2500</text:p>
          </table:table-cell>
          <table:table-cell table:style-name="ce38" table:formula="of:=[.D98]-[.B98]" office:value-type="float" office:value="934.19" calcext:value-type="float">
            <text:p>934.19</text:p>
          </table:table-cell>
          <table:table-cell table:style-name="ce47" table:formula="of:=([.B98]-[.D98])/[.D98]*100" office:value-type="float" office:value="-37.3676" calcext:value-type="float">
            <text:p>-37.3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Power AA (6 mos) @500mA (0.2C)</text:p>
          </table:table-cell>
          <table:table-cell office:value-type="float" office:value="1240.56" calcext:value-type="float">
            <text:p>1'240.56</text:p>
          </table:table-cell>
          <table:table-cell office:value-type="float" office:value="1361.8" calcext:value-type="float">
            <text:p>1'361.80</text:p>
          </table:table-cell>
          <table:table-cell table:style-name="ce6" office:value-type="float" office:value="2500" calcext:value-type="float">
            <text:p>2500</text:p>
          </table:table-cell>
          <table:table-cell table:style-name="ce22" table:formula="of:=[.D99]-[.B99]" office:value-type="float" office:value="1259.44" calcext:value-type="float">
            <text:p>1259.44</text:p>
          </table:table-cell>
          <table:table-cell table:style-name="ce44" table:formula="of:=([.B99]-[.D99])/[.D99]*100" office:value-type="float" office:value="-50.3776" calcext:value-type="float">
            <text:p>-50.38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4" table:number-columns-repeated="2"/>
          <table:table-cell table:style-name="ce7"/>
          <table:table-cell table:style-name="ce23"/>
          <table:table-cell table:style-name="ce46"/>
          <table:table-cell table:style-name="ce6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* This test was done with a commercial testing devive as a comparisson to my tester. Since it only measures mAh the mWh value is calculated based on the nominal NiMh votage.</text:p>
          </table:table-cell>
          <table:table-cell table:number-columns-repeated="7"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iMh AAA" table:style-name="ta1">
        <table:shapes>
          <draw:frame draw:z-index="0" draw:style-name="gr2" draw:text-style-name="P3" svg:width="63.41cm" svg:height="19.738cm" svg:x="27.926cm" svg:y="0.423cm">
            <draw:object draw:notify-on-update-of-ranges="'NiMh AAA'.A2:'NiMh AAA'.A99 'NiMh AAA'.B1:'NiMh AAA'.B1 'NiMh AAA'.B2:'NiMh AAA'.B99 'NiMh AAA'.E1:'NiMh AAA'.E1 'NiMh AAA'.E2:'NiMh AAA'.E99" xlink:href="./Object 1" xlink:type="simple" xlink:show="embed" xlink:actuate="onLoad">
              <loext:p text:style-name="P2">&gt;</loext:p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581cm" svg:height="13.837cm" svg:x="27.907cm" svg:y="20.744cm">
            <draw:object draw:notify-on-update-of-ranges="'NiMh AAA'.A8:'NiMh AAA'.A12 'NiMh AAA'.A19:'NiMh AAA'.A23 'NiMh AAA'.A30:'NiMh AAA'.A34 'NiMh AAA'.A41:'NiMh AAA'.A45 'NiMh AAA'.A52:'NiMh AAA'.A56 'NiMh AAA'.A63:'NiMh AAA'.A67 'NiMh AAA'.A74:'NiMh AAA'.A78 'NiMh AAA'.A85:'NiMh AAA'.A89 'NiMh AAA'.A96:'NiMh AAA'.A99 'NiMh AAA'.F8:'NiMh AAA'.F12 'NiMh AAA'.F19:'NiMh AAA'.F23 'NiMh AAA'.F30:'NiMh AAA'.F34 'NiMh AAA'.F41:'NiMh AAA'.F45 'NiMh AAA'.F52:'NiMh AAA'.F56 'NiMh AAA'.F63:'NiMh AAA'.F67 'NiMh AAA'.F74:'NiMh AAA'.F78 'NiMh AAA'.F85:'NiMh AAA'.F89 'NiMh AAA'.F96:'NiMh AAA'.F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1.956cm" svg:height="13.871cm" svg:x="59.955cm" svg:y="20.71cm">
            <draw:object draw:notify-on-update-of-ranges="'NiMh AAA'.A2:'NiMh AAA'.A2 'NiMh AAA'.A13:'NiMh AAA'.A13 'NiMh AAA'.A24:'NiMh AAA'.A24 'NiMh AAA'.A35:'NiMh AAA'.A35 'NiMh AAA'.A46:'NiMh AAA'.A46 'NiMh AAA'.A57:'NiMh AAA'.A57 'NiMh AAA'.A68:'NiMh AAA'.A68 'NiMh AAA'.A79:'NiMh AAA'.A79 'NiMh AAA'.A90:'NiMh AAA'.A90 'NiMh AAA'.H2:'NiMh AAA'.H2 'NiMh AAA'.H13:'NiMh AAA'.H13 'NiMh AAA'.H24:'NiMh AAA'.H24 'NiMh AAA'.H35:'NiMh AAA'.H35 'NiMh AAA'.H46:'NiMh AAA'.H46 'NiMh AAA'.H57:'NiMh AAA'.H57 'NiMh AAA'.H68:'NiMh AAA'.H68 'NiMh AAA'.H79:'NiMh AAA'.H79 'NiMh AAA'.H90:'NiMh AAA'.H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57"/>
        <table:table-column table:style-name="co8" table:default-cell-style-name="ce57"/>
        <table:table-row table:style-name="ro1">
          <table:table-cell table:style-name="ce2" office:value-type="string" calcext:value-type="string">
            <text:p>Battery (Note) @Discharge/Resistor</text:p>
          </table:table-cell>
          <table:table-cell table:style-name="ce5" office:value-type="string" calcext:value-type="string">
            <text:p>Capacity (mAh)</text:p>
          </table:table-cell>
          <table:table-cell table:style-name="ce5" office:value-type="string" calcext:value-type="string">
            <text:p>Energy (mWh)</text:p>
          </table:table-cell>
          <table:table-cell table:style-name="ce3" office:value-type="string" calcext:value-type="string">
            <text:p>Advertised (mAh)</text:p>
          </table:table-cell>
          <table:table-cell table:style-name="ce8" office:value-type="string" calcext:value-type="string">
            <text:p>Deviation (mAh)</text:p>
          </table:table-cell>
          <table:table-cell table:style-name="ce8" office:value-type="string" calcext:value-type="string">
            <text:p>Deviation (%)</text:p>
          </table:table-cell>
          <table:table-cell table:style-name="ce56" office:value-type="string" calcext:value-type="string">
            <text:p>Price/Cell</text:p>
          </table:table-cell>
          <table:table-cell table:style-name="ce3" office:value-type="string" calcext:value-type="string">
            <text:p>Price/100mAh (measured)</text:p>
          </table:table-cell>
        </table:table-row>
        <table:table-row table:style-name="ro1">
          <table:table-cell table:style-name="ce7" office:value-type="string" calcext:value-type="string">
            <text:p>Conrad AAA @10Ohm</text:p>
          </table:table-cell>
          <table:table-cell table:style-name="ce14" office:value-type="float" office:value="936.33" calcext:value-type="float">
            <text:p>936.33</text:p>
          </table:table-cell>
          <table:table-cell table:style-name="ce14" office:value-type="float" office:value="1110.08" calcext:value-type="float">
            <text:p>1'110.08</text:p>
          </table:table-cell>
          <table:table-cell table:style-name="ce7" office:value-type="float" office:value="1100" calcext:value-type="float">
            <text:p>1100</text:p>
          </table:table-cell>
          <table:table-cell table:style-name="ce23" table:formula="of:=[.D2]-[.B2]" office:value-type="float" office:value="163.67" calcext:value-type="float">
            <text:p>163.67</text:p>
          </table:table-cell>
          <table:table-cell table:style-name="ce23" table:formula="of:=([.B2]-[.D2])/[.D2]*100" office:value-type="float" office:value="-14.8790909090909" calcext:value-type="float">
            <text:p>-14.88</text:p>
          </table:table-cell>
          <table:table-cell office:value-type="currency" office:currency="CHF" office:value="2.99" calcext:value-type="currency">
            <text:p>CHF 2.99</text:p>
          </table:table-cell>
          <table:table-cell table:formula="of:=[.G2]/(SUM([.B2:.B5])/4)*100" office:value-type="currency" office:currency="CHF" office:value="0.323165508837064" calcext:value-type="currency">
            <text:p>CHF 0.32</text:p>
          </table:table-cell>
        </table:table-row>
        <table:table-row table:style-name="ro1">
          <table:table-cell table:style-name="ce26" office:value-type="string" calcext:value-type="string">
            <text:p>Conrad AAA @10Ohm</text:p>
          </table:table-cell>
          <table:table-cell office:value-type="float" office:value="928.32" calcext:value-type="float">
            <text:p>928.32</text:p>
          </table:table-cell>
          <table:table-cell office:value-type="float" office:value="1104.43" calcext:value-type="float">
            <text:p>1'104.43</text:p>
          </table:table-cell>
          <table:table-cell office:value-type="float" office:value="1100" calcext:value-type="float">
            <text:p>1100</text:p>
          </table:table-cell>
          <table:table-cell table:formula="of:=[.D3]-[.B3]" office:value-type="float" office:value="171.68" calcext:value-type="float">
            <text:p>171.68</text:p>
          </table:table-cell>
          <table:table-cell table:formula="of:=([.B3]-[.D3])/[.D3]*100" office:value-type="float" office:value="-15.6072727272727" calcext:value-type="float">
            <text:p>-15.6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@10Ohm</text:p>
          </table:table-cell>
          <table:table-cell office:value-type="float" office:value="904.72" calcext:value-type="float">
            <text:p>904.72</text:p>
          </table:table-cell>
          <table:table-cell office:value-type="float" office:value="1076.02" calcext:value-type="float">
            <text:p>1'076.02</text:p>
          </table:table-cell>
          <table:table-cell office:value-type="float" office:value="1100" calcext:value-type="float">
            <text:p>1100</text:p>
          </table:table-cell>
          <table:table-cell table:formula="of:=[.D4]-[.B4]" office:value-type="float" office:value="195.28" calcext:value-type="float">
            <text:p>195.28</text:p>
          </table:table-cell>
          <table:table-cell table:formula="of:=([.B4]-[.D4])/[.D4]*100" office:value-type="float" office:value="-17.7527272727273" calcext:value-type="float">
            <text:p>-17.7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@10Ohm</text:p>
          </table:table-cell>
          <table:table-cell office:value-type="float" office:value="931.52" calcext:value-type="float">
            <text:p>931.52</text:p>
          </table:table-cell>
          <table:table-cell office:value-type="float" office:value="1118.07" calcext:value-type="float">
            <text:p>1'118.07</text:p>
          </table:table-cell>
          <table:table-cell office:value-type="float" office:value="1100" calcext:value-type="float">
            <text:p>1100</text:p>
          </table:table-cell>
          <table:table-cell table:formula="of:=[.D5]-[.B5]" office:value-type="float" office:value="168.48" calcext:value-type="float">
            <text:p>168.48</text:p>
          </table:table-cell>
          <table:table-cell table:formula="of:=([.B5]-[.D5])/[.D5]*100" office:value-type="float" office:value="-15.3163636363636" calcext:value-type="float">
            <text:p>-15.3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(ooc) @10Ohm</text:p>
          </table:table-cell>
          <table:table-cell office:value-type="float" office:value="990.53" calcext:value-type="float">
            <text:p>990.53</text:p>
          </table:table-cell>
          <table:table-cell office:value-type="float" office:value="1205.45" calcext:value-type="float">
            <text:p>1'205.45</text:p>
          </table:table-cell>
          <table:table-cell office:value-type="float" office:value="1100" calcext:value-type="float">
            <text:p>1100</text:p>
          </table:table-cell>
          <table:table-cell table:formula="of:=[.D6]-[.B6]" office:value-type="float" office:value="109.47" calcext:value-type="float">
            <text:p>109.47</text:p>
          </table:table-cell>
          <table:table-cell table:formula="of:=([.B6]-[.D6])/[.D6]*100" office:value-type="float" office:value="-9.95181818181818" calcext:value-type="float">
            <text:p>-9.9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(ooc) @10Ohm</text:p>
          </table:table-cell>
          <table:table-cell office:value-type="float" office:value="978.26" calcext:value-type="float">
            <text:p>978.26</text:p>
          </table:table-cell>
          <table:table-cell office:value-type="float" office:value="1189.03" calcext:value-type="float">
            <text:p>1'189.03</text:p>
          </table:table-cell>
          <table:table-cell office:value-type="float" office:value="1100" calcext:value-type="float">
            <text:p>1100</text:p>
          </table:table-cell>
          <table:table-cell table:formula="of:=[.D7]-[.B7]" office:value-type="float" office:value="121.74" calcext:value-type="float">
            <text:p>121.74</text:p>
          </table:table-cell>
          <table:table-cell table:formula="of:=([.B7]-[.D7])/[.D7]*100" office:value-type="float" office:value="-11.0672727272727" calcext:value-type="float">
            <text:p>-11.07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(3 mos) @10Ohm</text:p>
          </table:table-cell>
          <table:table-cell office:value-type="float" office:value="282.7" calcext:value-type="float">
            <text:p>282.70</text:p>
          </table:table-cell>
          <table:table-cell office:value-type="float" office:value="316.68" calcext:value-type="float">
            <text:p>316.68</text:p>
          </table:table-cell>
          <table:table-cell office:value-type="float" office:value="1100" calcext:value-type="float">
            <text:p>1100</text:p>
          </table:table-cell>
          <table:table-cell table:formula="of:=[.D8]-[.B8]" office:value-type="float" office:value="817.3" calcext:value-type="float">
            <text:p>817.30</text:p>
          </table:table-cell>
          <table:table-cell table:formula="of:=([.B8]-[.D8])/[.D8]*100" office:value-type="float" office:value="-74.3" calcext:value-type="float">
            <text:p>-74.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(3 mos) @10Ohm</text:p>
          </table:table-cell>
          <table:table-cell office:value-type="float" office:value="343.52" calcext:value-type="float">
            <text:p>343.52</text:p>
          </table:table-cell>
          <table:table-cell office:value-type="float" office:value="384.44" calcext:value-type="float">
            <text:p>384.44</text:p>
          </table:table-cell>
          <table:table-cell office:value-type="float" office:value="1100" calcext:value-type="float">
            <text:p>1100</text:p>
          </table:table-cell>
          <table:table-cell table:formula="of:=[.D9]-[.B9]" office:value-type="float" office:value="756.48" calcext:value-type="float">
            <text:p>756.48</text:p>
          </table:table-cell>
          <table:table-cell table:formula="of:=([.B9]-[.D9])/[.D9]*100" office:value-type="float" office:value="-68.7709090909091" calcext:value-type="float">
            <text:p>-68.77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AAA (6 mos) @10Ohm</text:p>
          </table:table-cell>
          <table:table-cell office:value-type="float" office:value="177.8" calcext:value-type="float">
            <text:p>177.80</text:p>
          </table:table-cell>
          <table:table-cell office:value-type="float" office:value="190.6" calcext:value-type="float">
            <text:p>190.60</text:p>
          </table:table-cell>
          <table:table-cell office:value-type="float" office:value="1100" calcext:value-type="float">
            <text:p>1100</text:p>
          </table:table-cell>
          <table:table-cell table:formula="of:=[.D10]-[.B10]" office:value-type="float" office:value="922.2" calcext:value-type="float">
            <text:p>922.20</text:p>
          </table:table-cell>
          <table:table-cell table:formula="of:=([.B10]-[.D10])/[.D10]*100" office:value-type="float" office:value="-83.8363636363636" calcext:value-type="float">
            <text:p>-83.8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rad AAA (6 mos) @10Ohm</text:p>
          </table:table-cell>
          <table:table-cell office:value-type="float" office:value="45.1" calcext:value-type="float">
            <text:p>45.10</text:p>
          </table:table-cell>
          <table:table-cell office:value-type="float" office:value="47.22" calcext:value-type="float">
            <text:p>47.22</text:p>
          </table:table-cell>
          <table:table-cell table:style-name="ce6" office:value-type="float" office:value="1100" calcext:value-type="float">
            <text:p>1100</text:p>
          </table:table-cell>
          <table:table-cell table:style-name="ce22" table:formula="of:=[.D11]-[.B11]" office:value-type="float" office:value="1054.9" calcext:value-type="float">
            <text:p>1054.90</text:p>
          </table:table-cell>
          <table:table-cell table:style-name="ce22" table:formula="of:=([.B11]-[.D11])/[.D11]*100" office:value-type="float" office:value="-95.9" calcext:value-type="float">
            <text:p>-95.9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26" office:value-type="string" calcext:value-type="string">
            <text:p>Conrad Endurance AAA @10Ohm</text:p>
          </table:table-cell>
          <table:table-cell office:value-type="float" office:value="923.07" calcext:value-type="float">
            <text:p>923.07</text:p>
          </table:table-cell>
          <table:table-cell office:value-type="float" office:value="1096.31" calcext:value-type="float">
            <text:p>1'096.31</text:p>
          </table:table-cell>
          <table:table-cell office:value-type="float" office:value="1000" calcext:value-type="float">
            <text:p>1000</text:p>
          </table:table-cell>
          <table:table-cell table:formula="of:=[.D13]-[.B13]" office:value-type="float" office:value="76.93" calcext:value-type="float">
            <text:p>76.93</text:p>
          </table:table-cell>
          <table:table-cell table:formula="of:=([.B13]-[.D13])/[.D13]*100" office:value-type="float" office:value="-7.693" calcext:value-type="float">
            <text:p>-7.69</text:p>
          </table:table-cell>
          <table:table-cell office:value-type="currency" office:currency="CHF" office:value="2.49" calcext:value-type="currency">
            <text:p>CHF 2.49</text:p>
          </table:table-cell>
          <table:table-cell table:formula="of:=[.G13]/(SUM([.B13:.B16])/4)*100" office:value-type="currency" office:currency="CHF" office:value="0.272244210710459" calcext:value-type="currency">
            <text:p>CHF 0.27</text:p>
          </table:table-cell>
        </table:table-row>
        <table:table-row table:style-name="ro1">
          <table:table-cell table:style-name="ce26" office:value-type="string" calcext:value-type="string">
            <text:p>Conrad Endurance AAA @10Ohm</text:p>
          </table:table-cell>
          <table:table-cell office:value-type="float" office:value="911.61" calcext:value-type="float">
            <text:p>911.61</text:p>
          </table:table-cell>
          <table:table-cell office:value-type="float" office:value="1087.69" calcext:value-type="float">
            <text:p>1'087.69</text:p>
          </table:table-cell>
          <table:table-cell office:value-type="float" office:value="1000" calcext:value-type="float">
            <text:p>1000</text:p>
          </table:table-cell>
          <table:table-cell table:formula="of:=[.D14]-[.B14]" office:value-type="float" office:value="88.39" calcext:value-type="float">
            <text:p>88.39</text:p>
          </table:table-cell>
          <table:table-cell table:formula="of:=([.B14]-[.D14])/[.D14]*100" office:value-type="float" office:value="-8.839" calcext:value-type="float">
            <text:p>-8.8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@10Ohm</text:p>
          </table:table-cell>
          <table:table-cell office:value-type="float" office:value="933" calcext:value-type="float">
            <text:p>933.00</text:p>
          </table:table-cell>
          <table:table-cell office:value-type="float" office:value="1102.34" calcext:value-type="float">
            <text:p>1'102.34</text:p>
          </table:table-cell>
          <table:table-cell office:value-type="float" office:value="1000" calcext:value-type="float">
            <text:p>1000</text:p>
          </table:table-cell>
          <table:table-cell table:formula="of:=[.D15]-[.B15]" office:value-type="float" office:value="67" calcext:value-type="float">
            <text:p>67.00</text:p>
          </table:table-cell>
          <table:table-cell table:formula="of:=([.B15]-[.D15])/[.D15]*100" office:value-type="float" office:value="-6.7" calcext:value-type="float">
            <text:p>-6.7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@10Ohm</text:p>
          </table:table-cell>
          <table:table-cell office:value-type="float" office:value="890.8" calcext:value-type="float">
            <text:p>890.80</text:p>
          </table:table-cell>
          <table:table-cell office:value-type="float" office:value="1065.59" calcext:value-type="float">
            <text:p>1'065.59</text:p>
          </table:table-cell>
          <table:table-cell office:value-type="float" office:value="1000" calcext:value-type="float">
            <text:p>1000</text:p>
          </table:table-cell>
          <table:table-cell table:formula="of:=[.D16]-[.B16]" office:value-type="float" office:value="109.2" calcext:value-type="float">
            <text:p>109.20</text:p>
          </table:table-cell>
          <table:table-cell table:formula="of:=([.B16]-[.D16])/[.D16]*100" office:value-type="float" office:value="-10.92" calcext:value-type="float">
            <text:p>-10.9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ooc) @10Ohm</text:p>
          </table:table-cell>
          <table:table-cell office:value-type="float" office:value="935.72" calcext:value-type="float">
            <text:p>935.72</text:p>
          </table:table-cell>
          <table:table-cell office:value-type="float" office:value="1133.92" calcext:value-type="float">
            <text:p>1'133.92</text:p>
          </table:table-cell>
          <table:table-cell office:value-type="float" office:value="1000" calcext:value-type="float">
            <text:p>1000</text:p>
          </table:table-cell>
          <table:table-cell table:formula="of:=[.D17]-[.B17]" office:value-type="float" office:value="64.28" calcext:value-type="float">
            <text:p>64.28</text:p>
          </table:table-cell>
          <table:table-cell table:formula="of:=([.B17]-[.D17])/[.D17]*100" office:value-type="float" office:value="-6.428" calcext:value-type="float">
            <text:p>-6.4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ooc) @10Ohm</text:p>
          </table:table-cell>
          <table:table-cell office:value-type="float" office:value="935.11" calcext:value-type="float">
            <text:p>935.11</text:p>
          </table:table-cell>
          <table:table-cell office:value-type="float" office:value="1132.48" calcext:value-type="float">
            <text:p>1'132.48</text:p>
          </table:table-cell>
          <table:table-cell office:value-type="float" office:value="1000" calcext:value-type="float">
            <text:p>1000</text:p>
          </table:table-cell>
          <table:table-cell table:formula="of:=[.D18]-[.B18]" office:value-type="float" office:value="64.89" calcext:value-type="float">
            <text:p>64.89</text:p>
          </table:table-cell>
          <table:table-cell table:formula="of:=([.B18]-[.D18])/[.D18]*100" office:value-type="float" office:value="-6.489" calcext:value-type="float">
            <text:p>-6.4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3 mos) @10Ohm</text:p>
          </table:table-cell>
          <table:table-cell office:value-type="float" office:value="819.04" calcext:value-type="float">
            <text:p>819.04</text:p>
          </table:table-cell>
          <table:table-cell office:value-type="float" office:value="963.61" calcext:value-type="float">
            <text:p>963.61</text:p>
          </table:table-cell>
          <table:table-cell office:value-type="float" office:value="1000" calcext:value-type="float">
            <text:p>1000</text:p>
          </table:table-cell>
          <table:table-cell table:formula="of:=[.D19]-[.B19]" office:value-type="float" office:value="180.96" calcext:value-type="float">
            <text:p>180.96</text:p>
          </table:table-cell>
          <table:table-cell table:formula="of:=([.B19]-[.D19])/[.D19]*100" office:value-type="float" office:value="-18.096" calcext:value-type="float">
            <text:p>-18.1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3 mos) @10Ohm</text:p>
          </table:table-cell>
          <table:table-cell office:value-type="float" office:value="777.21" calcext:value-type="float">
            <text:p>777.21</text:p>
          </table:table-cell>
          <table:table-cell office:value-type="float" office:value="912.79" calcext:value-type="float">
            <text:p>912.79</text:p>
          </table:table-cell>
          <table:table-cell office:value-type="float" office:value="1000" calcext:value-type="float">
            <text:p>1000</text:p>
          </table:table-cell>
          <table:table-cell table:formula="of:=[.D20]-[.B20]" office:value-type="float" office:value="222.79" calcext:value-type="float">
            <text:p>222.79</text:p>
          </table:table-cell>
          <table:table-cell table:formula="of:=([.B20]-[.D20])/[.D20]*100" office:value-type="float" office:value="-22.279" calcext:value-type="float">
            <text:p>-22.2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6 mos) @10Ohm</text:p>
          </table:table-cell>
          <table:table-cell office:value-type="float" office:value="792.27" calcext:value-type="float">
            <text:p>792.27</text:p>
          </table:table-cell>
          <table:table-cell office:value-type="float" office:value="920.58" calcext:value-type="float">
            <text:p>920.58</text:p>
          </table:table-cell>
          <table:table-cell office:value-type="float" office:value="1000" calcext:value-type="float">
            <text:p>1000</text:p>
          </table:table-cell>
          <table:table-cell table:formula="of:=[.D21]-[.B21]" office:value-type="float" office:value="207.73" calcext:value-type="float">
            <text:p>207.73</text:p>
          </table:table-cell>
          <table:table-cell table:formula="of:=([.B21]-[.D21])/[.D21]*100" office:value-type="float" office:value="-20.773" calcext:value-type="float">
            <text:p>-20.77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onrad Endurance AAA (6 mos) @10Ohm</text:p>
          </table:table-cell>
          <table:table-cell office:value-type="float" office:value="796.3" calcext:value-type="float">
            <text:p>796.30</text:p>
          </table:table-cell>
          <table:table-cell office:value-type="float" office:value="920.33" calcext:value-type="float">
            <text:p>920.33</text:p>
          </table:table-cell>
          <table:table-cell office:value-type="float" office:value="1000" calcext:value-type="float">
            <text:p>1000</text:p>
          </table:table-cell>
          <table:table-cell table:formula="of:=[.D22]-[.B22]" office:value-type="float" office:value="203.7" calcext:value-type="float">
            <text:p>203.70</text:p>
          </table:table-cell>
          <table:table-cell table:formula="of:=([.B22]-[.D22])/[.D22]*100" office:value-type="float" office:value="-20.37" calcext:value-type="float">
            <text:p>-20.37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Eneloop AAA @10Ohm</text:p>
          </table:table-cell>
          <table:table-cell table:style-name="ce14" office:value-type="float" office:value="739.94" calcext:value-type="float">
            <text:p>739.94</text:p>
          </table:table-cell>
          <table:table-cell table:style-name="ce14" office:value-type="float" office:value="905.5" calcext:value-type="float">
            <text:p>905.50</text:p>
          </table:table-cell>
          <table:table-cell table:style-name="ce7" office:value-type="float" office:value="750" calcext:value-type="float">
            <text:p>750</text:p>
          </table:table-cell>
          <table:table-cell table:style-name="ce23" table:formula="of:=[.D24]-[.B24]" office:value-type="float" office:value="10.0599999999999" calcext:value-type="float">
            <text:p>10.06</text:p>
          </table:table-cell>
          <table:table-cell table:style-name="ce23" table:formula="of:=([.B24]-[.D24])/[.D24]*100" office:value-type="float" office:value="-1.34133333333333" calcext:value-type="float">
            <text:p>-1.34</text:p>
          </table:table-cell>
          <table:table-cell office:value-type="currency" office:currency="CHF" office:value="4.98" calcext:value-type="currency">
            <text:p>CHF 4.98</text:p>
          </table:table-cell>
          <table:table-cell table:formula="of:=[.G24]/(SUM([.B24:.B27])/4)*100" office:value-type="currency" office:currency="CHF" office:value="0.680086308141917" calcext:value-type="currency">
            <text:p>CHF 0.68</text:p>
          </table:table-cell>
        </table:table-row>
        <table:table-row table:style-name="ro1">
          <table:table-cell table:style-name="ce26" office:value-type="string" calcext:value-type="string">
            <text:p>Eneloop AAA @10Ohm</text:p>
          </table:table-cell>
          <table:table-cell office:value-type="float" office:value="726" calcext:value-type="float">
            <text:p>726.00</text:p>
          </table:table-cell>
          <table:table-cell office:value-type="float" office:value="879.71" calcext:value-type="float">
            <text:p>879.71</text:p>
          </table:table-cell>
          <table:table-cell office:value-type="float" office:value="750" calcext:value-type="float">
            <text:p>750</text:p>
          </table:table-cell>
          <table:table-cell table:formula="of:=[.D25]-[.B25]" office:value-type="float" office:value="24" calcext:value-type="float">
            <text:p>24.00</text:p>
          </table:table-cell>
          <table:table-cell table:formula="of:=([.B25]-[.D25])/[.D25]*100" office:value-type="float" office:value="-3.2" calcext:value-type="float">
            <text:p>-3.2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@10Ohm</text:p>
          </table:table-cell>
          <table:table-cell office:value-type="float" office:value="732.7" calcext:value-type="float">
            <text:p>732.70</text:p>
          </table:table-cell>
          <table:table-cell office:value-type="float" office:value="891.33" calcext:value-type="float">
            <text:p>891.33</text:p>
          </table:table-cell>
          <table:table-cell office:value-type="float" office:value="750" calcext:value-type="float">
            <text:p>750</text:p>
          </table:table-cell>
          <table:table-cell table:formula="of:=[.D26]-[.B26]" office:value-type="float" office:value="17.3" calcext:value-type="float">
            <text:p>17.30</text:p>
          </table:table-cell>
          <table:table-cell table:formula="of:=([.B26]-[.D26])/[.D26]*100" office:value-type="float" office:value="-2.30666666666666" calcext:value-type="float">
            <text:p>-2.3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@10Ohm</text:p>
          </table:table-cell>
          <table:table-cell office:value-type="float" office:value="730.4" calcext:value-type="float">
            <text:p>730.40</text:p>
          </table:table-cell>
          <table:table-cell office:value-type="float" office:value="886.93" calcext:value-type="float">
            <text:p>886.93</text:p>
          </table:table-cell>
          <table:table-cell office:value-type="float" office:value="750" calcext:value-type="float">
            <text:p>750</text:p>
          </table:table-cell>
          <table:table-cell table:formula="of:=[.D27]-[.B27]" office:value-type="float" office:value="19.6" calcext:value-type="float">
            <text:p>19.60</text:p>
          </table:table-cell>
          <table:table-cell table:formula="of:=([.B27]-[.D27])/[.D27]*100" office:value-type="float" office:value="-2.61333333333334" calcext:value-type="float">
            <text:p>-2.6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(ooc) @10Ohm</text:p>
          </table:table-cell>
          <table:table-cell office:value-type="float" office:value="758.84" calcext:value-type="float">
            <text:p>758.84</text:p>
          </table:table-cell>
          <table:table-cell office:value-type="float" office:value="938.03" calcext:value-type="float">
            <text:p>938.03</text:p>
          </table:table-cell>
          <table:table-cell office:value-type="float" office:value="750" calcext:value-type="float">
            <text:p>750</text:p>
          </table:table-cell>
          <table:table-cell table:formula="of:=[.B28]-[.D28]" office:value-type="float" office:value="8.84000000000003" calcext:value-type="float">
            <text:p>8.84</text:p>
          </table:table-cell>
          <table:table-cell table:style-name="ce43" table:formula="of:=([.B28]-[.D28])/[.D28]*100" office:value-type="float" office:value="1.17866666666667" calcext:value-type="float">
            <text:p>+1.1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(ooc) @10Ohm</text:p>
          </table:table-cell>
          <table:table-cell office:value-type="float" office:value="754.35" calcext:value-type="float">
            <text:p>754.35</text:p>
          </table:table-cell>
          <table:table-cell office:value-type="float" office:value="930.7" calcext:value-type="float">
            <text:p>930.70</text:p>
          </table:table-cell>
          <table:table-cell office:value-type="float" office:value="750" calcext:value-type="float">
            <text:p>750</text:p>
          </table:table-cell>
          <table:table-cell table:formula="of:=[.B29]-[.D29]" office:value-type="float" office:value="4.35000000000002" calcext:value-type="float">
            <text:p>4.35</text:p>
          </table:table-cell>
          <table:table-cell table:style-name="ce43" table:formula="of:=([.B29]-[.D29])/[.D29]*100" office:value-type="float" office:value="0.580000000000003" calcext:value-type="float">
            <text:p>+0.5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(3 mos) @10Ohm</text:p>
          </table:table-cell>
          <table:table-cell office:value-type="float" office:value="675.34" calcext:value-type="float">
            <text:p>675.34</text:p>
          </table:table-cell>
          <table:table-cell office:value-type="float" office:value="806.85" calcext:value-type="float">
            <text:p>806.85</text:p>
          </table:table-cell>
          <table:table-cell office:value-type="float" office:value="750" calcext:value-type="float">
            <text:p>750</text:p>
          </table:table-cell>
          <table:table-cell table:formula="of:=[.D30]-[.B30]" office:value-type="float" office:value="74.66" calcext:value-type="float">
            <text:p>74.66</text:p>
          </table:table-cell>
          <table:table-cell table:formula="of:=([.B30]-[.D30])/[.D30]*100" office:value-type="float" office:value="-9.95466666666666" calcext:value-type="float">
            <text:p>-9.9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(3 mos) @10Ohm</text:p>
          </table:table-cell>
          <table:table-cell office:value-type="float" office:value="679.58" calcext:value-type="float">
            <text:p>679.58</text:p>
          </table:table-cell>
          <table:table-cell office:value-type="float" office:value="811.54" calcext:value-type="float">
            <text:p>811.54</text:p>
          </table:table-cell>
          <table:table-cell office:value-type="float" office:value="750" calcext:value-type="float">
            <text:p>750</text:p>
          </table:table-cell>
          <table:table-cell table:formula="of:=[.D31]-[.B31]" office:value-type="float" office:value="70.42" calcext:value-type="float">
            <text:p>70.42</text:p>
          </table:table-cell>
          <table:table-cell table:formula="of:=([.B31]-[.D31])/[.D31]*100" office:value-type="float" office:value="-9.38933333333333" calcext:value-type="float">
            <text:p>-9.3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AAA (6 mos) @10Ohm</text:p>
          </table:table-cell>
          <table:table-cell office:value-type="float" office:value="661.53" calcext:value-type="float">
            <text:p>661.53</text:p>
          </table:table-cell>
          <table:table-cell office:value-type="float" office:value="782.54" calcext:value-type="float">
            <text:p>782.54</text:p>
          </table:table-cell>
          <table:table-cell office:value-type="float" office:value="750" calcext:value-type="float">
            <text:p>750</text:p>
          </table:table-cell>
          <table:table-cell table:formula="of:=[.D32]-[.B32]" office:value-type="float" office:value="88.47" calcext:value-type="float">
            <text:p>88.47</text:p>
          </table:table-cell>
          <table:table-cell table:formula="of:=([.B32]-[.D32])/[.D32]*100" office:value-type="float" office:value="-11.796" calcext:value-type="float">
            <text:p>-11.8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Eneloop AAA (6 mos) @10Ohm</text:p>
          </table:table-cell>
          <table:table-cell office:value-type="float" office:value="658.22" calcext:value-type="float">
            <text:p>658.22</text:p>
          </table:table-cell>
          <table:table-cell office:value-type="float" office:value="779.34" calcext:value-type="float">
            <text:p>779.34</text:p>
          </table:table-cell>
          <table:table-cell table:style-name="ce6" office:value-type="float" office:value="750" calcext:value-type="float">
            <text:p>750</text:p>
          </table:table-cell>
          <table:table-cell table:style-name="ce22" table:formula="of:=[.D33]-[.B33]" office:value-type="float" office:value="91.78" calcext:value-type="float">
            <text:p>91.78</text:p>
          </table:table-cell>
          <table:table-cell table:style-name="ce22" table:formula="of:=([.B33]-[.D33])/[.D33]*100" office:value-type="float" office:value="-12.2373333333333" calcext:value-type="float">
            <text:p>-12.24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Eneloop Pro AAA @186mA (0.2C)</text:p>
          </table:table-cell>
          <table:table-cell office:value-type="float" office:value="887.01" calcext:value-type="float">
            <text:p>887.01</text:p>
          </table:table-cell>
          <table:table-cell office:value-type="float" office:value="1064.61" calcext:value-type="float">
            <text:p>1'064.61</text:p>
          </table:table-cell>
          <table:table-cell table:style-name="ce7" office:value-type="float" office:value="930" calcext:value-type="float">
            <text:p>930</text:p>
          </table:table-cell>
          <table:table-cell table:style-name="ce23" table:formula="of:=[.D35]-[.B35]" office:value-type="float" office:value="42.99" calcext:value-type="float">
            <text:p>42.99</text:p>
          </table:table-cell>
          <table:table-cell table:style-name="ce23" table:formula="of:=([.B35]-[.D35])/[.D35]*100" office:value-type="float" office:value="-4.62258064516129" calcext:value-type="float">
            <text:p>-4.62</text:p>
          </table:table-cell>
          <table:table-cell office:value-type="currency" office:currency="CHF" office:value="5.73" calcext:value-type="currency">
            <text:p>CHF 5.73</text:p>
          </table:table-cell>
          <table:table-cell table:formula="of:=[.G35]/(SUM([.B35:.B38])/4)*100" office:value-type="currency" office:currency="CHF" office:value="0.650133458897213" calcext:value-type="currency">
            <text:p>CHF 0.65</text:p>
          </table:table-cell>
        </table:table-row>
        <table:table-row table:style-name="ro1">
          <table:table-cell table:style-name="ce26" office:value-type="string" calcext:value-type="string">
            <text:p>Eneloop Pro AAA @186mA (0.2C)</text:p>
          </table:table-cell>
          <table:table-cell office:value-type="float" office:value="887.32" calcext:value-type="float">
            <text:p>887.32</text:p>
          </table:table-cell>
          <table:table-cell office:value-type="float" office:value="1067.97" calcext:value-type="float">
            <text:p>1'067.97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36]-[.B36]" office:value-type="float" office:value="42.68" calcext:value-type="float">
            <text:p>42.68</text:p>
          </table:table-cell>
          <table:table-cell table:style-name="ce38" table:formula="of:=([.B36]-[.D36])/[.D36]*100" office:value-type="float" office:value="-4.58924731182795" calcext:value-type="float">
            <text:p>-4.5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@186mA (0.2C)</text:p>
          </table:table-cell>
          <table:table-cell office:value-type="float" office:value="876.2" calcext:value-type="float">
            <text:p>876.20</text:p>
          </table:table-cell>
          <table:table-cell office:value-type="float" office:value="1052.93" calcext:value-type="float">
            <text:p>1'052.93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37]-[.B37]" office:value-type="float" office:value="53.8" calcext:value-type="float">
            <text:p>53.80</text:p>
          </table:table-cell>
          <table:table-cell table:style-name="ce38" table:formula="of:=([.B37]-[.D37])/[.D37]*100" office:value-type="float" office:value="-5.78494623655913" calcext:value-type="float">
            <text:p>-5.7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@186mA (0.2C)</text:p>
          </table:table-cell>
          <table:table-cell office:value-type="float" office:value="874.9" calcext:value-type="float">
            <text:p>874.90</text:p>
          </table:table-cell>
          <table:table-cell office:value-type="float" office:value="1046.53" calcext:value-type="float">
            <text:p>1'046.53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38]-[.B38]" office:value-type="float" office:value="55.1" calcext:value-type="float">
            <text:p>55.10</text:p>
          </table:table-cell>
          <table:table-cell table:style-name="ce38" table:formula="of:=([.B38]-[.D38])/[.D38]*100" office:value-type="float" office:value="-5.9247311827957" calcext:value-type="float">
            <text:p>-5.9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(ooc) @186mA (0.2C)</text:p>
          </table:table-cell>
          <table:table-cell office:value-type="float" office:value="918.86" calcext:value-type="float">
            <text:p>918.86</text:p>
          </table:table-cell>
          <table:table-cell office:value-type="float" office:value="1115.43" calcext:value-type="float">
            <text:p>1'115.43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39]-[.B39]" office:value-type="float" office:value="11.14" calcext:value-type="float">
            <text:p>11.14</text:p>
          </table:table-cell>
          <table:table-cell table:style-name="ce38" table:formula="of:=([.B39]-[.D39])/[.D39]*100" office:value-type="float" office:value="-1.19784946236559" calcext:value-type="float">
            <text:p>-1.2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(ooc) @186mA (0.2C)</text:p>
          </table:table-cell>
          <table:table-cell office:value-type="float" office:value="924.11" calcext:value-type="float">
            <text:p>924.11</text:p>
          </table:table-cell>
          <table:table-cell office:value-type="float" office:value="1127.15" calcext:value-type="float">
            <text:p>1'127.15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40]-[.B40]" office:value-type="float" office:value="5.88999999999999" calcext:value-type="float">
            <text:p>5.89</text:p>
          </table:table-cell>
          <table:table-cell table:style-name="ce38" table:formula="of:=([.B40]-[.D40])/[.D40]*100" office:value-type="float" office:value="-0.633333333333332" calcext:value-type="float">
            <text:p>-0.6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(3 mos) @186mA (0.2C)</text:p>
          </table:table-cell>
          <table:table-cell office:value-type="float" office:value="803.5" calcext:value-type="float">
            <text:p>803.50</text:p>
          </table:table-cell>
          <table:table-cell office:value-type="float" office:value="939.8" calcext:value-type="float">
            <text:p>939.80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41]-[.B41]" office:value-type="float" office:value="126.5" calcext:value-type="float">
            <text:p>126.50</text:p>
          </table:table-cell>
          <table:table-cell table:style-name="ce38" table:formula="of:=([.B41]-[.D41])/[.D41]*100" office:value-type="float" office:value="-13.6021505376344" calcext:value-type="float">
            <text:p>-13.6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(3 mos) @186mA (0.2C)</text:p>
          </table:table-cell>
          <table:table-cell office:value-type="float" office:value="800.13" calcext:value-type="float">
            <text:p>800.13</text:p>
          </table:table-cell>
          <table:table-cell office:value-type="float" office:value="938.49" calcext:value-type="float">
            <text:p>938.49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42]-[.B42]" office:value-type="float" office:value="129.87" calcext:value-type="float">
            <text:p>129.87</text:p>
          </table:table-cell>
          <table:table-cell table:style-name="ce38" table:formula="of:=([.B42]-[.D42])/[.D42]*100" office:value-type="float" office:value="-13.9645161290323" calcext:value-type="float">
            <text:p>-13.9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loop Pro AAA (6 mos) @186mA (0.2C)</text:p>
          </table:table-cell>
          <table:table-cell table:style-name="Default" office:value-type="float" office:value="777.16" calcext:value-type="float">
            <text:p>777.16</text:p>
          </table:table-cell>
          <table:table-cell table:style-name="Default" office:value-type="float" office:value="906.14" calcext:value-type="float">
            <text:p>906.14</text:p>
          </table:table-cell>
          <table:table-cell table:style-name="ce26" office:value-type="float" office:value="930" calcext:value-type="float">
            <text:p>930</text:p>
          </table:table-cell>
          <table:table-cell table:style-name="ce38" table:formula="of:=[.D43]-[.B43]" office:value-type="float" office:value="152.84" calcext:value-type="float">
            <text:p>152.84</text:p>
          </table:table-cell>
          <table:table-cell table:style-name="ce38" table:formula="of:=([.B43]-[.D43])/[.D43]*100" office:value-type="float" office:value="-16.4344086021505" calcext:value-type="float">
            <text:p>-16.4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Eneloop Pro AAA (6 mos) @186mA (0.2C)</text:p>
          </table:table-cell>
          <table:table-cell table:style-name="Default" office:value-type="float" office:value="783.03" calcext:value-type="float">
            <text:p>783.03</text:p>
          </table:table-cell>
          <table:table-cell table:style-name="Default" office:value-type="float" office:value="915.57" calcext:value-type="float">
            <text:p>915.57</text:p>
          </table:table-cell>
          <table:table-cell table:style-name="ce6" office:value-type="float" office:value="930" calcext:value-type="float">
            <text:p>930</text:p>
          </table:table-cell>
          <table:table-cell table:style-name="ce22" table:formula="of:=[.D44]-[.B44]" office:value-type="float" office:value="146.97" calcext:value-type="float">
            <text:p>146.97</text:p>
          </table:table-cell>
          <table:table-cell table:style-name="ce22" table:formula="of:=([.B44]-[.D44])/[.D44]*100" office:value-type="float" office:value="-15.8032258064516" calcext:value-type="float">
            <text:p>-15.8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Ladda AAA @180mA (0.2C)</text:p>
          </table:table-cell>
          <table:table-cell office:value-type="float" office:value="861.51" calcext:value-type="float">
            <text:p>861.51</text:p>
          </table:table-cell>
          <table:table-cell office:value-type="float" office:value="1026.39" calcext:value-type="float">
            <text:p>1'026.39</text:p>
          </table:table-cell>
          <table:table-cell table:style-name="ce7" office:value-type="float" office:value="900" calcext:value-type="float">
            <text:p>900</text:p>
          </table:table-cell>
          <table:table-cell table:style-name="ce23" table:formula="of:=[.D46]-[.B46]" office:value-type="float" office:value="38.49" calcext:value-type="float">
            <text:p>38.49</text:p>
          </table:table-cell>
          <table:table-cell table:style-name="ce23" table:formula="of:=([.B46]-[.D46])/[.D46]*100" office:value-type="float" office:value="-4.27666666666667" calcext:value-type="float">
            <text:p>-4.28</text:p>
          </table:table-cell>
          <table:table-cell office:value-type="currency" office:currency="CHF" office:value="1.24" calcext:value-type="currency">
            <text:p>CHF 1.24</text:p>
          </table:table-cell>
          <table:table-cell table:formula="of:=[.G46]/(SUM([.B46:.B49])/4)*100" office:value-type="currency" office:currency="CHF" office:value="0.145653163404643" calcext:value-type="currency">
            <text:p>CHF 0.15</text:p>
          </table:table-cell>
        </table:table-row>
        <table:table-row table:style-name="ro1">
          <table:table-cell table:style-name="ce26" office:value-type="string" calcext:value-type="string">
            <text:p>Ladda AAA @180mA (0.2C)</text:p>
          </table:table-cell>
          <table:table-cell office:value-type="float" office:value="852.62" calcext:value-type="float">
            <text:p>852.62</text:p>
          </table:table-cell>
          <table:table-cell office:value-type="float" office:value="1020.2" calcext:value-type="float">
            <text:p>1'020.20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47]-[.B47]" office:value-type="float" office:value="47.38" calcext:value-type="float">
            <text:p>47.38</text:p>
          </table:table-cell>
          <table:table-cell table:style-name="ce38" table:formula="of:=([.B47]-[.D47])/[.D47]*100" office:value-type="float" office:value="-5.26444444444444" calcext:value-type="float">
            <text:p>-5.2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@180mA (0.2C)</text:p>
          </table:table-cell>
          <table:table-cell office:value-type="float" office:value="837.99" calcext:value-type="float">
            <text:p>837.99</text:p>
          </table:table-cell>
          <table:table-cell office:value-type="float" office:value="996.06" calcext:value-type="float">
            <text:p>996.06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48]-[.B48]" office:value-type="float" office:value="62.01" calcext:value-type="float">
            <text:p>62.01</text:p>
          </table:table-cell>
          <table:table-cell table:style-name="ce38" table:formula="of:=([.B48]-[.D48])/[.D48]*100" office:value-type="float" office:value="-6.89" calcext:value-type="float">
            <text:p>-6.8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@180mA (0.2C)</text:p>
          </table:table-cell>
          <table:table-cell office:value-type="float" office:value="853.23" calcext:value-type="float">
            <text:p>853.23</text:p>
          </table:table-cell>
          <table:table-cell office:value-type="float" office:value="1010.27" calcext:value-type="float">
            <text:p>1'010.27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49]-[.B49]" office:value-type="float" office:value="46.77" calcext:value-type="float">
            <text:p>46.77</text:p>
          </table:table-cell>
          <table:table-cell table:style-name="ce38" table:formula="of:=([.B49]-[.D49])/[.D49]*100" office:value-type="float" office:value="-5.19666666666666" calcext:value-type="float">
            <text:p>-5.2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(ooc) @180mA (0.2C)</text:p>
          </table:table-cell>
          <table:table-cell office:value-type="float" office:value="885.05" calcext:value-type="float">
            <text:p>885.05</text:p>
          </table:table-cell>
          <table:table-cell office:value-type="float" office:value="1072.38" calcext:value-type="float">
            <text:p>1'072.38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50]-[.B50]" office:value-type="float" office:value="14.95" calcext:value-type="float">
            <text:p>14.95</text:p>
          </table:table-cell>
          <table:table-cell table:style-name="ce38" table:formula="of:=([.B50]-[.D50])/[.D50]*100" office:value-type="float" office:value="-1.66111111111112" calcext:value-type="float">
            <text:p>-1.6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(ooc) @180mA (0.2C)</text:p>
          </table:table-cell>
          <table:table-cell office:value-type="float" office:value="890.12" calcext:value-type="float">
            <text:p>890.12</text:p>
          </table:table-cell>
          <table:table-cell office:value-type="float" office:value="1080.35" calcext:value-type="float">
            <text:p>1'080.35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51]-[.B51]" office:value-type="float" office:value="9.88" calcext:value-type="float">
            <text:p>9.88</text:p>
          </table:table-cell>
          <table:table-cell table:style-name="ce38" table:formula="of:=([.B51]-[.D51])/[.D51]*100" office:value-type="float" office:value="-1.09777777777778" calcext:value-type="float">
            <text:p>-1.1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(3 mos) @180mA (0.2C)</text:p>
          </table:table-cell>
          <table:table-cell office:value-type="float" office:value="781.33" calcext:value-type="float">
            <text:p>781.33</text:p>
          </table:table-cell>
          <table:table-cell office:value-type="float" office:value="916.73" calcext:value-type="float">
            <text:p>916.73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52]-[.B52]" office:value-type="float" office:value="118.67" calcext:value-type="float">
            <text:p>118.67</text:p>
          </table:table-cell>
          <table:table-cell table:style-name="ce38" table:formula="of:=([.B52]-[.D52])/[.D52]*100" office:value-type="float" office:value="-13.1855555555556" calcext:value-type="float">
            <text:p>-13.1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(3 mos) @180mA (0.2C)</text:p>
          </table:table-cell>
          <table:table-cell office:value-type="float" office:value="778.82" calcext:value-type="float">
            <text:p>778.82</text:p>
          </table:table-cell>
          <table:table-cell office:value-type="float" office:value="907.92" calcext:value-type="float">
            <text:p>907.92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53]-[.B53]" office:value-type="float" office:value="121.18" calcext:value-type="float">
            <text:p>121.18</text:p>
          </table:table-cell>
          <table:table-cell table:style-name="ce38" table:formula="of:=([.B53]-[.D53])/[.D53]*100" office:value-type="float" office:value="-13.4644444444444" calcext:value-type="float">
            <text:p>-13.4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Ladda AAA (6 mos) @180mA (0.2C)</text:p>
          </table:table-cell>
          <table:table-cell table:style-name="Default" office:value-type="float" office:value="757.54" calcext:value-type="float">
            <text:p>757.54</text:p>
          </table:table-cell>
          <table:table-cell table:style-name="Default" office:value-type="float" office:value="869.41" calcext:value-type="float">
            <text:p>869.41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54]-[.B54]" office:value-type="float" office:value="142.46" calcext:value-type="float">
            <text:p>142.46</text:p>
          </table:table-cell>
          <table:table-cell table:style-name="ce38" table:formula="of:=([.B54]-[.D54])/[.D54]*100" office:value-type="float" office:value="-15.8288888888889" calcext:value-type="float">
            <text:p>-15.8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adda AAA (6 mos) @180mA (0.2C)</text:p>
          </table:table-cell>
          <table:table-cell table:style-name="Default" office:value-type="float" office:value="750.05" calcext:value-type="float">
            <text:p>750.05</text:p>
          </table:table-cell>
          <table:table-cell table:style-name="Default" office:value-type="float" office:value="868.26" calcext:value-type="float">
            <text:p>868.26</text:p>
          </table:table-cell>
          <table:table-cell table:style-name="ce6" office:value-type="float" office:value="900" calcext:value-type="float">
            <text:p>900</text:p>
          </table:table-cell>
          <table:table-cell table:style-name="ce22" table:formula="of:=[.D55]-[.B55]" office:value-type="float" office:value="149.95" calcext:value-type="float">
            <text:p>149.95</text:p>
          </table:table-cell>
          <table:table-cell table:style-name="ce22" table:formula="of:=([.B55]-[.D55])/[.D55]*100" office:value-type="float" office:value="-16.6611111111111" calcext:value-type="float">
            <text:p>-16.66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Varta Endless AAA @190mA (0.2C)</text:p>
          </table:table-cell>
          <table:table-cell office:value-type="float" office:value="837.08" calcext:value-type="float">
            <text:p>837.08</text:p>
          </table:table-cell>
          <table:table-cell office:value-type="float" office:value="986.87" calcext:value-type="float">
            <text:p>986.87</text:p>
          </table:table-cell>
          <table:table-cell table:style-name="ce7" office:value-type="float" office:value="950" calcext:value-type="float">
            <text:p>950</text:p>
          </table:table-cell>
          <table:table-cell table:style-name="ce23" table:formula="of:=[.D57]-[.B57]" office:value-type="float" office:value="112.92" calcext:value-type="float">
            <text:p>112.92</text:p>
          </table:table-cell>
          <table:table-cell table:style-name="ce23" table:formula="of:=([.B57]-[.D57])/[.D57]*100" office:value-type="float" office:value="-11.8863157894737" calcext:value-type="float">
            <text:p>-11.89</text:p>
          </table:table-cell>
          <table:table-cell office:value-type="currency" office:currency="CHF" office:value="5.48" calcext:value-type="currency">
            <text:p>CHF 5.48</text:p>
          </table:table-cell>
          <table:table-cell table:formula="of:=[.G57]/(SUM([.B57:.B60])/4)*100" office:value-type="currency" office:currency="CHF" office:value="0.641753814804839" calcext:value-type="currency">
            <text:p>CHF 0.64</text:p>
          </table:table-cell>
        </table:table-row>
        <table:table-row table:style-name="ro1">
          <table:table-cell table:style-name="ce26" office:value-type="string" calcext:value-type="string">
            <text:p>Varta Endless AAA @190mA (0.2C)</text:p>
          </table:table-cell>
          <table:table-cell office:value-type="float" office:value="859.18" calcext:value-type="float">
            <text:p>859.18</text:p>
          </table:table-cell>
          <table:table-cell office:value-type="float" office:value="1010.07" calcext:value-type="float">
            <text:p>1'010.07</text:p>
          </table:table-cell>
          <table:table-cell office:value-type="float" office:value="950" calcext:value-type="float">
            <text:p>950</text:p>
          </table:table-cell>
          <table:table-cell table:style-name="ce38" table:formula="of:=[.D58]-[.B58]" office:value-type="float" office:value="90.82" calcext:value-type="float">
            <text:p>90.82</text:p>
          </table:table-cell>
          <table:table-cell table:style-name="ce38" table:formula="of:=([.B58]-[.D58])/[.D58]*100" office:value-type="float" office:value="-9.56" calcext:value-type="float">
            <text:p>-9.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@190mA (0.2C)</text:p>
          </table:table-cell>
          <table:table-cell office:value-type="float" office:value="852.31" calcext:value-type="float">
            <text:p>852.31</text:p>
          </table:table-cell>
          <table:table-cell office:value-type="float" office:value="1005.05" calcext:value-type="float">
            <text:p>1'005.05</text:p>
          </table:table-cell>
          <table:table-cell office:value-type="float" office:value="950" calcext:value-type="float">
            <text:p>950</text:p>
          </table:table-cell>
          <table:table-cell table:style-name="ce38" table:formula="of:=[.D59]-[.B59]" office:value-type="float" office:value="97.6900000000001" calcext:value-type="float">
            <text:p>97.69</text:p>
          </table:table-cell>
          <table:table-cell table:style-name="ce38" table:formula="of:=([.B59]-[.D59])/[.D59]*100" office:value-type="float" office:value="-10.2831578947368" calcext:value-type="float">
            <text:p>-10.2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@190mA (0.2C)</text:p>
          </table:table-cell>
          <table:table-cell office:value-type="float" office:value="867.07" calcext:value-type="float">
            <text:p>867.07</text:p>
          </table:table-cell>
          <table:table-cell office:value-type="float" office:value="1020.07" calcext:value-type="float">
            <text:p>1'020.07</text:p>
          </table:table-cell>
          <table:table-cell office:value-type="float" office:value="950" calcext:value-type="float">
            <text:p>950</text:p>
          </table:table-cell>
          <table:table-cell table:style-name="ce38" table:formula="of:=[.D60]-[.B60]" office:value-type="float" office:value="82.93" calcext:value-type="float">
            <text:p>82.93</text:p>
          </table:table-cell>
          <table:table-cell table:style-name="ce38" table:formula="of:=([.B60]-[.D60])/[.D60]*100" office:value-type="float" office:value="-8.72947368421052" calcext:value-type="float">
            <text:p>-8.7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(ooc) @190mA (0.2C)</text:p>
          </table:table-cell>
          <table:table-cell office:value-type="float" office:value="905.91" calcext:value-type="float">
            <text:p>905.91</text:p>
          </table:table-cell>
          <table:table-cell office:value-type="float" office:value="1082.72" calcext:value-type="float">
            <text:p>1'082.72</text:p>
          </table:table-cell>
          <table:table-cell office:value-type="float" office:value="950" calcext:value-type="float">
            <text:p>950</text:p>
          </table:table-cell>
          <table:table-cell table:style-name="ce38" table:formula="of:=[.D61]-[.B61]" office:value-type="float" office:value="44.09" calcext:value-type="float">
            <text:p>44.09</text:p>
          </table:table-cell>
          <table:table-cell table:style-name="ce38" table:formula="of:=([.B61]-[.D61])/[.D61]*100" office:value-type="float" office:value="-4.64105263157895" calcext:value-type="float">
            <text:p>-4.6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(ooc) @190mA (0.2C)</text:p>
          </table:table-cell>
          <table:table-cell office:value-type="float" office:value="904.68" calcext:value-type="float">
            <text:p>904.68</text:p>
          </table:table-cell>
          <table:table-cell office:value-type="float" office:value="1082.65" calcext:value-type="float">
            <text:p>1'082.65</text:p>
          </table:table-cell>
          <table:table-cell office:value-type="float" office:value="950" calcext:value-type="float">
            <text:p>950</text:p>
          </table:table-cell>
          <table:table-cell table:style-name="ce38" table:formula="of:=[.D62]-[.B62]" office:value-type="float" office:value="45.3200000000001" calcext:value-type="float">
            <text:p>45.32</text:p>
          </table:table-cell>
          <table:table-cell table:style-name="ce38" table:formula="of:=([.B62]-[.D62])/[.D62]*100" office:value-type="float" office:value="-4.77052631578948" calcext:value-type="float">
            <text:p>-4.77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(3 mos) @190mA (0.2C)</text:p>
          </table:table-cell>
          <table:table-cell office:value-type="float" office:value="808.45" calcext:value-type="float">
            <text:p>808.45</text:p>
          </table:table-cell>
          <table:table-cell office:value-type="float" office:value="938.5" calcext:value-type="float">
            <text:p>938.50</text:p>
          </table:table-cell>
          <table:table-cell office:value-type="float" office:value="950" calcext:value-type="float">
            <text:p>950</text:p>
          </table:table-cell>
          <table:table-cell table:style-name="ce38" table:formula="of:=[.D63]-[.B63]" office:value-type="float" office:value="141.55" calcext:value-type="float">
            <text:p>141.55</text:p>
          </table:table-cell>
          <table:table-cell table:style-name="ce38" table:formula="of:=([.B63]-[.D63])/[.D63]*100" office:value-type="float" office:value="-14.9" calcext:value-type="float">
            <text:p>-14.9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(3 mos) @190mA (0.2C)</text:p>
          </table:table-cell>
          <table:table-cell office:value-type="float" office:value="793.2" calcext:value-type="float">
            <text:p>793.20</text:p>
          </table:table-cell>
          <table:table-cell office:value-type="float" office:value="918.02" calcext:value-type="float">
            <text:p>918.02</text:p>
          </table:table-cell>
          <table:table-cell office:value-type="float" office:value="950" calcext:value-type="float">
            <text:p>950</text:p>
          </table:table-cell>
          <table:table-cell table:style-name="ce38" table:formula="of:=[.D64]-[.B64]" office:value-type="float" office:value="156.8" calcext:value-type="float">
            <text:p>156.80</text:p>
          </table:table-cell>
          <table:table-cell table:style-name="ce38" table:formula="of:=([.B64]-[.D64])/[.D64]*100" office:value-type="float" office:value="-16.5052631578947" calcext:value-type="float">
            <text:p>-16.5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arta Endless AAA (6 mos) @190mA (0.2C)</text:p>
          </table:table-cell>
          <table:table-cell table:style-name="Default" office:value-type="float" office:value="760.53" calcext:value-type="float">
            <text:p>760.53</text:p>
          </table:table-cell>
          <table:table-cell table:style-name="Default" office:value-type="float" office:value="877.71" calcext:value-type="float">
            <text:p>877.71</text:p>
          </table:table-cell>
          <table:table-cell office:value-type="float" office:value="950" calcext:value-type="float">
            <text:p>950</text:p>
          </table:table-cell>
          <table:table-cell table:style-name="ce38" table:formula="of:=[.D65]-[.B65]" office:value-type="float" office:value="189.47" calcext:value-type="float">
            <text:p>189.47</text:p>
          </table:table-cell>
          <table:table-cell table:style-name="ce38" table:formula="of:=([.B65]-[.D65])/[.D65]*100" office:value-type="float" office:value="-19.9442105263158" calcext:value-type="float">
            <text:p>-19.9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Varta Endless AAA (6 mos) @190mA (0.2C)</text:p>
          </table:table-cell>
          <table:table-cell table:style-name="Default" office:value-type="float" office:value="774.58" calcext:value-type="float">
            <text:p>774.58</text:p>
          </table:table-cell>
          <table:table-cell table:style-name="Default" office:value-type="float" office:value="889.27" calcext:value-type="float">
            <text:p>889.27</text:p>
          </table:table-cell>
          <table:table-cell table:style-name="ce6" office:value-type="float" office:value="950" calcext:value-type="float">
            <text:p>950</text:p>
          </table:table-cell>
          <table:table-cell table:style-name="ce22" table:formula="of:=[.D66]-[.B66]" office:value-type="float" office:value="175.42" calcext:value-type="float">
            <text:p>175.42</text:p>
          </table:table-cell>
          <table:table-cell table:style-name="ce22" table:formula="of:=([.B66]-[.D66])/[.D66]*100" office:value-type="float" office:value="-18.4652631578947" calcext:value-type="float">
            <text:p>-18.47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26" office:value-type="string" calcext:value-type="string">
            <text:p>Energizer Extreme AAA @160mA (0.2C)</text:p>
          </table:table-cell>
          <table:table-cell office:value-type="float" office:value="733.69" calcext:value-type="float">
            <text:p>733.69</text:p>
          </table:table-cell>
          <table:table-cell office:value-type="float" office:value="875.84" calcext:value-type="float">
            <text:p>875.84</text:p>
          </table:table-cell>
          <table:table-cell office:value-type="float" office:value="800" calcext:value-type="float">
            <text:p>800</text:p>
          </table:table-cell>
          <table:table-cell table:style-name="ce38" table:formula="of:=[.D68]-[.B68]" office:value-type="float" office:value="66.31" calcext:value-type="float">
            <text:p>66.31</text:p>
          </table:table-cell>
          <table:table-cell table:style-name="ce38" table:formula="of:=([.B68]-[.D68])/[.D68]*100" office:value-type="float" office:value="-8.28874999999999" calcext:value-type="float">
            <text:p>-8.29</text:p>
          </table:table-cell>
          <table:table-cell office:value-type="currency" office:currency="CHF" office:value="7.25" calcext:value-type="currency">
            <text:p>CHF 7.25</text:p>
          </table:table-cell>
          <table:table-cell table:formula="of:=[.G68]/(SUM([.B68:.B71])/4)*100" office:value-type="currency" office:currency="CHF" office:value="0.99290925836526" calcext:value-type="currency">
            <text:p>CHF 0.99</text:p>
          </table:table-cell>
        </table:table-row>
        <table:table-row table:style-name="ro1">
          <table:table-cell table:style-name="ce26" office:value-type="string" calcext:value-type="string">
            <text:p>Energizer Extreme AAA @160mA (0.2C)</text:p>
          </table:table-cell>
          <table:table-cell office:value-type="float" office:value="740.03" calcext:value-type="float">
            <text:p>740.03</text:p>
          </table:table-cell>
          <table:table-cell office:value-type="float" office:value="884.69" calcext:value-type="float">
            <text:p>884.69</text:p>
          </table:table-cell>
          <table:table-cell office:value-type="float" office:value="800" calcext:value-type="float">
            <text:p>800</text:p>
          </table:table-cell>
          <table:table-cell table:style-name="ce38" table:formula="of:=[.D69]-[.B69]" office:value-type="float" office:value="59.97" calcext:value-type="float">
            <text:p>59.97</text:p>
          </table:table-cell>
          <table:table-cell table:style-name="ce38" table:formula="of:=([.B69]-[.D69])/[.D69]*100" office:value-type="float" office:value="-7.49625" calcext:value-type="float">
            <text:p>-7.5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@160mA (0.2C)</text:p>
          </table:table-cell>
          <table:table-cell office:value-type="float" office:value="717.07" calcext:value-type="float">
            <text:p>717.07</text:p>
          </table:table-cell>
          <table:table-cell office:value-type="float" office:value="856.17" calcext:value-type="float">
            <text:p>856.17</text:p>
          </table:table-cell>
          <table:table-cell office:value-type="float" office:value="800" calcext:value-type="float">
            <text:p>800</text:p>
          </table:table-cell>
          <table:table-cell table:style-name="ce38" table:formula="of:=[.D70]-[.B70]" office:value-type="float" office:value="82.93" calcext:value-type="float">
            <text:p>82.93</text:p>
          </table:table-cell>
          <table:table-cell table:style-name="ce38" table:formula="of:=([.B70]-[.D70])/[.D70]*100" office:value-type="float" office:value="-10.36625" calcext:value-type="float">
            <text:p>-10.37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@160mA (0.2C)</text:p>
          </table:table-cell>
          <table:table-cell office:value-type="float" office:value="729.92" calcext:value-type="float">
            <text:p>729.92</text:p>
          </table:table-cell>
          <table:table-cell office:value-type="float" office:value="869.97" calcext:value-type="float">
            <text:p>869.97</text:p>
          </table:table-cell>
          <table:table-cell office:value-type="float" office:value="800" calcext:value-type="float">
            <text:p>800</text:p>
          </table:table-cell>
          <table:table-cell table:style-name="ce38" table:formula="of:=[.D71]-[.B71]" office:value-type="float" office:value="70.08" calcext:value-type="float">
            <text:p>70.08</text:p>
          </table:table-cell>
          <table:table-cell table:style-name="ce38" table:formula="of:=([.B71]-[.D71])/[.D71]*100" office:value-type="float" office:value="-8.76000000000001" calcext:value-type="float">
            <text:p>-8.7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ooc) @160mA (0.2C)</text:p>
          </table:table-cell>
          <table:table-cell office:value-type="float" office:value="751.23" calcext:value-type="float">
            <text:p>751.23</text:p>
          </table:table-cell>
          <table:table-cell office:value-type="float" office:value="912.15" calcext:value-type="float">
            <text:p>912.15</text:p>
          </table:table-cell>
          <table:table-cell office:value-type="float" office:value="800" calcext:value-type="float">
            <text:p>800</text:p>
          </table:table-cell>
          <table:table-cell table:style-name="ce38" table:formula="of:=[.D72]-[.B72]" office:value-type="float" office:value="48.77" calcext:value-type="float">
            <text:p>48.77</text:p>
          </table:table-cell>
          <table:table-cell table:style-name="ce38" table:formula="of:=([.B72]-[.D72])/[.D72]*100" office:value-type="float" office:value="-6.09625" calcext:value-type="float">
            <text:p>-6.1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ooc) @160mA (0.2C)</text:p>
          </table:table-cell>
          <table:table-cell office:value-type="float" office:value="753.51" calcext:value-type="float">
            <text:p>753.51</text:p>
          </table:table-cell>
          <table:table-cell office:value-type="float" office:value="915.62" calcext:value-type="float">
            <text:p>915.62</text:p>
          </table:table-cell>
          <table:table-cell office:value-type="float" office:value="800" calcext:value-type="float">
            <text:p>800</text:p>
          </table:table-cell>
          <table:table-cell table:style-name="ce38" table:formula="of:=[.D73]-[.B73]" office:value-type="float" office:value="46.49" calcext:value-type="float">
            <text:p>46.49</text:p>
          </table:table-cell>
          <table:table-cell table:style-name="ce38" table:formula="of:=([.B73]-[.D73])/[.D73]*100" office:value-type="float" office:value="-5.81125" calcext:value-type="float">
            <text:p>-5.8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3 mos) @160mA (0.2C)</text:p>
          </table:table-cell>
          <table:table-cell office:value-type="float" office:value="678.78" calcext:value-type="float">
            <text:p>678.78</text:p>
          </table:table-cell>
          <table:table-cell office:value-type="float" office:value="794.51" calcext:value-type="float">
            <text:p>794.51</text:p>
          </table:table-cell>
          <table:table-cell office:value-type="float" office:value="800" calcext:value-type="float">
            <text:p>800</text:p>
          </table:table-cell>
          <table:table-cell table:style-name="ce38" table:formula="of:=[.D74]-[.B74]" office:value-type="float" office:value="121.22" calcext:value-type="float">
            <text:p>121.22</text:p>
          </table:table-cell>
          <table:table-cell table:style-name="ce38" table:formula="of:=([.B74]-[.D74])/[.D74]*100" office:value-type="float" office:value="-15.1525" calcext:value-type="float">
            <text:p>-15.1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3 mos) @160mA (0.2C)</text:p>
          </table:table-cell>
          <table:table-cell office:value-type="float" office:value="676.36" calcext:value-type="float">
            <text:p>676.36</text:p>
          </table:table-cell>
          <table:table-cell office:value-type="float" office:value="793.81" calcext:value-type="float">
            <text:p>793.81</text:p>
          </table:table-cell>
          <table:table-cell office:value-type="float" office:value="800" calcext:value-type="float">
            <text:p>800</text:p>
          </table:table-cell>
          <table:table-cell table:style-name="ce38" table:formula="of:=[.D75]-[.B75]" office:value-type="float" office:value="123.64" calcext:value-type="float">
            <text:p>123.64</text:p>
          </table:table-cell>
          <table:table-cell table:style-name="ce38" table:formula="of:=([.B75]-[.D75])/[.D75]*100" office:value-type="float" office:value="-15.455" calcext:value-type="float">
            <text:p>-15.4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6 mos) @160mA (0.2C)</text:p>
          </table:table-cell>
          <table:table-cell table:style-name="Default" office:value-type="float" office:value="652.57" calcext:value-type="float">
            <text:p>652.57</text:p>
          </table:table-cell>
          <table:table-cell table:style-name="Default" office:value-type="float" office:value="760.21" calcext:value-type="float">
            <text:p>760.21</text:p>
          </table:table-cell>
          <table:table-cell office:value-type="float" office:value="800" calcext:value-type="float">
            <text:p>800</text:p>
          </table:table-cell>
          <table:table-cell table:style-name="ce38" table:formula="of:=[.D76]-[.B76]" office:value-type="float" office:value="147.43" calcext:value-type="float">
            <text:p>147.43</text:p>
          </table:table-cell>
          <table:table-cell table:style-name="ce38" table:formula="of:=([.B76]-[.D76])/[.D76]*100" office:value-type="float" office:value="-18.42875" calcext:value-type="float">
            <text:p>-18.4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Energizer Extreme AAA (6 mos) @160mA (0.2C)</text:p>
          </table:table-cell>
          <table:table-cell table:style-name="Default" office:value-type="float" office:value="659.06" calcext:value-type="float">
            <text:p>659.06</text:p>
          </table:table-cell>
          <table:table-cell table:style-name="Default" office:value-type="float" office:value="768.73" calcext:value-type="float">
            <text:p>768.73</text:p>
          </table:table-cell>
          <table:table-cell office:value-type="float" office:value="800" calcext:value-type="float">
            <text:p>800</text:p>
          </table:table-cell>
          <table:table-cell table:style-name="ce38" table:formula="of:=[.D77]-[.B77]" office:value-type="float" office:value="140.94" calcext:value-type="float">
            <text:p>140.94</text:p>
          </table:table-cell>
          <table:table-cell table:style-name="ce38" table:formula="of:=([.B77]-[.D77])/[.D77]*100" office:value-type="float" office:value="-17.6175" calcext:value-type="float">
            <text:p>-17.62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Duracell AAA @180mA (0.2C)</text:p>
          </table:table-cell>
          <table:table-cell office:value-type="float" office:value="831.11" calcext:value-type="float">
            <text:p>831.11</text:p>
          </table:table-cell>
          <table:table-cell office:value-type="float" office:value="973.29" calcext:value-type="float">
            <text:p>973.29</text:p>
          </table:table-cell>
          <table:table-cell table:style-name="ce7" office:value-type="float" office:value="900" calcext:value-type="float">
            <text:p>900</text:p>
          </table:table-cell>
          <table:table-cell table:style-name="ce23" table:formula="of:=[.D79]-[.B79]" office:value-type="float" office:value="68.89" calcext:value-type="float">
            <text:p>68.89</text:p>
          </table:table-cell>
          <table:table-cell table:style-name="ce23" table:formula="of:=([.B79]-[.D79])/[.D79]*100" office:value-type="float" office:value="-7.65444444444444" calcext:value-type="float">
            <text:p>-7.65</text:p>
          </table:table-cell>
          <table:table-cell office:value-type="currency" office:currency="CHF" office:value="5.23" calcext:value-type="currency">
            <text:p>CHF 5.23</text:p>
          </table:table-cell>
          <table:table-cell table:formula="of:=[.G79]/(SUM([.B79:.B82])/4)*100" office:value-type="currency" office:currency="CHF" office:value="0.630143258190055" calcext:value-type="currency">
            <text:p>CHF 0.63</text:p>
          </table:table-cell>
        </table:table-row>
        <table:table-row table:style-name="ro1">
          <table:table-cell table:style-name="ce26" office:value-type="string" calcext:value-type="string">
            <text:p>Duracell AAA @180mA (0.2C)</text:p>
          </table:table-cell>
          <table:table-cell office:value-type="float" office:value="831.48" calcext:value-type="float">
            <text:p>831.48</text:p>
          </table:table-cell>
          <table:table-cell office:value-type="float" office:value="978.36" calcext:value-type="float">
            <text:p>978.36</text:p>
          </table:table-cell>
          <table:table-cell office:value-type="float" office:value="900" calcext:value-type="float">
            <text:p>900</text:p>
          </table:table-cell>
          <table:table-cell table:style-name="ce38" table:formula="of:=[.D80]-[.B80]" office:value-type="float" office:value="68.52" calcext:value-type="float">
            <text:p>68.52</text:p>
          </table:table-cell>
          <table:table-cell table:style-name="ce38" table:formula="of:=([.B80]-[.D80])/[.D80]*100" office:value-type="float" office:value="-7.61333333333333" calcext:value-type="float">
            <text:p>-7.6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@180mA (0.2C)</text:p>
          </table:table-cell>
          <table:table-cell office:value-type="float" office:value="828.88" calcext:value-type="float">
            <text:p>828.88</text:p>
          </table:table-cell>
          <table:table-cell office:value-type="float" office:value="973.47" calcext:value-type="float">
            <text:p>973.47</text:p>
          </table:table-cell>
          <table:table-cell office:value-type="float" office:value="900" calcext:value-type="float">
            <text:p>900</text:p>
          </table:table-cell>
          <table:table-cell table:style-name="ce38" table:formula="of:=[.D81]-[.B81]" office:value-type="float" office:value="71.12" calcext:value-type="float">
            <text:p>71.12</text:p>
          </table:table-cell>
          <table:table-cell table:style-name="ce38" table:formula="of:=([.B81]-[.D81])/[.D81]*100" office:value-type="float" office:value="-7.90222222222222" calcext:value-type="float">
            <text:p>-7.9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@180mA (0.2C)</text:p>
          </table:table-cell>
          <table:table-cell office:value-type="float" office:value="828.41" calcext:value-type="float">
            <text:p>828.41</text:p>
          </table:table-cell>
          <table:table-cell office:value-type="float" office:value="968.32" calcext:value-type="float">
            <text:p>968.32</text:p>
          </table:table-cell>
          <table:table-cell office:value-type="float" office:value="900" calcext:value-type="float">
            <text:p>900</text:p>
          </table:table-cell>
          <table:table-cell table:style-name="ce38" table:formula="of:=[.D82]-[.B82]" office:value-type="float" office:value="71.59" calcext:value-type="float">
            <text:p>71.59</text:p>
          </table:table-cell>
          <table:table-cell table:style-name="ce38" table:formula="of:=([.B82]-[.D82])/[.D82]*100" office:value-type="float" office:value="-7.95444444444445" calcext:value-type="float">
            <text:p>-7.9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(ooc) @180mA (0.2C)</text:p>
          </table:table-cell>
          <table:table-cell office:value-type="float" office:value="862.11" calcext:value-type="float">
            <text:p>862.11</text:p>
          </table:table-cell>
          <table:table-cell office:value-type="float" office:value="1032.33" calcext:value-type="float">
            <text:p>1'032.33</text:p>
          </table:table-cell>
          <table:table-cell office:value-type="float" office:value="900" calcext:value-type="float">
            <text:p>900</text:p>
          </table:table-cell>
          <table:table-cell table:style-name="ce38" table:formula="of:=[.D83]-[.B83]" office:value-type="float" office:value="37.89" calcext:value-type="float">
            <text:p>37.89</text:p>
          </table:table-cell>
          <table:table-cell table:style-name="ce38" table:formula="of:=([.B83]-[.D83])/[.D83]*100" office:value-type="float" office:value="-4.21" calcext:value-type="float">
            <text:p>-4.2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(ooc) @180mA (0.2C)</text:p>
          </table:table-cell>
          <table:table-cell office:value-type="float" office:value="857.72" calcext:value-type="float">
            <text:p>857.72</text:p>
          </table:table-cell>
          <table:table-cell office:value-type="float" office:value="1029.73" calcext:value-type="float">
            <text:p>1'029.73</text:p>
          </table:table-cell>
          <table:table-cell office:value-type="float" office:value="900" calcext:value-type="float">
            <text:p>900</text:p>
          </table:table-cell>
          <table:table-cell table:style-name="ce38" table:formula="of:=[.D84]-[.B84]" office:value-type="float" office:value="42.28" calcext:value-type="float">
            <text:p>42.28</text:p>
          </table:table-cell>
          <table:table-cell table:style-name="ce38" table:formula="of:=([.B84]-[.D84])/[.D84]*100" office:value-type="float" office:value="-4.69777777777778" calcext:value-type="float">
            <text:p>-4.7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(3 mos) @180mA (0.2C)</text:p>
          </table:table-cell>
          <table:table-cell office:value-type="float" office:value="746.84" calcext:value-type="float">
            <text:p>746.84</text:p>
          </table:table-cell>
          <table:table-cell office:value-type="float" office:value="860.33" calcext:value-type="float">
            <text:p>860.33</text:p>
          </table:table-cell>
          <table:table-cell office:value-type="float" office:value="900" calcext:value-type="float">
            <text:p>900</text:p>
          </table:table-cell>
          <table:table-cell table:style-name="ce38" table:formula="of:=[.D85]-[.B85]" office:value-type="float" office:value="153.16" calcext:value-type="float">
            <text:p>153.16</text:p>
          </table:table-cell>
          <table:table-cell table:style-name="ce38" table:formula="of:=([.B85]-[.D85])/[.D85]*100" office:value-type="float" office:value="-17.0177777777778" calcext:value-type="float">
            <text:p>-17.0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(3 mos) @180mA (0.2C)</text:p>
          </table:table-cell>
          <table:table-cell office:value-type="float" office:value="723.62" calcext:value-type="float">
            <text:p>723.62</text:p>
          </table:table-cell>
          <table:table-cell office:value-type="float" office:value="832.16" calcext:value-type="float">
            <text:p>832.16</text:p>
          </table:table-cell>
          <table:table-cell office:value-type="float" office:value="900" calcext:value-type="float">
            <text:p>900</text:p>
          </table:table-cell>
          <table:table-cell table:style-name="ce38" table:formula="of:=[.D86]-[.B86]" office:value-type="float" office:value="176.38" calcext:value-type="float">
            <text:p>176.38</text:p>
          </table:table-cell>
          <table:table-cell table:style-name="ce38" table:formula="of:=([.B86]-[.D86])/[.D86]*100" office:value-type="float" office:value="-19.5977777777778" calcext:value-type="float">
            <text:p>-19.6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uracell AAA (6 mos) @180mA (0.2C)</text:p>
          </table:table-cell>
          <table:table-cell table:style-name="Default" office:value-type="float" office:value="720.97" calcext:value-type="float">
            <text:p>720.97</text:p>
          </table:table-cell>
          <table:table-cell table:style-name="Default" office:value-type="float" office:value="826.44" calcext:value-type="float">
            <text:p>826.44</text:p>
          </table:table-cell>
          <table:table-cell office:value-type="float" office:value="900" calcext:value-type="float">
            <text:p>900</text:p>
          </table:table-cell>
          <table:table-cell table:style-name="ce38" table:formula="of:=[.D87]-[.B87]" office:value-type="float" office:value="179.03" calcext:value-type="float">
            <text:p>179.03</text:p>
          </table:table-cell>
          <table:table-cell table:style-name="ce38" table:formula="of:=([.B87]-[.D87])/[.D87]*100" office:value-type="float" office:value="-19.8922222222222" calcext:value-type="float">
            <text:p>-19.8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uracell AAA (6 mos) @180mA (0.2C)</text:p>
          </table:table-cell>
          <table:table-cell table:style-name="Default" office:value-type="float" office:value="723.09" calcext:value-type="float">
            <text:p>723.09</text:p>
          </table:table-cell>
          <table:table-cell table:style-name="Default" office:value-type="float" office:value="833.2" calcext:value-type="float">
            <text:p>833.2</text:p>
          </table:table-cell>
          <table:table-cell table:style-name="ce6" office:value-type="float" office:value="900" calcext:value-type="float">
            <text:p>900</text:p>
          </table:table-cell>
          <table:table-cell table:style-name="ce22" table:formula="of:=[.D88]-[.B88]" office:value-type="float" office:value="176.91" calcext:value-type="float">
            <text:p>176.91</text:p>
          </table:table-cell>
          <table:table-cell table:style-name="ce22" table:formula="of:=([.B88]-[.D88])/[.D88]*100" office:value-type="float" office:value="-19.6566666666667" calcext:value-type="float">
            <text:p>-19.66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29" table:number-columns-repeated="2"/>
          <table:table-cell table:style-name="ce15"/>
          <table:table-cell table:style-name="ce41" table:number-columns-repeated="2"/>
          <table:table-cell table:style-name="ce62" table:number-columns-repeated="2"/>
        </table:table-row>
        <table:table-row table:style-name="ro1">
          <table:table-cell table:style-name="ce7" office:value-type="string" calcext:value-type="string">
            <text:p>MPower AAA @180mA (0.2C)</text:p>
          </table:table-cell>
          <table:table-cell office:value-type="float" office:value="908.03" calcext:value-type="float">
            <text:p>908.03</text:p>
          </table:table-cell>
          <table:table-cell office:value-type="float" office:value="1076.62" calcext:value-type="float">
            <text:p>1'076.62</text:p>
          </table:table-cell>
          <table:table-cell table:style-name="ce7" office:value-type="float" office:value="900" calcext:value-type="float">
            <text:p>900</text:p>
          </table:table-cell>
          <table:table-cell table:style-name="ce23" table:formula="of:=[.B90]-[.D90]" office:value-type="float" office:value="8.02999999999997" calcext:value-type="float">
            <text:p>8.03</text:p>
          </table:table-cell>
          <table:table-cell table:style-name="ce23" table:formula="of:=([.B90]-[.D90])/[.D90]*100" office:value-type="float" office:value="0.892222222222219" calcext:value-type="float">
            <text:p>0.89</text:p>
          </table:table-cell>
          <table:table-cell office:value-type="currency" office:currency="CHF" office:value="3.73" calcext:value-type="currency">
            <text:p>CHF 3.73</text:p>
          </table:table-cell>
          <table:table-cell table:formula="of:=[.G90]/(SUM([.B90:.B93])/4)*100" office:value-type="currency" office:currency="CHF" office:value="0.417108143393505" calcext:value-type="currency">
            <text:p>CHF 0.42</text:p>
          </table:table-cell>
        </table:table-row>
        <table:table-row table:style-name="ro1">
          <table:table-cell table:style-name="ce26" office:value-type="string" calcext:value-type="string">
            <text:p>MPower AAA @180mA (0.2C)</text:p>
          </table:table-cell>
          <table:table-cell office:value-type="float" office:value="875.22" calcext:value-type="float">
            <text:p>875.22</text:p>
          </table:table-cell>
          <table:table-cell office:value-type="float" office:value="1025.9" calcext:value-type="float">
            <text:p>1'025.90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91]-[.B91]" office:value-type="float" office:value="24.78" calcext:value-type="float">
            <text:p>24.78</text:p>
          </table:table-cell>
          <table:table-cell table:style-name="ce38" table:formula="of:=([.B91]-[.D91])/[.D91]*100" office:value-type="float" office:value="-2.75333333333333" calcext:value-type="float">
            <text:p>-2.7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@180mA (0.2C)</text:p>
          </table:table-cell>
          <table:table-cell office:value-type="float" office:value="883.98" calcext:value-type="float">
            <text:p>883.98</text:p>
          </table:table-cell>
          <table:table-cell office:value-type="float" office:value="1039.77" calcext:value-type="float">
            <text:p>1'039.77</text:p>
          </table:table-cell>
          <table:table-cell office:value-type="float" office:value="900" calcext:value-type="float">
            <text:p>900</text:p>
          </table:table-cell>
          <table:table-cell table:style-name="ce38" table:formula="of:=[.D92]-[.B92]" office:value-type="float" office:value="16.02" calcext:value-type="float">
            <text:p>16.02</text:p>
          </table:table-cell>
          <table:table-cell table:style-name="ce38" table:formula="of:=([.B92]-[.D92])/[.D92]*100" office:value-type="float" office:value="-1.78" calcext:value-type="float">
            <text:p>-1.7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@180mA (0.2C)</text:p>
          </table:table-cell>
          <table:table-cell office:value-type="float" office:value="909.78" calcext:value-type="float">
            <text:p>909.78</text:p>
          </table:table-cell>
          <table:table-cell office:value-type="float" office:value="1072.87" calcext:value-type="float">
            <text:p>1'072.87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B93]-[.D93]" office:value-type="float" office:value="9.77999999999997" calcext:value-type="float">
            <text:p>9.78</text:p>
          </table:table-cell>
          <table:table-cell table:style-name="ce38" table:formula="of:=([.B93]-[.D93])/[.D93]*100" office:value-type="float" office:value="1.08666666666666" calcext:value-type="float">
            <text:p>1.0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(ooc) @180mA (0.2C)</text:p>
          </table:table-cell>
          <table:table-cell office:value-type="float" office:value="921.71" calcext:value-type="float">
            <text:p>921.71</text:p>
          </table:table-cell>
          <table:table-cell office:value-type="float" office:value="1097.5" calcext:value-type="float">
            <text:p>1'097.50</text:p>
          </table:table-cell>
          <table:table-cell office:value-type="float" office:value="900" calcext:value-type="float">
            <text:p>900</text:p>
          </table:table-cell>
          <table:table-cell table:style-name="ce38" table:formula="of:=[.B94]-[.D94]" office:value-type="float" office:value="21.71" calcext:value-type="float">
            <text:p>21.71</text:p>
          </table:table-cell>
          <table:table-cell table:style-name="ce38" table:formula="of:=([.B94]-[.D94])/[.D94]*100" office:value-type="float" office:value="2.41222222222223" calcext:value-type="float">
            <text:p>2.4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(ooc) @180mA (0.2C)</text:p>
          </table:table-cell>
          <table:table-cell office:value-type="float" office:value="924.24" calcext:value-type="float">
            <text:p>924.24</text:p>
          </table:table-cell>
          <table:table-cell office:value-type="float" office:value="1102.88" calcext:value-type="float">
            <text:p>1'102.88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B95]-[.D95]" office:value-type="float" office:value="24.24" calcext:value-type="float">
            <text:p>24.24</text:p>
          </table:table-cell>
          <table:table-cell table:style-name="ce38" table:formula="of:=([.B95]-[.D95])/[.D95]*100" office:value-type="float" office:value="2.69333333333333" calcext:value-type="float">
            <text:p>2.69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(3 mos) @180mA (0.2C)</text:p>
          </table:table-cell>
          <table:table-cell office:value-type="float" office:value="786.15" calcext:value-type="float">
            <text:p>786.15</text:p>
          </table:table-cell>
          <table:table-cell office:value-type="float" office:value="905.31" calcext:value-type="float">
            <text:p>905.31</text:p>
          </table:table-cell>
          <table:table-cell office:value-type="float" office:value="900" calcext:value-type="float">
            <text:p>900</text:p>
          </table:table-cell>
          <table:table-cell table:style-name="ce38" table:formula="of:=[.D96]-[.B96]" office:value-type="float" office:value="113.85" calcext:value-type="float">
            <text:p>113.85</text:p>
          </table:table-cell>
          <table:table-cell table:style-name="ce38" table:formula="of:=([.B96]-[.D96])/[.D96]*100" office:value-type="float" office:value="-12.65" calcext:value-type="float">
            <text:p>-12.65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(3 mos) @180mA (0.2C)</text:p>
          </table:table-cell>
          <table:table-cell office:value-type="float" office:value="784.75" calcext:value-type="float">
            <text:p>784.75</text:p>
          </table:table-cell>
          <table:table-cell office:value-type="float" office:value="903.84" calcext:value-type="float">
            <text:p>903.84</text:p>
          </table:table-cell>
          <table:table-cell table:style-name="ce26" office:value-type="float" office:value="900" calcext:value-type="float">
            <text:p>900</text:p>
          </table:table-cell>
          <table:table-cell table:style-name="ce38" table:formula="of:=[.D97]-[.B97]" office:value-type="float" office:value="115.25" calcext:value-type="float">
            <text:p>115.25</text:p>
          </table:table-cell>
          <table:table-cell table:style-name="ce38" table:formula="of:=([.B97]-[.D97])/[.D97]*100" office:value-type="float" office:value="-12.8055555555556" calcext:value-type="float">
            <text:p>-12.8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MPower AAA (6 mos) @180mA (0.2C)</text:p>
          </table:table-cell>
          <table:table-cell table:style-name="Default" office:value-type="float" office:value="779.53" calcext:value-type="float">
            <text:p>779.53</text:p>
          </table:table-cell>
          <table:table-cell table:style-name="Default" office:value-type="float" office:value="898.56" calcext:value-type="float">
            <text:p>898.56</text:p>
          </table:table-cell>
          <table:table-cell office:value-type="float" office:value="900" calcext:value-type="float">
            <text:p>900</text:p>
          </table:table-cell>
          <table:table-cell table:style-name="ce38" table:formula="of:=[.D98]-[.B98]" office:value-type="float" office:value="120.47" calcext:value-type="float">
            <text:p>120.47</text:p>
          </table:table-cell>
          <table:table-cell table:style-name="ce38" table:formula="of:=([.B98]-[.D98])/[.D98]*100" office:value-type="float" office:value="-13.3855555555556" calcext:value-type="float">
            <text:p>-13.3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Power AAA (6 mos) @180mA (0.2C)</text:p>
          </table:table-cell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901.14" calcext:value-type="float">
            <text:p>901.14</text:p>
          </table:table-cell>
          <table:table-cell table:style-name="ce6" office:value-type="float" office:value="900" calcext:value-type="float">
            <text:p>900</text:p>
          </table:table-cell>
          <table:table-cell table:style-name="ce22" table:formula="of:=[.D99]-[.B99]" office:value-type="float" office:value="117.27" calcext:value-type="float">
            <text:p>117.27</text:p>
          </table:table-cell>
          <table:table-cell table:style-name="ce22" table:formula="of:=([.B99]-[.D99])/[.D99]*100" office:value-type="float" office:value="-13.03" calcext:value-type="float">
            <text:p>-13.03</text:p>
          </table:table-cell>
          <table:table-cell table:style-name="ce68" table:number-columns-repeated="2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itle="Benutzerdefiniert">
      <number:minutes number:style="long"/>
      <number:text>:</number:text>
      <number:seconds number:style="long"/>
    </number:time-style>
    <number:time-style style:name="N108" number:title="Benutzerdefiniert" number:truncate-on-overflow="false">
      <number:hours number:style="long"/>
      <number:text>:</number:text>
      <number:minutes number:style="long"/>
    </number:time-style>
    <number:number-style style:name="N109P0" style:volatile="true">
      <number:number number:decimal-places="2" number:min-decimal-places="2" number:min-integer-digits="1"/>
    </number:number-style>
    <number:number-style style:name="N109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1P0" style:volatile="true">
      <number:text>+</number:text>
      <number:number number:decimal-places="2" number:min-decimal-places="2" number:min-integer-digits="1"/>
    </number:number-style>
    <number:number-style style:name="N111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4" number:title="Benutzerdefiniert">
      <number:number number:decimal-places="4" number:min-decimal-places="4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6" number:title="Benutzerdefiniert"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>Rp</number:currency-symbol>
    </number:currency-style>
    <number:currency-style style:name="N118" number:title="Benutzerdefiniert">
      <number:text>-</number:text>
      <number:number number:decimal-places="2" number:min-decimal-places="2" number:min-integer-digits="1" number:grouping="true"/>
      <number:text> </number:text>
      <number:currency-symbol>Rp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>Rp.</number:currency-symbol>
    </number:currency-style>
    <number:currency-style style:name="N120" number:title="Benutzerdefiniert">
      <number:text>-</number:text>
      <number:number number:decimal-places="2" number:min-decimal-places="2" number:min-integer-digits="1" number:grouping="true"/>
      <number:text> </number:text>
      <number:currency-symbol>Rp.</number:currency-symbol>
      <style:map style:condition="value()&gt;=0" style:apply-style-name="N120P0"/>
    </number:currency-style>
    <number:number-style style:name="N121">
      <number:number number:decimal-places="1" number:min-decimal-places="1" number:min-integer-digits="1" number:grouping="true"/>
    </number:number-style>
    <number:percentage-style style:name="N123P0" style:volatile="true">
      <number:text>+</number:text>
      <number:number number:decimal-places="2" number:min-decimal-places="2" number:min-integer-digits="1"/>
      <number:text>%</number:text>
    </number:percentage-style>
    <number:percentage-style style:name="N123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3P0"/>
    </number:percentage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number number:decimal-places="2" number:min-decimal-places="2" number:min-integer-digits="1"/>
      <style:map style:condition="value()&gt;=0" style:apply-style-name="N124P0"/>
    </number:number-style>
    <number:currency-style style:name="N10108P0" style:volatile="true" number:language="de" number:country="CH">
      <number:currency-symbol>CHF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>CHF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de" number:country="CH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110" number:language="de" number:country="C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.00.0000</text:date>, <text:time style:data-style-name="N2" text:time-value="11:30:35.4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29T08:23:00.662000000</meta:creation-date>
    <meta:generator>LibreOffice/7.1.5.2$Windows_X86_64 LibreOffice_project/85f04e9f809797b8199d13c421bd8a2b025d52b5</meta:generator>
    <dc:date>2021-08-19T11:31:14.935000000</dc:date>
    <meta:editing-duration>P1DT9H24M6S</meta:editing-duration>
    <meta:editing-cycles>191</meta:editing-cycles>
    <meta:document-statistic meta:table-count="2" meta:cell-count="1135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9P0" style:volatile="true">
      <number:number number:decimal-places="2" number:min-decimal-places="2" number:min-integer-digits="1"/>
    </number:number-style>
    <number:number-style style:name="N109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2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olid-type="cuboid" chart:link-data-style-to-source="false"/>
    </style:style>
    <style:style style:name="ch12" style:family="chart">
      <style:chart-properties chart:solid-type="cuboid"/>
      <style:graphic-properties draw:fill-color="#228b2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3.411cm" svg:height="19.739cm" xlink:href=".." xlink:type="simple" chart:class="chart:bar" chart:style-name="ch1">
        <chart:title svg:x="26.29cm" svg:y="0.53cm" chart:style-name="ch2">
          <text:p>NiMh AAA:Measured capacity vs. advertised capacity</text:p>
        </chart:title>
        <chart:legend chart:legend-position="end" svg:x="60.195cm" svg:y="9.321cm" style:legend-expansion="high" chart:style-name="ch3"/>
        <chart:plot-area chart:style-name="ch4" table:cell-range-address="'NiMh AAA'.A2:'NiMh AAA'.B99 'NiMh AAA'.B1:'NiMh AAA'.B1 'NiMh AAA'.E1:'NiMh AAA'.E99" chart:data-source-has-labels="both" svg:x="1.268cm" svg:y="1.703cm" svg:width="57.659cm" svg:height="16.661cm">
          <chart:coordinate-region svg:x="3.573cm" svg:y="1.703cm" svg:width="55.354cm" svg:height="10.617cm"/>
          <chart:axis chart:dimension="x" chart:name="primary-x" chart:style-name="ch5" chartooo:axis-type="auto">
            <chartooo:date-scale/>
            <chart:title svg:x="20.872cm" svg:y="18.758cm" chart:style-name="ch6">
              <text:p>No note = 12h rest after charging | ooc = out of the charger | 3 mos = after 3 months in storage | 6 mos = after 6 months in storage</text:p>
            </chart:title>
            <chart:categories table:cell-range-address="'NiMh AAA'.A2:'NiMh AAA'.A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NiMh AAA'.B2:'NiMh AAA'.B99" chart:label-cell-address="'NiMh AAA'.B1:'NiMh AAA'.B1" chart:class="chart:bar">
            <chart:data-point chart:repeated="98"/>
          </chart:series>
          <chart:series chart:style-name="ch10" chart:values-cell-range-address="'NiMh AAA'.E2:'NiMh AAA'.E99" chart:label-cell-address="'NiMh AAA'.E1:'NiMh AAA'.E1" chart:class="chart:bar">
            <chart:data-point chart:repeated="24"/>
            <chart:data-point chart:style-name="ch11" chart:repeated="2"/>
            <chart:data-point chart:style-name="ch12" chart:repeated="2"/>
            <chart:data-point chart:repeated="60"/>
            <chart:data-point chart:style-name="ch12"/>
            <chart:data-point chart:repeated="2"/>
            <chart:data-point chart:style-name="ch12" chart:repeated="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mAh)</text:p>
                <draw:g>
                  <svg:desc>'NiMh AAA'.B1:'NiMh AAA'.B1</svg:desc>
                </draw:g>
              </table:table-cell>
              <table:table-cell office:value-type="string">
                <text:p>Deviation (mAh)</text:p>
                <draw:g>
                  <svg:desc>'NiMh AAA'.E1:'NiMh AA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rad AAA @10Ohm</text:p>
                <draw:g>
                  <svg:desc>'NiMh AAA'.A2:'NiMh AAA'.A99</svg:desc>
                </draw:g>
              </table:table-cell>
              <table:table-cell office:value-type="float" office:value="936.33">
                <text:p>936.33</text:p>
                <draw:g>
                  <svg:desc>'NiMh AAA'.B2:'NiMh AAA'.B99</svg:desc>
                </draw:g>
              </table:table-cell>
              <table:table-cell office:value-type="float" office:value="163.67">
                <text:p>163.67</text:p>
                <draw:g>
                  <svg:desc>'NiMh AAA'.E2:'NiMh AAA'.E99</svg:desc>
                </draw:g>
              </table:table-cell>
            </table:table-row>
            <table:table-row>
              <table:table-cell office:value-type="string">
                <text:p>Conrad AAA @10Ohm</text:p>
              </table:table-cell>
              <table:table-cell office:value-type="float" office:value="928.32">
                <text:p>928.32</text:p>
              </table:table-cell>
              <table:table-cell office:value-type="float" office:value="171.68">
                <text:p>171.68</text:p>
              </table:table-cell>
            </table:table-row>
            <table:table-row>
              <table:table-cell office:value-type="string">
                <text:p>Conrad AAA @10Ohm</text:p>
              </table:table-cell>
              <table:table-cell office:value-type="float" office:value="904.72">
                <text:p>904.72</text:p>
              </table:table-cell>
              <table:table-cell office:value-type="float" office:value="195.28">
                <text:p>195.28</text:p>
              </table:table-cell>
            </table:table-row>
            <table:table-row>
              <table:table-cell office:value-type="string">
                <text:p>Conrad AAA @10Ohm</text:p>
              </table:table-cell>
              <table:table-cell office:value-type="float" office:value="931.52">
                <text:p>931.52</text:p>
              </table:table-cell>
              <table:table-cell office:value-type="float" office:value="168.48">
                <text:p>168.48</text:p>
              </table:table-cell>
            </table:table-row>
            <table:table-row>
              <table:table-cell office:value-type="string">
                <text:p>Conrad AAA (ooc) @10Ohm</text:p>
              </table:table-cell>
              <table:table-cell office:value-type="float" office:value="990.53">
                <text:p>990.53</text:p>
              </table:table-cell>
              <table:table-cell office:value-type="float" office:value="109.47">
                <text:p>109.47</text:p>
              </table:table-cell>
            </table:table-row>
            <table:table-row>
              <table:table-cell office:value-type="string">
                <text:p>Conrad AAA (ooc) @10Ohm</text:p>
              </table:table-cell>
              <table:table-cell office:value-type="float" office:value="978.26">
                <text:p>978.26</text:p>
              </table:table-cell>
              <table:table-cell office:value-type="float" office:value="121.74">
                <text:p>121.74</text:p>
              </table:table-cell>
            </table:table-row>
            <table:table-row>
              <table:table-cell office:value-type="string">
                <text:p>Conrad AAA (3 mos) @10Ohm</text:p>
              </table:table-cell>
              <table:table-cell office:value-type="float" office:value="282.7">
                <text:p>282.7</text:p>
              </table:table-cell>
              <table:table-cell office:value-type="float" office:value="817.3">
                <text:p>817.3</text:p>
              </table:table-cell>
            </table:table-row>
            <table:table-row>
              <table:table-cell office:value-type="string">
                <text:p>Conrad AAA (3 mos) @10Ohm</text:p>
              </table:table-cell>
              <table:table-cell office:value-type="float" office:value="343.52">
                <text:p>343.52</text:p>
              </table:table-cell>
              <table:table-cell office:value-type="float" office:value="756.48">
                <text:p>756.48</text:p>
              </table:table-cell>
            </table:table-row>
            <table:table-row>
              <table:table-cell office:value-type="string">
                <text:p>Conrad AAA (6 mos) @10Ohm</text:p>
              </table:table-cell>
              <table:table-cell office:value-type="float" office:value="177.8">
                <text:p>177.8</text:p>
              </table:table-cell>
              <table:table-cell office:value-type="float" office:value="922.2">
                <text:p>922.2</text:p>
              </table:table-cell>
            </table:table-row>
            <table:table-row>
              <table:table-cell office:value-type="string">
                <text:p>Conrad AAA (6 mos) @10Ohm</text:p>
              </table:table-cell>
              <table:table-cell office:value-type="float" office:value="45.1">
                <text:p>45.1</text:p>
              </table:table-cell>
              <table:table-cell office:value-type="float" office:value="1054.9">
                <text:p>105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rad Endurance AAA @10Ohm</text:p>
              </table:table-cell>
              <table:table-cell office:value-type="float" office:value="923.07">
                <text:p>923.07</text:p>
              </table:table-cell>
              <table:table-cell office:value-type="float" office:value="76.93">
                <text:p>76.93</text:p>
              </table:table-cell>
            </table:table-row>
            <table:table-row>
              <table:table-cell office:value-type="string">
                <text:p>Conrad Endurance AAA @10Ohm</text:p>
              </table:table-cell>
              <table:table-cell office:value-type="float" office:value="911.61">
                <text:p>911.61</text:p>
              </table:table-cell>
              <table:table-cell office:value-type="float" office:value="88.39">
                <text:p>88.39</text:p>
              </table:table-cell>
            </table:table-row>
            <table:table-row>
              <table:table-cell office:value-type="string">
                <text:p>Conrad Endurance AAA @10Ohm</text:p>
              </table:table-cell>
              <table:table-cell office:value-type="float" office:value="933">
                <text:p>9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Conrad Endurance AAA @10Ohm</text:p>
              </table:table-cell>
              <table:table-cell office:value-type="float" office:value="890.8">
                <text:p>890.8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Conrad Endurance AAA (ooc) @10Ohm</text:p>
              </table:table-cell>
              <table:table-cell office:value-type="float" office:value="935.72">
                <text:p>935.72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string">
                <text:p>Conrad Endurance AAA (ooc) @10Ohm</text:p>
              </table:table-cell>
              <table:table-cell office:value-type="float" office:value="935.11">
                <text:p>935.11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Conrad Endurance AAA (3 mos) @10Ohm</text:p>
              </table:table-cell>
              <table:table-cell office:value-type="float" office:value="819.04">
                <text:p>819.04</text:p>
              </table:table-cell>
              <table:table-cell office:value-type="float" office:value="180.96">
                <text:p>180.96</text:p>
              </table:table-cell>
            </table:table-row>
            <table:table-row>
              <table:table-cell office:value-type="string">
                <text:p>Conrad Endurance AAA (3 mos) @10Ohm</text:p>
              </table:table-cell>
              <table:table-cell office:value-type="float" office:value="777.21">
                <text:p>777.21</text:p>
              </table:table-cell>
              <table:table-cell office:value-type="float" office:value="222.79">
                <text:p>222.79</text:p>
              </table:table-cell>
            </table:table-row>
            <table:table-row>
              <table:table-cell office:value-type="string">
                <text:p>Conrad Endurance AAA (6 mos) @10Ohm</text:p>
              </table:table-cell>
              <table:table-cell office:value-type="float" office:value="792.27">
                <text:p>792.27</text:p>
              </table:table-cell>
              <table:table-cell office:value-type="float" office:value="207.73">
                <text:p>207.73</text:p>
              </table:table-cell>
            </table:table-row>
            <table:table-row>
              <table:table-cell office:value-type="string">
                <text:p>Conrad Endurance AAA (6 mos) @10Ohm</text:p>
              </table:table-cell>
              <table:table-cell office:value-type="float" office:value="796.3">
                <text:p>796.3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AAA @10Ohm</text:p>
              </table:table-cell>
              <table:table-cell office:value-type="float" office:value="739.94">
                <text:p>739.94</text:p>
              </table:table-cell>
              <table:table-cell office:value-type="float" office:value="10.0599999999999">
                <text:p>10.0599999999999</text:p>
              </table:table-cell>
            </table:table-row>
            <table:table-row>
              <table:table-cell office:value-type="string">
                <text:p>Eneloop AAA @10Ohm</text:p>
              </table:table-cell>
              <table:table-cell office:value-type="float" office:value="726">
                <text:p>7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eloop AAA @10Ohm</text:p>
              </table:table-cell>
              <table:table-cell office:value-type="float" office:value="732.7">
                <text:p>732.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Eneloop AAA @10Ohm</text:p>
              </table:table-cell>
              <table:table-cell office:value-type="float" office:value="730.4">
                <text:p>730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Eneloop AAA (ooc) @10Ohm</text:p>
              </table:table-cell>
              <table:table-cell office:value-type="float" office:value="758.84">
                <text:p>758.84</text:p>
              </table:table-cell>
              <table:table-cell office:value-type="float" office:value="8.84000000000003">
                <text:p>8.84000000000003</text:p>
              </table:table-cell>
            </table:table-row>
            <table:table-row>
              <table:table-cell office:value-type="string">
                <text:p>Eneloop AAA (ooc) @10Ohm</text:p>
              </table:table-cell>
              <table:table-cell office:value-type="float" office:value="754.35">
                <text:p>754.35</text:p>
              </table:table-cell>
              <table:table-cell office:value-type="float" office:value="4.35000000000002">
                <text:p>4.35000000000002</text:p>
              </table:table-cell>
            </table:table-row>
            <table:table-row>
              <table:table-cell office:value-type="string">
                <text:p>Eneloop AAA (3 mos) @10Ohm</text:p>
              </table:table-cell>
              <table:table-cell office:value-type="float" office:value="675.34">
                <text:p>675.34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Eneloop AAA (3 mos) @10Ohm</text:p>
              </table:table-cell>
              <table:table-cell office:value-type="float" office:value="679.58">
                <text:p>679.58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Eneloop AAA (6 mos) @10Ohm</text:p>
              </table:table-cell>
              <table:table-cell office:value-type="float" office:value="661.53">
                <text:p>661.53</text:p>
              </table:table-cell>
              <table:table-cell office:value-type="float" office:value="88.47">
                <text:p>88.47</text:p>
              </table:table-cell>
            </table:table-row>
            <table:table-row>
              <table:table-cell office:value-type="string">
                <text:p>Eneloop AAA (6 mos) @10Ohm</text:p>
              </table:table-cell>
              <table:table-cell office:value-type="float" office:value="658.22">
                <text:p>658.22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Pro AAA @186mA (0.2C)</text:p>
              </table:table-cell>
              <table:table-cell office:value-type="float" office:value="887.01">
                <text:p>887.01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Eneloop Pro AAA @186mA (0.2C)</text:p>
              </table:table-cell>
              <table:table-cell office:value-type="float" office:value="887.32">
                <text:p>887.32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Eneloop Pro AAA @186mA (0.2C)</text:p>
              </table:table-cell>
              <table:table-cell office:value-type="float" office:value="876.2">
                <text:p>876.2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Eneloop Pro AAA @186mA (0.2C)</text:p>
              </table:table-cell>
              <table:table-cell office:value-type="float" office:value="874.9">
                <text:p>874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Eneloop Pro AAA (ooc) @186mA (0.2C)</text:p>
              </table:table-cell>
              <table:table-cell office:value-type="float" office:value="918.86">
                <text:p>918.86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Eneloop Pro AAA (ooc) @186mA (0.2C)</text:p>
              </table:table-cell>
              <table:table-cell office:value-type="float" office:value="924.11">
                <text:p>924.11</text:p>
              </table:table-cell>
              <table:table-cell office:value-type="float" office:value="5.88999999999999">
                <text:p>5.88999999999999</text:p>
              </table:table-cell>
            </table:table-row>
            <table:table-row>
              <table:table-cell office:value-type="string">
                <text:p>Eneloop Pro AAA (3 mos) @186mA (0.2C)</text:p>
              </table:table-cell>
              <table:table-cell office:value-type="float" office:value="803.5">
                <text:p>803.5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Eneloop Pro AAA (3 mos) @186mA (0.2C)</text:p>
              </table:table-cell>
              <table:table-cell office:value-type="float" office:value="800.13">
                <text:p>800.13</text:p>
              </table:table-cell>
              <table:table-cell office:value-type="float" office:value="129.87">
                <text:p>129.87</text:p>
              </table:table-cell>
            </table:table-row>
            <table:table-row>
              <table:table-cell office:value-type="string">
                <text:p>Eneloop Pro AAA (6 mos) @186mA (0.2C)</text:p>
              </table:table-cell>
              <table:table-cell office:value-type="float" office:value="777.16">
                <text:p>777.16</text:p>
              </table:table-cell>
              <table:table-cell office:value-type="float" office:value="152.84">
                <text:p>152.84</text:p>
              </table:table-cell>
            </table:table-row>
            <table:table-row>
              <table:table-cell office:value-type="string">
                <text:p>Eneloop Pro AAA (6 mos) @186mA (0.2C)</text:p>
              </table:table-cell>
              <table:table-cell office:value-type="float" office:value="783.03">
                <text:p>783.03</text:p>
              </table:table-cell>
              <table:table-cell office:value-type="float" office:value="146.97">
                <text:p>14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dda AAA @180mA (0.2C)</text:p>
              </table:table-cell>
              <table:table-cell office:value-type="float" office:value="861.51">
                <text:p>861.51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Ladda AAA @180mA (0.2C)</text:p>
              </table:table-cell>
              <table:table-cell office:value-type="float" office:value="852.62">
                <text:p>852.62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Ladda AAA @180mA (0.2C)</text:p>
              </table:table-cell>
              <table:table-cell office:value-type="float" office:value="837.99">
                <text:p>837.99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string">
                <text:p>Ladda AAA @180mA (0.2C)</text:p>
              </table:table-cell>
              <table:table-cell office:value-type="float" office:value="853.23">
                <text:p>853.23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Ladda AAA (ooc) @180mA (0.2C)</text:p>
              </table:table-cell>
              <table:table-cell office:value-type="float" office:value="885.05">
                <text:p>885.05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Ladda AAA (ooc) @180mA (0.2C)</text:p>
              </table:table-cell>
              <table:table-cell office:value-type="float" office:value="890.12">
                <text:p>890.12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Ladda AAA (3 mos) @180mA (0.2C)</text:p>
              </table:table-cell>
              <table:table-cell office:value-type="float" office:value="781.33">
                <text:p>781.33</text:p>
              </table:table-cell>
              <table:table-cell office:value-type="float" office:value="118.67">
                <text:p>118.67</text:p>
              </table:table-cell>
            </table:table-row>
            <table:table-row>
              <table:table-cell office:value-type="string">
                <text:p>Ladda AAA (3 mos) @180mA (0.2C)</text:p>
              </table:table-cell>
              <table:table-cell office:value-type="float" office:value="778.82">
                <text:p>778.82</text:p>
              </table:table-cell>
              <table:table-cell office:value-type="float" office:value="121.18">
                <text:p>121.18</text:p>
              </table:table-cell>
            </table:table-row>
            <table:table-row>
              <table:table-cell office:value-type="string">
                <text:p>Ladda AAA (6 mos) @180mA (0.2C)</text:p>
              </table:table-cell>
              <table:table-cell office:value-type="float" office:value="757.54">
                <text:p>757.54</text:p>
              </table:table-cell>
              <table:table-cell office:value-type="float" office:value="142.46">
                <text:p>142.46</text:p>
              </table:table-cell>
            </table:table-row>
            <table:table-row>
              <table:table-cell office:value-type="string">
                <text:p>Ladda AAA (6 mos) @180mA (0.2C)</text:p>
              </table:table-cell>
              <table:table-cell office:value-type="float" office:value="750.05">
                <text:p>750.05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Endless AAA @190mA (0.2C)</text:p>
              </table:table-cell>
              <table:table-cell office:value-type="float" office:value="837.08">
                <text:p>837.08</text:p>
              </table:table-cell>
              <table:table-cell office:value-type="float" office:value="112.92">
                <text:p>112.92</text:p>
              </table:table-cell>
            </table:table-row>
            <table:table-row>
              <table:table-cell office:value-type="string">
                <text:p>Varta Endless AAA @190mA (0.2C)</text:p>
              </table:table-cell>
              <table:table-cell office:value-type="float" office:value="859.18">
                <text:p>859.18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Varta Endless AAA @190mA (0.2C)</text:p>
              </table:table-cell>
              <table:table-cell office:value-type="float" office:value="852.31">
                <text:p>852.31</text:p>
              </table:table-cell>
              <table:table-cell office:value-type="float" office:value="97.6900000000001">
                <text:p>97.6900000000001</text:p>
              </table:table-cell>
            </table:table-row>
            <table:table-row>
              <table:table-cell office:value-type="string">
                <text:p>Varta Endless AAA @190mA (0.2C)</text:p>
              </table:table-cell>
              <table:table-cell office:value-type="float" office:value="867.07">
                <text:p>867.07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Varta Endless AAA (ooc) @190mA (0.2C)</text:p>
              </table:table-cell>
              <table:table-cell office:value-type="float" office:value="905.91">
                <text:p>905.91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Varta Endless AAA (ooc) @190mA (0.2C)</text:p>
              </table:table-cell>
              <table:table-cell office:value-type="float" office:value="904.68">
                <text:p>904.68</text:p>
              </table:table-cell>
              <table:table-cell office:value-type="float" office:value="45.3200000000001">
                <text:p>45.3200000000001</text:p>
              </table:table-cell>
            </table:table-row>
            <table:table-row>
              <table:table-cell office:value-type="string">
                <text:p>Varta Endless AAA (3 mos) @190mA (0.2C)</text:p>
              </table:table-cell>
              <table:table-cell office:value-type="float" office:value="808.45">
                <text:p>808.45</text:p>
              </table:table-cell>
              <table:table-cell office:value-type="float" office:value="141.55">
                <text:p>141.55</text:p>
              </table:table-cell>
            </table:table-row>
            <table:table-row>
              <table:table-cell office:value-type="string">
                <text:p>Varta Endless AAA (3 mos) @190mA (0.2C)</text:p>
              </table:table-cell>
              <table:table-cell office:value-type="float" office:value="793.2">
                <text:p>793.2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Varta Endless AAA (6 mos) @190mA (0.2C)</text:p>
              </table:table-cell>
              <table:table-cell office:value-type="float" office:value="760.53">
                <text:p>760.53</text:p>
              </table:table-cell>
              <table:table-cell office:value-type="float" office:value="189.47">
                <text:p>189.47</text:p>
              </table:table-cell>
            </table:table-row>
            <table:table-row>
              <table:table-cell office:value-type="string">
                <text:p>Varta Endless AAA (6 mos) @190mA (0.2C)</text:p>
              </table:table-cell>
              <table:table-cell office:value-type="float" office:value="774.58">
                <text:p>774.58</text:p>
              </table:table-cell>
              <table:table-cell office:value-type="float" office:value="175.42">
                <text:p>175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Extreme AAA @160mA (0.2C)</text:p>
              </table:table-cell>
              <table:table-cell office:value-type="float" office:value="733.69">
                <text:p>733.69</text:p>
              </table:table-cell>
              <table:table-cell office:value-type="float" office:value="66.31">
                <text:p>66.31</text:p>
              </table:table-cell>
            </table:table-row>
            <table:table-row>
              <table:table-cell office:value-type="string">
                <text:p>Energizer Extreme AAA @160mA (0.2C)</text:p>
              </table:table-cell>
              <table:table-cell office:value-type="float" office:value="740.03">
                <text:p>740.03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Energizer Extreme AAA @160mA (0.2C)</text:p>
              </table:table-cell>
              <table:table-cell office:value-type="float" office:value="717.07">
                <text:p>717.07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Energizer Extreme AAA @160mA (0.2C)</text:p>
              </table:table-cell>
              <table:table-cell office:value-type="float" office:value="729.92">
                <text:p>729.92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Energizer Extreme AAA (ooc) @160mA (0.2C)</text:p>
              </table:table-cell>
              <table:table-cell office:value-type="float" office:value="751.23">
                <text:p>751.23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Energizer Extreme AAA (ooc) @160mA (0.2C)</text:p>
              </table:table-cell>
              <table:table-cell office:value-type="float" office:value="753.51">
                <text:p>753.51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Energizer Extreme AAA (3 mos) @160mA (0.2C)</text:p>
              </table:table-cell>
              <table:table-cell office:value-type="float" office:value="678.78">
                <text:p>678.78</text:p>
              </table:table-cell>
              <table:table-cell office:value-type="float" office:value="121.22">
                <text:p>121.22</text:p>
              </table:table-cell>
            </table:table-row>
            <table:table-row>
              <table:table-cell office:value-type="string">
                <text:p>Energizer Extreme AAA (3 mos) @160mA (0.2C)</text:p>
              </table:table-cell>
              <table:table-cell office:value-type="float" office:value="676.36">
                <text:p>676.36</text:p>
              </table:table-cell>
              <table:table-cell office:value-type="float" office:value="123.64">
                <text:p>123.64</text:p>
              </table:table-cell>
            </table:table-row>
            <table:table-row>
              <table:table-cell office:value-type="string">
                <text:p>Energizer Extreme AAA (6 mos) @160mA (0.2C)</text:p>
              </table:table-cell>
              <table:table-cell office:value-type="float" office:value="652.57">
                <text:p>652.57</text:p>
              </table:table-cell>
              <table:table-cell office:value-type="float" office:value="147.43">
                <text:p>147.43</text:p>
              </table:table-cell>
            </table:table-row>
            <table:table-row>
              <table:table-cell office:value-type="string">
                <text:p>Energizer Extreme AAA (6 mos) @160mA (0.2C)</text:p>
              </table:table-cell>
              <table:table-cell office:value-type="float" office:value="659.06">
                <text:p>659.06</text:p>
              </table:table-cell>
              <table:table-cell office:value-type="float" office:value="140.94">
                <text:p>14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AAA @180mA (0.2C)</text:p>
              </table:table-cell>
              <table:table-cell office:value-type="float" office:value="831.11">
                <text:p>831.11</text:p>
              </table:table-cell>
              <table:table-cell office:value-type="float" office:value="68.89">
                <text:p>68.89</text:p>
              </table:table-cell>
            </table:table-row>
            <table:table-row>
              <table:table-cell office:value-type="string">
                <text:p>Duracell AAA @180mA (0.2C)</text:p>
              </table:table-cell>
              <table:table-cell office:value-type="float" office:value="831.48">
                <text:p>831.48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Duracell AAA @180mA (0.2C)</text:p>
              </table:table-cell>
              <table:table-cell office:value-type="float" office:value="828.88">
                <text:p>828.88</text:p>
              </table:table-cell>
              <table:table-cell office:value-type="float" office:value="71.12">
                <text:p>71.12</text:p>
              </table:table-cell>
            </table:table-row>
            <table:table-row>
              <table:table-cell office:value-type="string">
                <text:p>Duracell AAA @180mA (0.2C)</text:p>
              </table:table-cell>
              <table:table-cell office:value-type="float" office:value="828.41">
                <text:p>828.41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Duracell AAA (ooc) @180mA (0.2C)</text:p>
              </table:table-cell>
              <table:table-cell office:value-type="float" office:value="862.11">
                <text:p>862.11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Duracell AAA (ooc) @180mA (0.2C)</text:p>
              </table:table-cell>
              <table:table-cell office:value-type="float" office:value="857.72">
                <text:p>857.72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Duracell AAA (3 mos) @180mA (0.2C)</text:p>
              </table:table-cell>
              <table:table-cell office:value-type="float" office:value="746.84">
                <text:p>746.84</text:p>
              </table:table-cell>
              <table:table-cell office:value-type="float" office:value="153.16">
                <text:p>153.16</text:p>
              </table:table-cell>
            </table:table-row>
            <table:table-row>
              <table:table-cell office:value-type="string">
                <text:p>Duracell AAA (3 mos) @180mA (0.2C)</text:p>
              </table:table-cell>
              <table:table-cell office:value-type="float" office:value="723.62">
                <text:p>723.62</text:p>
              </table:table-cell>
              <table:table-cell office:value-type="float" office:value="176.38">
                <text:p>176.38</text:p>
              </table:table-cell>
            </table:table-row>
            <table:table-row>
              <table:table-cell office:value-type="string">
                <text:p>Duracell AAA (6 mos) @180mA (0.2C)</text:p>
              </table:table-cell>
              <table:table-cell office:value-type="float" office:value="720.97">
                <text:p>720.97</text:p>
              </table:table-cell>
              <table:table-cell office:value-type="float" office:value="179.03">
                <text:p>179.03</text:p>
              </table:table-cell>
            </table:table-row>
            <table:table-row>
              <table:table-cell office:value-type="string">
                <text:p>Duracell AAA (6 mos) @180mA (0.2C)</text:p>
              </table:table-cell>
              <table:table-cell office:value-type="float" office:value="723.09">
                <text:p>723.09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ower AAA @180mA (0.2C)</text:p>
              </table:table-cell>
              <table:table-cell office:value-type="float" office:value="908.03">
                <text:p>908.03</text:p>
              </table:table-cell>
              <table:table-cell office:value-type="float" office:value="8.02999999999997">
                <text:p>8.02999999999997</text:p>
              </table:table-cell>
            </table:table-row>
            <table:table-row>
              <table:table-cell office:value-type="string">
                <text:p>MPower AAA @180mA (0.2C)</text:p>
              </table:table-cell>
              <table:table-cell office:value-type="float" office:value="875.22">
                <text:p>875.22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MPower AAA @180mA (0.2C)</text:p>
              </table:table-cell>
              <table:table-cell office:value-type="float" office:value="883.98">
                <text:p>883.9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MPower AAA @180mA (0.2C)</text:p>
              </table:table-cell>
              <table:table-cell office:value-type="float" office:value="909.78">
                <text:p>909.78</text:p>
              </table:table-cell>
              <table:table-cell office:value-type="float" office:value="9.77999999999997">
                <text:p>9.77999999999997</text:p>
              </table:table-cell>
            </table:table-row>
            <table:table-row>
              <table:table-cell office:value-type="string">
                <text:p>MPower AAA (ooc) @180mA (0.2C)</text:p>
              </table:table-cell>
              <table:table-cell office:value-type="float" office:value="921.71">
                <text:p>921.71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MPower AAA (ooc) @180mA (0.2C)</text:p>
              </table:table-cell>
              <table:table-cell office:value-type="float" office:value="924.24">
                <text:p>924.24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MPower AAA (3 mos) @180mA (0.2C)</text:p>
              </table:table-cell>
              <table:table-cell office:value-type="float" office:value="786.15">
                <text:p>786.15</text:p>
              </table:table-cell>
              <table:table-cell office:value-type="float" office:value="113.85">
                <text:p>113.85</text:p>
              </table:table-cell>
            </table:table-row>
            <table:table-row>
              <table:table-cell office:value-type="string">
                <text:p>MPower AAA (3 mos) @180mA (0.2C)</text:p>
              </table:table-cell>
              <table:table-cell office:value-type="float" office:value="784.75">
                <text:p>784.75</text:p>
              </table:table-cell>
              <table:table-cell office:value-type="float" office:value="115.25">
                <text:p>115.25</text:p>
              </table:table-cell>
            </table:table-row>
            <table:table-row>
              <table:table-cell office:value-type="string">
                <text:p>MPower AAA (6 mos) @180mA (0.2C)</text:p>
              </table:table-cell>
              <table:table-cell office:value-type="float" office:value="779.53">
                <text:p>779.53</text:p>
              </table:table-cell>
              <table:table-cell office:value-type="float" office:value="120.47">
                <text:p>120.47</text:p>
              </table:table-cell>
            </table:table-row>
            <table:table-row>
              <table:table-cell office:value-type="string">
                <text:p>MPower AAA (6 mos) @180mA (0.2C)</text:p>
              </table:table-cell>
              <table:table-cell office:value-type="float" office:value="782.73">
                <text:p>782.73</text:p>
              </table:table-cell>
              <table:table-cell office:value-type="float" office:value="117.27">
                <text:p>117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9P0" style:volatile="true">
      <number:number number:decimal-places="2" number:min-decimal-places="2" number:min-integer-digits="1"/>
    </number:number-style>
    <number:number-style style:name="N109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olid-type="cuboid" chart:link-data-style-to-source="false"/>
    </style:style>
    <style:style style:name="ch12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228b22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3.304cm" svg:height="19.732cm" xlink:href=".." xlink:type="simple" chart:class="chart:bar" chart:style-name="ch1">
        <chart:title svg:x="26.317cm" svg:y="0.53cm" chart:style-name="ch2">
          <text:p>NiMh AA: Measured capacity vs. advertised capacity</text:p>
        </chart:title>
        <chart:legend chart:legend-position="end" svg:x="60.088cm" svg:y="9.318cm" style:legend-expansion="high" chart:style-name="ch3"/>
        <chart:plot-area chart:style-name="ch4" table:cell-range-address="'NiMh AA'.A2:'NiMh AA'.B99 'NiMh AA'.B1:'NiMh AA'.B1 'NiMh AA'.E1:'NiMh AA'.E99" chart:data-source-has-labels="both" svg:x="1.266cm" svg:y="1.703cm" svg:width="57.556cm" svg:height="16.654cm">
          <chart:coordinate-region svg:x="3.275cm" svg:y="1.703cm" svg:width="55.547cm" svg:height="10.78cm"/>
          <chart:axis chart:dimension="x" chart:name="primary-x" chart:style-name="ch5" chartooo:axis-type="auto">
            <chartooo:date-scale/>
            <chart:title svg:x="20.819cm" svg:y="18.751cm" chart:style-name="ch6">
              <text:p>No note = 12h rest after charging | ooc = out of the charger | 3 mos = after 3 months in storage | 6 mos = after 6 months in storage</text:p>
            </chart:title>
            <chart:categories table:cell-range-address="'NiMh AA'.A2:'NiMh AA'.A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NiMh AA'.B2:'NiMh AA'.B99" chart:label-cell-address="'NiMh AA'.B1:'NiMh AA'.B1" chart:class="chart:bar">
            <chart:data-point chart:repeated="31"/>
            <chart:data-point chart:style-name="ch10"/>
            <chart:data-point chart:repeated="2"/>
            <chart:data-point chart:style-name="ch11"/>
            <chart:data-point chart:repeated="63"/>
          </chart:series>
          <chart:series chart:style-name="ch12" chart:values-cell-range-address="'NiMh AA'.E2:'NiMh AA'.E99" chart:label-cell-address="'NiMh AA'.E1:'NiMh AA'.E1" chart:class="chart:bar">
            <chart:data-point chart:repeated="34"/>
            <chart:data-point chart:style-name="ch10" chart:repeated="2"/>
            <chart:data-point chart:repeated="38"/>
            <chart:data-point chart:style-name="ch10" chart:repeated="2"/>
            <chart:data-point chart:repeated="8"/>
            <chart:data-point chart:style-name="ch10" chart:repeated="2"/>
            <chart:data-point chart:repeated="6"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mAh)</text:p>
                <draw:g>
                  <svg:desc>'NiMh AA'.B1:'NiMh AA'.B1</svg:desc>
                </draw:g>
              </table:table-cell>
              <table:table-cell office:value-type="string">
                <text:p>Deviation (mAh)</text:p>
                <draw:g>
                  <svg:desc>'NiMh AA'.E1:'NiMh A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rad AA @5Ohm</text:p>
                <draw:g>
                  <svg:desc>'NiMh AA'.A2:'NiMh AA'.A99</svg:desc>
                </draw:g>
              </table:table-cell>
              <table:table-cell office:value-type="float" office:value="2088.94">
                <text:p>2088.94</text:p>
                <draw:g>
                  <svg:desc>'NiMh AA'.B2:'NiMh AA'.B99</svg:desc>
                </draw:g>
              </table:table-cell>
              <table:table-cell office:value-type="float" office:value="661.06">
                <text:p>661.06</text:p>
                <draw:g>
                  <svg:desc>'NiMh AA'.E2:'NiMh AA'.E99</svg:desc>
                </draw:g>
              </table:table-cell>
            </table:table-row>
            <table:table-row>
              <table:table-cell office:value-type="string">
                <text:p>Conrad AA @5Ohm</text:p>
              </table:table-cell>
              <table:table-cell office:value-type="float" office:value="2040.69">
                <text:p>2040.69</text:p>
              </table:table-cell>
              <table:table-cell office:value-type="float" office:value="709.31">
                <text:p>709.31</text:p>
              </table:table-cell>
            </table:table-row>
            <table:table-row>
              <table:table-cell office:value-type="string">
                <text:p>Conrad AA @5Ohm</text:p>
              </table:table-cell>
              <table:table-cell office:value-type="float" office:value="2011.35">
                <text:p>2011.35</text:p>
              </table:table-cell>
              <table:table-cell office:value-type="float" office:value="738.65">
                <text:p>738.65</text:p>
              </table:table-cell>
            </table:table-row>
            <table:table-row>
              <table:table-cell office:value-type="string">
                <text:p>Conrad AA @5Ohm</text:p>
              </table:table-cell>
              <table:table-cell office:value-type="float" office:value="1838.87">
                <text:p>1838.87</text:p>
              </table:table-cell>
              <table:table-cell office:value-type="float" office:value="911.13">
                <text:p>911.13</text:p>
              </table:table-cell>
            </table:table-row>
            <table:table-row>
              <table:table-cell office:value-type="string">
                <text:p>Conrad AA (ooc) @5Ohm</text:p>
              </table:table-cell>
              <table:table-cell office:value-type="float" office:value="2138.86">
                <text:p>2138.86</text:p>
              </table:table-cell>
              <table:table-cell office:value-type="float" office:value="611.14">
                <text:p>611.14</text:p>
              </table:table-cell>
            </table:table-row>
            <table:table-row>
              <table:table-cell office:value-type="string">
                <text:p>Conrad AA (ooc) @5Ohm</text:p>
              </table:table-cell>
              <table:table-cell office:value-type="float" office:value="2088.79">
                <text:p>2088.79</text:p>
              </table:table-cell>
              <table:table-cell office:value-type="float" office:value="661.21">
                <text:p>661.21</text:p>
              </table:table-cell>
            </table:table-row>
            <table:table-row>
              <table:table-cell office:value-type="string">
                <text:p>Conrad AA (3 mos) @5Ohm</text:p>
              </table:table-cell>
              <table:table-cell office:value-type="float" office:value="441.97">
                <text:p>441.97</text:p>
              </table:table-cell>
              <table:table-cell office:value-type="float" office:value="2308.03">
                <text:p>2308.03</text:p>
              </table:table-cell>
            </table:table-row>
            <table:table-row>
              <table:table-cell office:value-type="string">
                <text:p>Conrad AA (3 mos) @5Ohm</text:p>
              </table:table-cell>
              <table:table-cell office:value-type="float" office:value="833.64">
                <text:p>833.64</text:p>
              </table:table-cell>
              <table:table-cell office:value-type="float" office:value="1916.36">
                <text:p>1916.36</text:p>
              </table:table-cell>
            </table:table-row>
            <table:table-row>
              <table:table-cell office:value-type="string">
                <text:p>Conrad AA (6 mos) @5Ohm</text:p>
              </table:table-cell>
              <table:table-cell office:value-type="float" office:value="108.54">
                <text:p>108.54</text:p>
              </table:table-cell>
              <table:table-cell office:value-type="float" office:value="2641.46">
                <text:p>2641.46</text:p>
              </table:table-cell>
            </table:table-row>
            <table:table-row>
              <table:table-cell office:value-type="string">
                <text:p>Conrad AA (6 mos) @5Ohm</text:p>
              </table:table-cell>
              <table:table-cell office:value-type="float" office:value="0">
                <text:p>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rad Endurance AA @5Ohm</text:p>
              </table:table-cell>
              <table:table-cell office:value-type="float" office:value="2268.4">
                <text:p>2268.4</text:p>
              </table:table-cell>
              <table:table-cell office:value-type="float" office:value="331.6">
                <text:p>331.6</text:p>
              </table:table-cell>
            </table:table-row>
            <table:table-row>
              <table:table-cell office:value-type="string">
                <text:p>Conrad Endurance AA @5Ohm</text:p>
              </table:table-cell>
              <table:table-cell office:value-type="float" office:value="2203.05">
                <text:p>2203.05</text:p>
              </table:table-cell>
              <table:table-cell office:value-type="float" office:value="396.95">
                <text:p>396.95</text:p>
              </table:table-cell>
            </table:table-row>
            <table:table-row>
              <table:table-cell office:value-type="string">
                <text:p>Conrad Endurance AA @5Ohm</text:p>
              </table:table-cell>
              <table:table-cell office:value-type="float" office:value="2244.77">
                <text:p>2244.77</text:p>
              </table:table-cell>
              <table:table-cell office:value-type="float" office:value="355.23">
                <text:p>355.23</text:p>
              </table:table-cell>
            </table:table-row>
            <table:table-row>
              <table:table-cell office:value-type="string">
                <text:p>Conrad Endurance AA @5Ohm</text:p>
              </table:table-cell>
              <table:table-cell office:value-type="float" office:value="2263.22">
                <text:p>2263.22</text:p>
              </table:table-cell>
              <table:table-cell office:value-type="float" office:value="336.78">
                <text:p>336.78</text:p>
              </table:table-cell>
            </table:table-row>
            <table:table-row>
              <table:table-cell office:value-type="string">
                <text:p>Conrad Endurance AA (ooc) @5Ohm</text:p>
              </table:table-cell>
              <table:table-cell office:value-type="float" office:value="2386.34">
                <text:p>2386.34</text:p>
              </table:table-cell>
              <table:table-cell office:value-type="float" office:value="213.66">
                <text:p>213.66</text:p>
              </table:table-cell>
            </table:table-row>
            <table:table-row>
              <table:table-cell office:value-type="string">
                <text:p>Conrad Endurance AA (ooc) @5Ohm</text:p>
              </table:table-cell>
              <table:table-cell office:value-type="float" office:value="2425.67">
                <text:p>2425.67</text:p>
              </table:table-cell>
              <table:table-cell office:value-type="float" office:value="174.33">
                <text:p>174.33</text:p>
              </table:table-cell>
            </table:table-row>
            <table:table-row>
              <table:table-cell office:value-type="string">
                <text:p>Conrad Endurance AA (3 mos) @5Ohm</text:p>
              </table:table-cell>
              <table:table-cell office:value-type="float" office:value="1853.14">
                <text:p>1853.14</text:p>
              </table:table-cell>
              <table:table-cell office:value-type="float" office:value="746.86">
                <text:p>746.86</text:p>
              </table:table-cell>
            </table:table-row>
            <table:table-row>
              <table:table-cell office:value-type="string">
                <text:p>Conrad Endurance AA (3 mos) @5Ohm</text:p>
              </table:table-cell>
              <table:table-cell office:value-type="float" office:value="1940.86">
                <text:p>1940.86</text:p>
              </table:table-cell>
              <table:table-cell office:value-type="float" office:value="659.14">
                <text:p>659.14</text:p>
              </table:table-cell>
            </table:table-row>
            <table:table-row>
              <table:table-cell office:value-type="string">
                <text:p>Conrad Endurance AA (6 mos) @5Ohm</text:p>
              </table:table-cell>
              <table:table-cell office:value-type="float" office:value="802.97">
                <text:p>802.97</text:p>
              </table:table-cell>
              <table:table-cell office:value-type="float" office:value="1797.03">
                <text:p>1797.03</text:p>
              </table:table-cell>
            </table:table-row>
            <table:table-row>
              <table:table-cell office:value-type="string">
                <text:p>Conrad Endurance AA (6 mos) @5Ohm</text:p>
              </table:table-cell>
              <table:table-cell office:value-type="float" office:value="1865.41">
                <text:p>1865.41</text:p>
              </table:table-cell>
              <table:table-cell office:value-type="float" office:value="734.59">
                <text:p>734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AA @5Ohm</text:p>
              </table:table-cell>
              <table:table-cell office:value-type="float" office:value="1798.19">
                <text:p>1798.19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Eneloop AA @5Ohm</text:p>
              </table:table-cell>
              <table:table-cell office:value-type="float" office:value="1747.89">
                <text:p>1747.89</text:p>
              </table:table-cell>
              <table:table-cell office:value-type="float" office:value="152.11">
                <text:p>152.11</text:p>
              </table:table-cell>
            </table:table-row>
            <table:table-row>
              <table:table-cell office:value-type="string">
                <text:p>Eneloop AA @5Ohm</text:p>
              </table:table-cell>
              <table:table-cell office:value-type="float" office:value="1726.66">
                <text:p>1726.66</text:p>
              </table:table-cell>
              <table:table-cell office:value-type="float" office:value="173.34">
                <text:p>173.34</text:p>
              </table:table-cell>
            </table:table-row>
            <table:table-row>
              <table:table-cell office:value-type="string">
                <text:p>Eneloop AA @5Ohm</text:p>
              </table:table-cell>
              <table:table-cell office:value-type="float" office:value="1706.37">
                <text:p>1706.37</text:p>
              </table:table-cell>
              <table:table-cell office:value-type="float" office:value="193.63">
                <text:p>193.63</text:p>
              </table:table-cell>
            </table:table-row>
            <table:table-row>
              <table:table-cell office:value-type="string">
                <text:p>Eneloop AA (ooc) @5Ohm</text:p>
              </table:table-cell>
              <table:table-cell office:value-type="float" office:value="1848.72">
                <text:p>1848.72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Eneloop AA (ooc) @250mA*</text:p>
              </table:table-cell>
              <table:table-cell office:value-type="float" office:value="1855.9">
                <text:p>1855.9</text:p>
              </table:table-cell>
              <table:table-cell office:value-type="float" office:value="44.0999999999999">
                <text:p>44.0999999999999</text:p>
              </table:table-cell>
            </table:table-row>
            <table:table-row>
              <table:table-cell office:value-type="string">
                <text:p>Eneloop AA (3 mos) @5Ohm</text:p>
              </table:table-cell>
              <table:table-cell office:value-type="float" office:value="1684.23">
                <text:p>1684.23</text:p>
              </table:table-cell>
              <table:table-cell office:value-type="float" office:value="215.77">
                <text:p>215.77</text:p>
              </table:table-cell>
            </table:table-row>
            <table:table-row>
              <table:table-cell office:value-type="string">
                <text:p>Eneloop AA (3 mos) @5Ohm</text:p>
              </table:table-cell>
              <table:table-cell office:value-type="float" office:value="1671.58">
                <text:p>1671.58</text:p>
              </table:table-cell>
              <table:table-cell office:value-type="float" office:value="228.42">
                <text:p>228.42</text:p>
              </table:table-cell>
            </table:table-row>
            <table:table-row>
              <table:table-cell office:value-type="string">
                <text:p>Eneloop AA (6 mos) @5Ohm</text:p>
              </table:table-cell>
              <table:table-cell office:value-type="float" office:value="1645.86">
                <text:p>1645.86</text:p>
              </table:table-cell>
              <table:table-cell office:value-type="float" office:value="254.14">
                <text:p>254.14</text:p>
              </table:table-cell>
            </table:table-row>
            <table:table-row>
              <table:table-cell office:value-type="string">
                <text:p>Eneloop AA (6 mos) @5Ohm</text:p>
              </table:table-cell>
              <table:table-cell office:value-type="float" office:value="1627.04">
                <text:p>1627.04</text:p>
              </table:table-cell>
              <table:table-cell office:value-type="float" office:value="272.96">
                <text:p>272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Pro AA @500mA (0.2C)</text:p>
              </table:table-cell>
              <table:table-cell office:value-type="float" office:value="2400.29">
                <text:p>2400.29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string">
                <text:p>Eneloop Pro AA @500mA (0.2C)</text:p>
              </table:table-cell>
              <table:table-cell office:value-type="float" office:value="2359.65">
                <text:p>2359.65</text:p>
              </table:table-cell>
              <table:table-cell office:value-type="float" office:value="140.35">
                <text:p>140.35</text:p>
              </table:table-cell>
            </table:table-row>
            <table:table-row>
              <table:table-cell office:value-type="string">
                <text:p>Eneloop Pro AA @500mA (0.2C)</text:p>
              </table:table-cell>
              <table:table-cell office:value-type="float" office:value="2340.34">
                <text:p>2340.34</text:p>
              </table:table-cell>
              <table:table-cell office:value-type="float" office:value="159.66">
                <text:p>159.66</text:p>
              </table:table-cell>
            </table:table-row>
            <table:table-row>
              <table:table-cell office:value-type="string">
                <text:p>Eneloop Pro AA @500mA (0.2C)</text:p>
              </table:table-cell>
              <table:table-cell office:value-type="float" office:value="2344.05">
                <text:p>2344.05</text:p>
              </table:table-cell>
              <table:table-cell office:value-type="float" office:value="155.95">
                <text:p>155.95</text:p>
              </table:table-cell>
            </table:table-row>
            <table:table-row>
              <table:table-cell office:value-type="string">
                <text:p>Eneloop Pro AA (ooc) @500mA (0.2C)</text:p>
              </table:table-cell>
              <table:table-cell office:value-type="float" office:value="2471.18">
                <text:p>2471.18</text:p>
              </table:table-cell>
              <table:table-cell office:value-type="float" office:value="28.8200000000002">
                <text:p>28.8200000000002</text:p>
              </table:table-cell>
            </table:table-row>
            <table:table-row>
              <table:table-cell office:value-type="string">
                <text:p>Eneloop Pro AA (ooc) @500mA (0.2C)</text:p>
              </table:table-cell>
              <table:table-cell office:value-type="float" office:value="2468.94">
                <text:p>2468.94</text:p>
              </table:table-cell>
              <table:table-cell office:value-type="float" office:value="31.0599999999999">
                <text:p>31.0599999999999</text:p>
              </table:table-cell>
            </table:table-row>
            <table:table-row>
              <table:table-cell office:value-type="string">
                <text:p>Eneloop Pro AA (3 mos) @500mA (0.2C)</text:p>
              </table:table-cell>
              <table:table-cell office:value-type="float" office:value="2126.66">
                <text:p>2126.66</text:p>
              </table:table-cell>
              <table:table-cell office:value-type="float" office:value="373.34">
                <text:p>373.34</text:p>
              </table:table-cell>
            </table:table-row>
            <table:table-row>
              <table:table-cell office:value-type="string">
                <text:p>Eneloop Pro AA (3 mos) @500mA (0.2C)</text:p>
              </table:table-cell>
              <table:table-cell office:value-type="float" office:value="2129.87">
                <text:p>2129.87</text:p>
              </table:table-cell>
              <table:table-cell office:value-type="float" office:value="370.13">
                <text:p>370.13</text:p>
              </table:table-cell>
            </table:table-row>
            <table:table-row>
              <table:table-cell office:value-type="string">
                <text:p>Eneloop Pro AA (6 mos) @500mA (0.2C)</text:p>
              </table:table-cell>
              <table:table-cell office:value-type="float" office:value="2087.43">
                <text:p>2087.43</text:p>
              </table:table-cell>
              <table:table-cell office:value-type="float" office:value="412.57">
                <text:p>412.57</text:p>
              </table:table-cell>
            </table:table-row>
            <table:table-row>
              <table:table-cell office:value-type="string">
                <text:p>Eneloop Pro AA (6 mos) @500mA (0.2C)</text:p>
              </table:table-cell>
              <table:table-cell office:value-type="float" office:value="2081.81">
                <text:p>2081.81</text:p>
              </table:table-cell>
              <table:table-cell office:value-type="float" office:value="418.19">
                <text:p>41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dda AA @5Ohm</text:p>
              </table:table-cell>
              <table:table-cell office:value-type="float" office:value="2377.44">
                <text:p>2377.44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Ladda AA @5Ohm</text:p>
              </table:table-cell>
              <table:table-cell office:value-type="float" office:value="2320.66">
                <text:p>2320.66</text:p>
              </table:table-cell>
              <table:table-cell office:value-type="float" office:value="129.34">
                <text:p>129.34</text:p>
              </table:table-cell>
            </table:table-row>
            <table:table-row>
              <table:table-cell office:value-type="string">
                <text:p>Ladda AA @5Ohm</text:p>
              </table:table-cell>
              <table:table-cell office:value-type="float" office:value="2334.66">
                <text:p>2334.66</text:p>
              </table:table-cell>
              <table:table-cell office:value-type="float" office:value="115.34">
                <text:p>115.34</text:p>
              </table:table-cell>
            </table:table-row>
            <table:table-row>
              <table:table-cell office:value-type="string">
                <text:p>Ladda AA @5Ohm</text:p>
              </table:table-cell>
              <table:table-cell office:value-type="float" office:value="2297.25">
                <text:p>2297.25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Ladda AA (ooc) @5Ohm</text:p>
              </table:table-cell>
              <table:table-cell office:value-type="float" office:value="2405.31">
                <text:p>2405.31</text:p>
              </table:table-cell>
              <table:table-cell office:value-type="float" office:value="44.6900000000001">
                <text:p>44.6900000000001</text:p>
              </table:table-cell>
            </table:table-row>
            <table:table-row>
              <table:table-cell office:value-type="string">
                <text:p>Ladda AA (ooc) @5Ohm</text:p>
              </table:table-cell>
              <table:table-cell office:value-type="float" office:value="2403.62">
                <text:p>2403.62</text:p>
              </table:table-cell>
              <table:table-cell office:value-type="float" office:value="46.3800000000001">
                <text:p>46.3800000000001</text:p>
              </table:table-cell>
            </table:table-row>
            <table:table-row>
              <table:table-cell office:value-type="string">
                <text:p>Ladda AA (3 mos) @5Ohm</text:p>
              </table:table-cell>
              <table:table-cell office:value-type="float" office:value="2159.33">
                <text:p>2159.33</text:p>
              </table:table-cell>
              <table:table-cell office:value-type="float" office:value="290.67">
                <text:p>290.67</text:p>
              </table:table-cell>
            </table:table-row>
            <table:table-row>
              <table:table-cell office:value-type="string">
                <text:p>Ladda AA (3 mos) @5Ohm</text:p>
              </table:table-cell>
              <table:table-cell office:value-type="float" office:value="2103.77">
                <text:p>2103.77</text:p>
              </table:table-cell>
              <table:table-cell office:value-type="float" office:value="346.23">
                <text:p>346.23</text:p>
              </table:table-cell>
            </table:table-row>
            <table:table-row>
              <table:table-cell office:value-type="string">
                <text:p>Ladda AA (6 mos) @5Ohm</text:p>
              </table:table-cell>
              <table:table-cell office:value-type="float" office:value="2070.77">
                <text:p>2070.77</text:p>
              </table:table-cell>
              <table:table-cell office:value-type="float" office:value="379.23">
                <text:p>379.23</text:p>
              </table:table-cell>
            </table:table-row>
            <table:table-row>
              <table:table-cell office:value-type="string">
                <text:p>Ladda AA (6 mos) @5Ohm</text:p>
              </table:table-cell>
              <table:table-cell office:value-type="float" office:value="2043.47">
                <text:p>2043.47</text:p>
              </table:table-cell>
              <table:table-cell office:value-type="float" office:value="406.53">
                <text:p>406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Endless AA @500mA (0.2C)</text:p>
              </table:table-cell>
              <table:table-cell office:value-type="float" office:value="2251.28">
                <text:p>2251.28</text:p>
              </table:table-cell>
              <table:table-cell office:value-type="float" office:value="248.72">
                <text:p>248.72</text:p>
              </table:table-cell>
            </table:table-row>
            <table:table-row>
              <table:table-cell office:value-type="string">
                <text:p>Varta Endless AA @500mA (0.2C)</text:p>
              </table:table-cell>
              <table:table-cell office:value-type="float" office:value="2227.67">
                <text:p>2227.67</text:p>
              </table:table-cell>
              <table:table-cell office:value-type="float" office:value="272.33">
                <text:p>272.33</text:p>
              </table:table-cell>
            </table:table-row>
            <table:table-row>
              <table:table-cell office:value-type="string">
                <text:p>Varta Endless AA @500mA (0.2C)</text:p>
              </table:table-cell>
              <table:table-cell office:value-type="float" office:value="2245.99">
                <text:p>2245.99</text:p>
              </table:table-cell>
              <table:table-cell office:value-type="float" office:value="254.01">
                <text:p>254.01</text:p>
              </table:table-cell>
            </table:table-row>
            <table:table-row>
              <table:table-cell office:value-type="string">
                <text:p>Varta Endless AA @500mA (0.2C)</text:p>
              </table:table-cell>
              <table:table-cell office:value-type="float" office:value="2225.19">
                <text:p>2225.19</text:p>
              </table:table-cell>
              <table:table-cell office:value-type="float" office:value="274.81">
                <text:p>274.81</text:p>
              </table:table-cell>
            </table:table-row>
            <table:table-row>
              <table:table-cell office:value-type="string">
                <text:p>Varta Endless AA (ooc) @500mA (0.2C)</text:p>
              </table:table-cell>
              <table:table-cell office:value-type="float" office:value="2382.2">
                <text:p>2382.2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Varta Endless AA (ooc) @500mA (0.2C)</text:p>
              </table:table-cell>
              <table:table-cell office:value-type="float" office:value="2379.25">
                <text:p>2379.25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Varta Endless AA (3 mos) @500mA (0.2C)</text:p>
              </table:table-cell>
              <table:table-cell office:value-type="float" office:value="1960.51">
                <text:p>1960.51</text:p>
              </table:table-cell>
              <table:table-cell office:value-type="float" office:value="539.49">
                <text:p>539.49</text:p>
              </table:table-cell>
            </table:table-row>
            <table:table-row>
              <table:table-cell office:value-type="string">
                <text:p>Varta Endless AA (3 mos) @500mA (0.2C)</text:p>
              </table:table-cell>
              <table:table-cell office:value-type="float" office:value="1932.35">
                <text:p>1932.35</text:p>
              </table:table-cell>
              <table:table-cell office:value-type="float" office:value="567.65">
                <text:p>567.65</text:p>
              </table:table-cell>
            </table:table-row>
            <table:table-row>
              <table:table-cell office:value-type="string">
                <text:p>Varta Endless AA (6 mos) @500mA (0.2C)</text:p>
              </table:table-cell>
              <table:table-cell office:value-type="float" office:value="1899.03">
                <text:p>1899.03</text:p>
              </table:table-cell>
              <table:table-cell office:value-type="float" office:value="600.97">
                <text:p>600.97</text:p>
              </table:table-cell>
            </table:table-row>
            <table:table-row>
              <table:table-cell office:value-type="string">
                <text:p>Varta Endless AA (6 mos) @500mA (0.2C)</text:p>
              </table:table-cell>
              <table:table-cell office:value-type="float" office:value="1911.89">
                <text:p>1911.89</text:p>
              </table:table-cell>
              <table:table-cell office:value-type="float" office:value="588.11">
                <text:p>588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Extreme AA @460mA (0.2C)</text:p>
              </table:table-cell>
              <table:table-cell office:value-type="float" office:value="2012.1">
                <text:p>2012.1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string">
                <text:p>Energizer Extreme AA @460mA (0.2C)</text:p>
              </table:table-cell>
              <table:table-cell office:value-type="float" office:value="2005.41">
                <text:p>2005.41</text:p>
              </table:table-cell>
              <table:table-cell office:value-type="float" office:value="294.59">
                <text:p>294.59</text:p>
              </table:table-cell>
            </table:table-row>
            <table:table-row>
              <table:table-cell office:value-type="string">
                <text:p>Energizer Extreme AA @460mA (0.2C)</text:p>
              </table:table-cell>
              <table:table-cell office:value-type="float" office:value="2014.08">
                <text:p>2014.08</text:p>
              </table:table-cell>
              <table:table-cell office:value-type="float" office:value="285.92">
                <text:p>285.92</text:p>
              </table:table-cell>
            </table:table-row>
            <table:table-row>
              <table:table-cell office:value-type="string">
                <text:p>Energizer Extreme AA @460mA (0.2C)</text:p>
              </table:table-cell>
              <table:table-cell office:value-type="float" office:value="1991.54">
                <text:p>1991.54</text:p>
              </table:table-cell>
              <table:table-cell office:value-type="float" office:value="308.46">
                <text:p>308.46</text:p>
              </table:table-cell>
            </table:table-row>
            <table:table-row>
              <table:table-cell office:value-type="string">
                <text:p>Energizer Extreme AA (ooc) @460mA (0.2C)</text:p>
              </table:table-cell>
              <table:table-cell office:value-type="float" office:value="2120.89">
                <text:p>2120.89</text:p>
              </table:table-cell>
              <table:table-cell office:value-type="float" office:value="179.11">
                <text:p>179.11</text:p>
              </table:table-cell>
            </table:table-row>
            <table:table-row>
              <table:table-cell office:value-type="string">
                <text:p>Energizer Extreme AA (ooc) @460mA (0.2C)</text:p>
              </table:table-cell>
              <table:table-cell office:value-type="float" office:value="2134.65">
                <text:p>2134.65</text:p>
              </table:table-cell>
              <table:table-cell office:value-type="float" office:value="165.35">
                <text:p>165.35</text:p>
              </table:table-cell>
            </table:table-row>
            <table:table-row>
              <table:table-cell office:value-type="string">
                <text:p>Energizer Extreme AA (3 mos) @460mA (0.2C)</text:p>
              </table:table-cell>
              <table:table-cell office:value-type="float" office:value="1791.28">
                <text:p>1791.28</text:p>
              </table:table-cell>
              <table:table-cell office:value-type="float" office:value="508.72">
                <text:p>508.72</text:p>
              </table:table-cell>
            </table:table-row>
            <table:table-row>
              <table:table-cell office:value-type="string">
                <text:p>Energizer Extreme AA (3 mos) @460mA (0.2C)</text:p>
              </table:table-cell>
              <table:table-cell office:value-type="float" office:value="1768.27">
                <text:p>1768.27</text:p>
              </table:table-cell>
              <table:table-cell office:value-type="float" office:value="531.73">
                <text:p>531.73</text:p>
              </table:table-cell>
            </table:table-row>
            <table:table-row>
              <table:table-cell office:value-type="string">
                <text:p>Energizer Extreme AA (6 mos) @460mA (0.2C)</text:p>
              </table:table-cell>
              <table:table-cell office:value-type="float" office:value="1718.66">
                <text:p>1718.66</text:p>
              </table:table-cell>
              <table:table-cell office:value-type="float" office:value="581.34">
                <text:p>581.34</text:p>
              </table:table-cell>
            </table:table-row>
            <table:table-row>
              <table:table-cell office:value-type="string">
                <text:p>Energizer Extreme AA (6 mos) @460mA (0.2C)</text:p>
              </table:table-cell>
              <table:table-cell office:value-type="float" office:value="1709.95">
                <text:p>1709.95</text:p>
              </table:table-cell>
              <table:table-cell office:value-type="float" office:value="590.05">
                <text:p>59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AA @500mA (0.2C)</text:p>
              </table:table-cell>
              <table:table-cell office:value-type="float" office:value="2277.8">
                <text:p>2277.8</text:p>
              </table:table-cell>
              <table:table-cell office:value-type="float" office:value="222.2">
                <text:p>222.2</text:p>
              </table:table-cell>
            </table:table-row>
            <table:table-row>
              <table:table-cell office:value-type="string">
                <text:p>Duracell AA @500mA (0.2C)</text:p>
              </table:table-cell>
              <table:table-cell office:value-type="float" office:value="2239.52">
                <text:p>2239.52</text:p>
              </table:table-cell>
              <table:table-cell office:value-type="float" office:value="260.48">
                <text:p>260.48</text:p>
              </table:table-cell>
            </table:table-row>
            <table:table-row>
              <table:table-cell office:value-type="string">
                <text:p>Duracell AA @500mA (0.2C)</text:p>
              </table:table-cell>
              <table:table-cell office:value-type="float" office:value="2273.98">
                <text:p>2273.98</text:p>
              </table:table-cell>
              <table:table-cell office:value-type="float" office:value="226.02">
                <text:p>226.02</text:p>
              </table:table-cell>
            </table:table-row>
            <table:table-row>
              <table:table-cell office:value-type="string">
                <text:p>Duracell AA @500mA (0.2C)</text:p>
              </table:table-cell>
              <table:table-cell office:value-type="float" office:value="2301.43">
                <text:p>2301.43</text:p>
              </table:table-cell>
              <table:table-cell office:value-type="float" office:value="198.57">
                <text:p>198.57</text:p>
              </table:table-cell>
            </table:table-row>
            <table:table-row>
              <table:table-cell office:value-type="string">
                <text:p>Duracell AA (ooc) @500mA (0.2C)</text:p>
              </table:table-cell>
              <table:table-cell office:value-type="float" office:value="2359.16">
                <text:p>2359.16</text:p>
              </table:table-cell>
              <table:table-cell office:value-type="float" office:value="140.84">
                <text:p>140.84</text:p>
              </table:table-cell>
            </table:table-row>
            <table:table-row>
              <table:table-cell office:value-type="string">
                <text:p>Duracell AA (ooc) @500mA (0.2C)</text:p>
              </table:table-cell>
              <table:table-cell office:value-type="float" office:value="2330.43">
                <text:p>2330.43</text:p>
              </table:table-cell>
              <table:table-cell office:value-type="float" office:value="169.57">
                <text:p>169.57</text:p>
              </table:table-cell>
            </table:table-row>
            <table:table-row>
              <table:table-cell office:value-type="string">
                <text:p>Duracell AA (3 mos) @500mA (0.2C)</text:p>
              </table:table-cell>
              <table:table-cell office:value-type="float" office:value="1980.94">
                <text:p>1980.94</text:p>
              </table:table-cell>
              <table:table-cell office:value-type="float" office:value="519.06">
                <text:p>519.06</text:p>
              </table:table-cell>
            </table:table-row>
            <table:table-row>
              <table:table-cell office:value-type="string">
                <text:p>Duracell AA (3 mos) @500mA (0.2C)</text:p>
              </table:table-cell>
              <table:table-cell office:value-type="float" office:value="1977.05">
                <text:p>1977.05</text:p>
              </table:table-cell>
              <table:table-cell office:value-type="float" office:value="522.95">
                <text:p>522.95</text:p>
              </table:table-cell>
            </table:table-row>
            <table:table-row>
              <table:table-cell office:value-type="string">
                <text:p>Duracell AA (6 mos) @500mA (0.2C)</text:p>
              </table:table-cell>
              <table:table-cell office:value-type="float" office:value="1956.59">
                <text:p>1956.59</text:p>
              </table:table-cell>
              <table:table-cell office:value-type="float" office:value="543.41">
                <text:p>543.41</text:p>
              </table:table-cell>
            </table:table-row>
            <table:table-row>
              <table:table-cell office:value-type="string">
                <text:p>Duracell AA (6 mos) @500mA (0.2C)</text:p>
              </table:table-cell>
              <table:table-cell office:value-type="float" office:value="2009.78">
                <text:p>2009.78</text:p>
              </table:table-cell>
              <table:table-cell office:value-type="float" office:value="490.22">
                <text:p>490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ower AA @500mA (0.2C)</text:p>
              </table:table-cell>
              <table:table-cell office:value-type="float" office:value="2411.53">
                <text:p>2411.53</text:p>
              </table:table-cell>
              <table:table-cell office:value-type="float" office:value="88.4699999999998">
                <text:p>88.4699999999998</text:p>
              </table:table-cell>
            </table:table-row>
            <table:table-row>
              <table:table-cell office:value-type="string">
                <text:p>MPower AA @500mA (0.2C)</text:p>
              </table:table-cell>
              <table:table-cell office:value-type="float" office:value="2425.37">
                <text:p>2425.37</text:p>
              </table:table-cell>
              <table:table-cell office:value-type="float" office:value="74.6300000000001">
                <text:p>74.6300000000001</text:p>
              </table:table-cell>
            </table:table-row>
            <table:table-row>
              <table:table-cell office:value-type="string">
                <text:p>MPower AA @500mA (0.2C)</text:p>
              </table:table-cell>
              <table:table-cell office:value-type="float" office:value="2420.91">
                <text:p>2420.91</text:p>
              </table:table-cell>
              <table:table-cell office:value-type="float" office:value="79.0900000000002">
                <text:p>79.0900000000002</text:p>
              </table:table-cell>
            </table:table-row>
            <table:table-row>
              <table:table-cell office:value-type="string">
                <text:p>MPower AA @500mA (0.2C)</text:p>
              </table:table-cell>
              <table:table-cell office:value-type="float" office:value="2416.62">
                <text:p>2416.62</text:p>
              </table:table-cell>
              <table:table-cell office:value-type="float" office:value="83.3800000000001">
                <text:p>83.3800000000001</text:p>
              </table:table-cell>
            </table:table-row>
            <table:table-row>
              <table:table-cell office:value-type="string">
                <text:p>MPower AA (ooc) @500mA (0.2C)</text:p>
              </table:table-cell>
              <table:table-cell office:value-type="float" office:value="2514.95">
                <text:p>2514.95</text:p>
              </table:table-cell>
              <table:table-cell office:value-type="float" office:value="14.9499999999998">
                <text:p>14.9499999999998</text:p>
              </table:table-cell>
            </table:table-row>
            <table:table-row>
              <table:table-cell office:value-type="string">
                <text:p>MPower AA (ooc) @500mA (0.2C)</text:p>
              </table:table-cell>
              <table:table-cell office:value-type="float" office:value="2500.78">
                <text:p>2500.78</text:p>
              </table:table-cell>
              <table:table-cell office:value-type="float" office:value="0.7800000000002">
                <text:p>0.7800000000002</text:p>
              </table:table-cell>
            </table:table-row>
            <table:table-row>
              <table:table-cell office:value-type="string">
                <text:p>MPower AA (3 mos) @500mA (0.2C)</text:p>
              </table:table-cell>
              <table:table-cell office:value-type="float" office:value="2004.95">
                <text:p>2004.95</text:p>
              </table:table-cell>
              <table:table-cell office:value-type="float" office:value="495.05">
                <text:p>495.05</text:p>
              </table:table-cell>
            </table:table-row>
            <table:table-row>
              <table:table-cell office:value-type="string">
                <text:p>MPower AA (3 mos) @500mA (0.2C)</text:p>
              </table:table-cell>
              <table:table-cell office:value-type="float" office:value="1889.09">
                <text:p>1889.09</text:p>
              </table:table-cell>
              <table:table-cell office:value-type="float" office:value="610.91">
                <text:p>610.91</text:p>
              </table:table-cell>
            </table:table-row>
            <table:table-row>
              <table:table-cell office:value-type="string">
                <text:p>MPower AA (6 mos) @500mA (0.2C)</text:p>
              </table:table-cell>
              <table:table-cell office:value-type="float" office:value="1565.81">
                <text:p>1565.81</text:p>
              </table:table-cell>
              <table:table-cell office:value-type="float" office:value="934.19">
                <text:p>934.19</text:p>
              </table:table-cell>
            </table:table-row>
            <table:table-row>
              <table:table-cell office:value-type="string">
                <text:p>MPower AA (6 mos) @500mA (0.2C)</text:p>
              </table:table-cell>
              <table:table-cell office:value-type="float" office:value="1240.56">
                <text:p>1240.56</text:p>
              </table:table-cell>
              <table:table-cell office:value-type="float" office:value="1259.44">
                <text:p>125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number number:decimal-places="2" number:min-decimal-places="2" number:min-integer-digits="1"/>
      <style:map style:condition="value()&gt;=0" style:apply-style-name="N124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minimum="-100" chart:maximum="-0" chart:origin="0" chart:reverse-direction="tru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72cm" svg:height="13.839cm" xlink:href=".." xlink:type="simple" chart:class="chart:bar" chart:style-name="ch1">
        <chart:title svg:x="11.559cm" svg:y="0.425cm" chart:style-name="ch2">
          <text:p>NiMh AA: Self discharge over time (lower is better)</text:p>
        </chart:title>
        <chart:plot-area chart:style-name="ch3" table:cell-range-address="'NiMh AA'.A8:'NiMh AA'.A12 'NiMh AA'.A19:'NiMh AA'.A23 'NiMh AA'.A30:'NiMh AA'.A34 'NiMh AA'.A41:'NiMh AA'.A45 'NiMh AA'.A52:'NiMh AA'.A56 'NiMh AA'.A63:'NiMh AA'.A67 'NiMh AA'.A74:'NiMh AA'.A78 'NiMh AA'.A85:'NiMh AA'.A89 'NiMh AA'.A96:'NiMh AA'.A99 'NiMh AA'.F1:'NiMh AA'.F1 'NiMh AA'.F8:'NiMh AA'.F12 'NiMh AA'.F19:'NiMh AA'.F23 'NiMh AA'.F30:'NiMh AA'.F34 'NiMh AA'.F41:'NiMh AA'.F45 'NiMh AA'.F52:'NiMh AA'.F56 'NiMh AA'.F63:'NiMh AA'.F67 'NiMh AA'.F74:'NiMh AA'.F78 'NiMh AA'.F85:'NiMh AA'.F89 'NiMh AA'.F96:'NiMh AA'.F99" chart:data-source-has-labels="both" svg:x="0.141cm" svg:y="1.475cm" svg:width="30.6cm" svg:height="12.191cm">
          <chart:coordinate-region svg:x="3.018cm" svg:y="1.674cm" svg:width="27.723cm" svg:height="6.317cm"/>
          <chart:axis chart:dimension="x" chart:name="primary-x" chart:style-name="ch4" chartooo:axis-type="auto">
            <chartooo:date-scale/>
            <chart:categories table:cell-range-address="'NiMh AA'.A8:'NiMh AA'.A12 'NiMh AA'.A19:'NiMh AA'.A23 'NiMh AA'.A30:'NiMh AA'.A34 'NiMh AA'.A41:'NiMh AA'.A45 'NiMh AA'.A52:'NiMh AA'.A56 'NiMh AA'.A63:'NiMh AA'.A67 'NiMh AA'.A74:'NiMh AA'.A78 'NiMh AA'.A85:'NiMh AA'.A89 'NiMh AA'.A96:'NiMh AA'.A99"/>
          </chart:axis>
          <chart:axis chart:dimension="y" chart:name="primary-y" chart:style-name="ch5">
            <chart:title svg:x="0.562cm" svg:y="5.607cm" chart:style-name="ch6">
              <text:p>Discharge (%)</text:p>
            </chart:title>
            <chart:grid chart:style-name="ch7" chart:class="major"/>
          </chart:axis>
          <chart:series chart:style-name="ch8" chart:values-cell-range-address="'NiMh AA'.F8:'NiMh AA'.F12 'NiMh AA'.F19:'NiMh AA'.F23 'NiMh AA'.F30:'NiMh AA'.F34 'NiMh AA'.F41:'NiMh AA'.F45 'NiMh AA'.F52:'NiMh AA'.F56 'NiMh AA'.F63:'NiMh AA'.F67 'NiMh AA'.F74:'NiMh AA'.F78 'NiMh AA'.F85:'NiMh AA'.F89 'NiMh AA'.F96:'NiMh AA'.F99" chart:label-cell-address="'NiMh AA'.F1:'NiMh AA'.F1" chart:class="chart:bar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ation (%)</text:p>
                <draw:g>
                  <svg:desc>'NiMh AA'.F1:'NiMh A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rad AA (3 mos) @5Ohm</text:p>
                <draw:g>
                  <svg:desc>'NiMh AA'.A8:'NiMh AA'.A12 'NiMh AA'.A19:'NiMh AA'.A23 'NiMh AA'.A30:'NiMh AA'.A34 'NiMh AA'.A41:'NiMh AA'.A45 'NiMh AA'.A52:'NiMh AA'.A56 'NiMh AA'.A63:'NiMh AA'.A67 'NiMh AA'.A74:'NiMh AA'.A78 'NiMh AA'.A85:'NiMh AA'.A89 'NiMh AA'.A96:'NiMh AA'.A99</svg:desc>
                </draw:g>
              </table:table-cell>
              <table:table-cell office:value-type="float" office:value="-83.9283636363636">
                <text:p>-83.9283636363636</text:p>
                <draw:g>
                  <svg:desc>'NiMh AA'.F8:'NiMh AA'.F12 'NiMh AA'.F19:'NiMh AA'.F23 'NiMh AA'.F30:'NiMh AA'.F34 'NiMh AA'.F41:'NiMh AA'.F45 'NiMh AA'.F52:'NiMh AA'.F56 'NiMh AA'.F63:'NiMh AA'.F67 'NiMh AA'.F74:'NiMh AA'.F78 'NiMh AA'.F85:'NiMh AA'.F89 'NiMh AA'.F96:'NiMh AA'.F99</svg:desc>
                </draw:g>
              </table:table-cell>
            </table:table-row>
            <table:table-row>
              <table:table-cell office:value-type="string">
                <text:p>Conrad AA (3 mos) @5Ohm</text:p>
              </table:table-cell>
              <table:table-cell office:value-type="float" office:value="-69.6858181818182">
                <text:p>-69.6858181818182</text:p>
              </table:table-cell>
            </table:table-row>
            <table:table-row>
              <table:table-cell office:value-type="string">
                <text:p>Conrad AA (6 mos) @5Ohm</text:p>
              </table:table-cell>
              <table:table-cell office:value-type="float" office:value="-96.0530909090909">
                <text:p>-96.0530909090909</text:p>
              </table:table-cell>
            </table:table-row>
            <table:table-row>
              <table:table-cell office:value-type="string">
                <text:p>Conrad AA (6 mos) @5Ohm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rad Endurance AA (3 mos) @5Ohm</text:p>
              </table:table-cell>
              <table:table-cell office:value-type="float" office:value="-28.7253846153846">
                <text:p>-28.7253846153846</text:p>
              </table:table-cell>
            </table:table-row>
            <table:table-row>
              <table:table-cell office:value-type="string">
                <text:p>Conrad Endurance AA (3 mos) @5Ohm</text:p>
              </table:table-cell>
              <table:table-cell office:value-type="float" office:value="-25.3515384615385">
                <text:p>-25.3515384615385</text:p>
              </table:table-cell>
            </table:table-row>
            <table:table-row>
              <table:table-cell office:value-type="string">
                <text:p>Conrad Endurance AA (6 mos) @5Ohm</text:p>
              </table:table-cell>
              <table:table-cell office:value-type="float" office:value="-69.1165384615385">
                <text:p>-69.1165384615385</text:p>
              </table:table-cell>
            </table:table-row>
            <table:table-row>
              <table:table-cell office:value-type="string">
                <text:p>Conrad Endurance AA (6 mos) @5Ohm</text:p>
              </table:table-cell>
              <table:table-cell office:value-type="float" office:value="-28.2534615384615">
                <text:p>-28.2534615384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AA (3 mos) @5Ohm</text:p>
              </table:table-cell>
              <table:table-cell office:value-type="float" office:value="-11.3563157894737">
                <text:p>-11.3563157894737</text:p>
              </table:table-cell>
            </table:table-row>
            <table:table-row>
              <table:table-cell office:value-type="string">
                <text:p>Eneloop AA (3 mos) @5Ohm</text:p>
              </table:table-cell>
              <table:table-cell office:value-type="float" office:value="-12.0221052631579">
                <text:p>-12.0221052631579</text:p>
              </table:table-cell>
            </table:table-row>
            <table:table-row>
              <table:table-cell office:value-type="string">
                <text:p>Eneloop AA (6 mos) @5Ohm</text:p>
              </table:table-cell>
              <table:table-cell office:value-type="float" office:value="-13.3757894736842">
                <text:p>-13.3757894736842</text:p>
              </table:table-cell>
            </table:table-row>
            <table:table-row>
              <table:table-cell office:value-type="string">
                <text:p>Eneloop AA (6 mos) @5Ohm</text:p>
              </table:table-cell>
              <table:table-cell office:value-type="float" office:value="-14.3663157894737">
                <text:p>-14.366315789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Pro AA (3 mos) @500mA (0.2C)</text:p>
              </table:table-cell>
              <table:table-cell office:value-type="float" office:value="-14.9336">
                <text:p>-14.9336</text:p>
              </table:table-cell>
            </table:table-row>
            <table:table-row>
              <table:table-cell office:value-type="string">
                <text:p>Eneloop Pro AA (3 mos) @500mA (0.2C)</text:p>
              </table:table-cell>
              <table:table-cell office:value-type="float" office:value="-14.8052">
                <text:p>-14.8052</text:p>
              </table:table-cell>
            </table:table-row>
            <table:table-row>
              <table:table-cell office:value-type="string">
                <text:p>Eneloop Pro AA (6 mos) @500mA (0.2C)</text:p>
              </table:table-cell>
              <table:table-cell office:value-type="float" office:value="-16.5028">
                <text:p>-16.5028</text:p>
              </table:table-cell>
            </table:table-row>
            <table:table-row>
              <table:table-cell office:value-type="string">
                <text:p>Eneloop Pro AA (6 mos) @500mA (0.2C)</text:p>
              </table:table-cell>
              <table:table-cell office:value-type="float" office:value="-16.7276">
                <text:p>-16.7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dda AA (3 mos) @5Ohm</text:p>
              </table:table-cell>
              <table:table-cell office:value-type="float" office:value="-11.8640816326531">
                <text:p>-11.8640816326531</text:p>
              </table:table-cell>
            </table:table-row>
            <table:table-row>
              <table:table-cell office:value-type="string">
                <text:p>Ladda AA (3 mos) @5Ohm</text:p>
              </table:table-cell>
              <table:table-cell office:value-type="float" office:value="-14.1318367346939">
                <text:p>-14.1318367346939</text:p>
              </table:table-cell>
            </table:table-row>
            <table:table-row>
              <table:table-cell office:value-type="string">
                <text:p>Ladda AA (6 mos) @5Ohm</text:p>
              </table:table-cell>
              <table:table-cell office:value-type="float" office:value="-15.4787755102041">
                <text:p>-15.4787755102041</text:p>
              </table:table-cell>
            </table:table-row>
            <table:table-row>
              <table:table-cell office:value-type="string">
                <text:p>Ladda AA (6 mos) @5Ohm</text:p>
              </table:table-cell>
              <table:table-cell office:value-type="float" office:value="-16.5930612244898">
                <text:p>-16.593061224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Endless AA (3 mos) @500mA (0.2C)</text:p>
              </table:table-cell>
              <table:table-cell office:value-type="float" office:value="-21.5796">
                <text:p>-21.5796</text:p>
              </table:table-cell>
            </table:table-row>
            <table:table-row>
              <table:table-cell office:value-type="string">
                <text:p>Varta Endless AA (3 mos) @500mA (0.2C)</text:p>
              </table:table-cell>
              <table:table-cell office:value-type="float" office:value="-22.706">
                <text:p>-22.706</text:p>
              </table:table-cell>
            </table:table-row>
            <table:table-row>
              <table:table-cell office:value-type="string">
                <text:p>Varta Endless AA (6 mos) @500mA (0.2C)</text:p>
              </table:table-cell>
              <table:table-cell office:value-type="float" office:value="-24.0388">
                <text:p>-24.0388</text:p>
              </table:table-cell>
            </table:table-row>
            <table:table-row>
              <table:table-cell office:value-type="string">
                <text:p>Varta Endless AA (6 mos) @500mA (0.2C)</text:p>
              </table:table-cell>
              <table:table-cell office:value-type="float" office:value="-23.5244">
                <text:p>-23.5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Extreme AA (3 mos) @460mA (0.2C)</text:p>
              </table:table-cell>
              <table:table-cell office:value-type="float" office:value="-22.1182608695652">
                <text:p>-22.1182608695652</text:p>
              </table:table-cell>
            </table:table-row>
            <table:table-row>
              <table:table-cell office:value-type="string">
                <text:p>Energizer Extreme AA (3 mos) @460mA (0.2C)</text:p>
              </table:table-cell>
              <table:table-cell office:value-type="float" office:value="-23.1186956521739">
                <text:p>-23.1186956521739</text:p>
              </table:table-cell>
            </table:table-row>
            <table:table-row>
              <table:table-cell office:value-type="string">
                <text:p>Energizer Extreme AA (6 mos) @460mA (0.2C)</text:p>
              </table:table-cell>
              <table:table-cell office:value-type="float" office:value="-25.275652173913">
                <text:p>-25.275652173913</text:p>
              </table:table-cell>
            </table:table-row>
            <table:table-row>
              <table:table-cell office:value-type="string">
                <text:p>Energizer Extreme AA (6 mos) @460mA (0.2C)</text:p>
              </table:table-cell>
              <table:table-cell office:value-type="float" office:value="-25.654347826087">
                <text:p>-25.654347826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AA (3 mos) @500mA (0.2C)</text:p>
              </table:table-cell>
              <table:table-cell office:value-type="float" office:value="-20.7624">
                <text:p>-20.7624</text:p>
              </table:table-cell>
            </table:table-row>
            <table:table-row>
              <table:table-cell office:value-type="string">
                <text:p>Duracell AA (3 mos) @500mA (0.2C)</text:p>
              </table:table-cell>
              <table:table-cell office:value-type="float" office:value="-20.918">
                <text:p>-20.918</text:p>
              </table:table-cell>
            </table:table-row>
            <table:table-row>
              <table:table-cell office:value-type="string">
                <text:p>Duracell AA (6 mos) @500mA (0.2C)</text:p>
              </table:table-cell>
              <table:table-cell office:value-type="float" office:value="-21.7364">
                <text:p>-21.7364</text:p>
              </table:table-cell>
            </table:table-row>
            <table:table-row>
              <table:table-cell office:value-type="string">
                <text:p>Duracell AA (6 mos) @500mA (0.2C)</text:p>
              </table:table-cell>
              <table:table-cell office:value-type="float" office:value="-19.6088">
                <text:p>-19.6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ower AA (3 mos) @500mA (0.2C)</text:p>
              </table:table-cell>
              <table:table-cell office:value-type="float" office:value="-19.802">
                <text:p>-19.802</text:p>
              </table:table-cell>
            </table:table-row>
            <table:table-row>
              <table:table-cell office:value-type="string">
                <text:p>MPower AA (3 mos) @500mA (0.2C)</text:p>
              </table:table-cell>
              <table:table-cell office:value-type="float" office:value="-24.4364">
                <text:p>-24.4364</text:p>
              </table:table-cell>
            </table:table-row>
            <table:table-row>
              <table:table-cell office:value-type="string">
                <text:p>MPower AA (6 mos) @500mA (0.2C)</text:p>
              </table:table-cell>
              <table:table-cell office:value-type="float" office:value="-37.3676">
                <text:p>-37.3676</text:p>
              </table:table-cell>
            </table:table-row>
            <table:table-row>
              <table:table-cell office:value-type="string">
                <text:p>MPower AA (6 mos) @500mA (0.2C)</text:p>
              </table:table-cell>
              <table:table-cell office:value-type="float" office:value="-50.3776">
                <text:p>-50.3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08P0" style:volatile="true" number:language="de" number:country="CH">
      <number:currency-symbol>CHF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>CHF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2"/>
      <style:graphic-properties svg:stroke-color="#b3b3b3"/>
      <style:text-properties fo:font-size="10pt" style:font-size-asian="10pt" style:font-size-complex="10pt"/>
    </style:style>
    <style:style style:name="ch5" style:family="chart" style:data-style-name="N1010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47cm" svg:height="13.864cm" xlink:href=".." xlink:type="simple" chart:class="chart:bar" chart:style-name="ch1">
        <chart:title svg:x="6.858cm" svg:y="0.413cm" chart:style-name="ch2">
          <text:p>NiMh AA: Price per 100mAh (measured)</text:p>
        </chart:title>
        <chart:plot-area chart:style-name="ch3" table:cell-range-address="'NiMh AA'.A2:'NiMh AA'.A2 'NiMh AA'.A13:'NiMh AA'.A13 'NiMh AA'.A24:'NiMh AA'.A24 'NiMh AA'.A35:'NiMh AA'.A35 'NiMh AA'.A46:'NiMh AA'.A46 'NiMh AA'.A57:'NiMh AA'.A57 'NiMh AA'.A68:'NiMh AA'.A68 'NiMh AA'.A79:'NiMh AA'.A79 'NiMh AA'.A90:'NiMh AA'.A90 'NiMh AA'.H1:'NiMh AA'.H2 'NiMh AA'.H13:'NiMh AA'.H13 'NiMh AA'.H24:'NiMh AA'.H24 'NiMh AA'.H35:'NiMh AA'.H35 'NiMh AA'.H46:'NiMh AA'.H46 'NiMh AA'.H57:'NiMh AA'.H57 'NiMh AA'.H68:'NiMh AA'.H68 'NiMh AA'.H79:'NiMh AA'.H79 'NiMh AA'.H90:'NiMh AA'.H90" chart:data-source-has-labels="both" svg:x="0.436cm" svg:y="1.469cm" svg:width="20.975cm" svg:height="12.118cm">
          <chart:coordinate-region svg:x="2.264cm" svg:y="1.668cm" svg:width="19.147cm" svg:height="9.051cm"/>
          <chart:axis chart:dimension="x" chart:name="primary-x" chart:style-name="ch4" chartooo:axis-type="auto">
            <chartooo:date-scale/>
            <chart:categories table:cell-range-address="'NiMh AA'.A2:'NiMh AA'.A2 'NiMh AA'.A13:'NiMh AA'.A13 'NiMh AA'.A24:'NiMh AA'.A24 'NiMh AA'.A35:'NiMh AA'.A35 'NiMh AA'.A46:'NiMh AA'.A46 'NiMh AA'.A57:'NiMh AA'.A57 'NiMh AA'.A68:'NiMh AA'.A68 'NiMh AA'.A79:'NiMh AA'.A79 'NiMh AA'.A90:'NiMh AA'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iMh AA'.H2:'NiMh AA'.H2 'NiMh AA'.H13:'NiMh AA'.H13 'NiMh AA'.H24:'NiMh AA'.H24 'NiMh AA'.H35:'NiMh AA'.H35 'NiMh AA'.H46:'NiMh AA'.H46 'NiMh AA'.H57:'NiMh AA'.H57 'NiMh AA'.H68:'NiMh AA'.H68 'NiMh AA'.H79:'NiMh AA'.H79 'NiMh AA'.H90:'NiMh AA'.H90" chart:label-cell-address="'NiMh AA'.H1:'NiMh AA'.H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/100mAh (measured)</text:p>
                <draw:g>
                  <svg:desc>'NiMh AA'.H1:'NiMh A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rad AA @5Ohm</text:p>
                <draw:g>
                  <svg:desc>'NiMh AA'.A2:'NiMh AA'.A2 'NiMh AA'.A13:'NiMh AA'.A13 'NiMh AA'.A24:'NiMh AA'.A24 'NiMh AA'.A35:'NiMh AA'.A35 'NiMh AA'.A46:'NiMh AA'.A46 'NiMh AA'.A57:'NiMh AA'.A57 'NiMh AA'.A68:'NiMh AA'.A68 'NiMh AA'.A79:'NiMh AA'.A79 'NiMh AA'.A90:'NiMh AA'.A90</svg:desc>
                </draw:g>
              </table:table-cell>
              <table:table-cell office:value-type="float" office:value="0.225066887222191">
                <text:p>0.225066887222191</text:p>
                <draw:g>
                  <svg:desc>'NiMh AA'.H2:'NiMh AA'.H2 'NiMh AA'.H13:'NiMh AA'.H13 'NiMh AA'.H24:'NiMh AA'.H24 'NiMh AA'.H35:'NiMh AA'.H35 'NiMh AA'.H46:'NiMh AA'.H46 'NiMh AA'.H57:'NiMh AA'.H57 'NiMh AA'.H68:'NiMh AA'.H68 'NiMh AA'.H79:'NiMh AA'.H79 'NiMh AA'.H90:'NiMh AA'.H90</svg:desc>
                </draw:g>
              </table:table-cell>
            </table:table-row>
            <table:table-row>
              <table:table-cell office:value-type="string">
                <text:p>Conrad Endurance AA @5Ohm</text:p>
              </table:table-cell>
              <table:table-cell office:value-type="float" office:value="0.155466265156847">
                <text:p>0.155466265156847</text:p>
              </table:table-cell>
            </table:table-row>
            <table:table-row>
              <table:table-cell office:value-type="string">
                <text:p>Eneloop AA @5Ohm</text:p>
              </table:table-cell>
              <table:table-cell office:value-type="float" office:value="0.314080162083704">
                <text:p>0.314080162083704</text:p>
              </table:table-cell>
            </table:table-row>
            <table:table-row>
              <table:table-cell office:value-type="string">
                <text:p>Eneloop Pro AA @500mA (0.2C)</text:p>
              </table:table-cell>
              <table:table-cell office:value-type="float" office:value="0.260473744564199">
                <text:p>0.260473744564199</text:p>
              </table:table-cell>
            </table:table-row>
            <table:table-row>
              <table:table-cell office:value-type="string">
                <text:p>Ladda AA @5Ohm</text:p>
              </table:table-cell>
              <table:table-cell office:value-type="float" office:value="0.0745979907845758">
                <text:p>0.0745979907845758</text:p>
              </table:table-cell>
            </table:table-row>
            <table:table-row>
              <table:table-cell office:value-type="string">
                <text:p>Varta Endless AA @500mA (0.2C)</text:p>
              </table:table-cell>
              <table:table-cell office:value-type="float" office:value="0.233739621659127">
                <text:p>0.233739621659127</text:p>
              </table:table-cell>
            </table:table-row>
            <table:table-row>
              <table:table-cell office:value-type="string">
                <text:p>Energizer Extreme AA @460mA (0.2C)</text:p>
              </table:table-cell>
              <table:table-cell office:value-type="float" office:value="0.274207198437518">
                <text:p>0.274207198437518</text:p>
              </table:table-cell>
            </table:table-row>
            <table:table-row>
              <table:table-cell office:value-type="string">
                <text:p>Duracell AA @500mA (0.2C)</text:p>
              </table:table-cell>
              <table:table-cell office:value-type="float" office:value="0.236672594479326">
                <text:p>0.236672594479326</text:p>
              </table:table-cell>
            </table:table-row>
            <table:table-row>
              <table:table-cell office:value-type="string">
                <text:p>MPower AA @500mA (0.2C)</text:p>
              </table:table-cell>
              <table:table-cell office:value-type="float" office:value="0.236913182482069">
                <text:p>0.2369131824820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number number:decimal-places="2" number:min-decimal-places="2" number:min-integer-digits="1"/>
      <style:map style:condition="value()&gt;=0" style:apply-style-name="N12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minimum="-100" chart:maximum="-0" chart:origin="0" chart:reverse-direction="tru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82cm" svg:height="13.838cm" xlink:href=".." xlink:type="simple" chart:class="chart:bar" chart:style-name="ch1">
        <chart:title svg:x="10.522cm" svg:y="0.412cm" chart:style-name="ch2">
          <text:p>NiMh AAA: Self discharge over time (lower is better)</text:p>
        </chart:title>
        <chart:plot-area chart:style-name="ch3" table:cell-range-address="'NiMh AAA'.A8:'NiMh AAA'.A12 'NiMh AAA'.A19:'NiMh AAA'.A23 'NiMh AAA'.A30:'NiMh AAA'.A34 'NiMh AAA'.A41:'NiMh AAA'.A45 'NiMh AAA'.A52:'NiMh AAA'.A56 'NiMh AAA'.A63:'NiMh AAA'.A67 'NiMh AAA'.A74:'NiMh AAA'.A78 'NiMh AAA'.A85:'NiMh AAA'.A89 'NiMh AAA'.A96:'NiMh AAA'.A99 'NiMh AAA'.F8:'NiMh AAA'.F12 'NiMh AAA'.F19:'NiMh AAA'.F23 'NiMh AAA'.F30:'NiMh AAA'.F34 'NiMh AAA'.F41:'NiMh AAA'.F45 'NiMh AAA'.F52:'NiMh AAA'.F56 'NiMh AAA'.F63:'NiMh AAA'.F67 'NiMh AAA'.F74:'NiMh AAA'.F78 'NiMh AAA'.F85:'NiMh AAA'.F89 'NiMh AAA'.F96:'NiMh AAA'.F99" chart:data-source-has-labels="column" svg:x="0.156cm" svg:y="1.499cm" svg:width="30.803cm" svg:height="12.189cm">
          <chart:coordinate-region svg:x="3.333cm" svg:y="1.698cm" svg:width="27.626cm" svg:height="6.146cm"/>
          <chart:axis chart:dimension="x" chart:name="primary-x" chart:style-name="ch4" chartooo:axis-type="auto">
            <chartooo:date-scale/>
            <chart:categories table:cell-range-address="'NiMh AAA'.A8:'NiMh AAA'.A12 'NiMh AAA'.A19:'NiMh AAA'.A23 'NiMh AAA'.A30:'NiMh AAA'.A34 'NiMh AAA'.A41:'NiMh AAA'.A45 'NiMh AAA'.A52:'NiMh AAA'.A56 'NiMh AAA'.A63:'NiMh AAA'.A67 'NiMh AAA'.A74:'NiMh AAA'.A78 'NiMh AAA'.A85:'NiMh AAA'.A89 'NiMh AAA'.A96:'NiMh AAA'.A99"/>
          </chart:axis>
          <chart:axis chart:dimension="y" chart:name="primary-y" chart:style-name="ch5">
            <chart:title svg:x="0.772cm" svg:y="5.849cm" chart:style-name="ch6">
              <text:p>Discharge (%)</text:p>
            </chart:title>
            <chart:grid chart:style-name="ch7" chart:class="major"/>
          </chart:axis>
          <chart:series chart:style-name="ch8" chart:values-cell-range-address="'NiMh AAA'.F8:'NiMh AAA'.F12 'NiMh AAA'.F19:'NiMh AAA'.F23 'NiMh AAA'.F30:'NiMh AAA'.F34 'NiMh AAA'.F41:'NiMh AAA'.F45 'NiMh AAA'.F52:'NiMh AAA'.F56 'NiMh AAA'.F63:'NiMh AAA'.F67 'NiMh AAA'.F74:'NiMh AAA'.F78 'NiMh AAA'.F85:'NiMh AAA'.F89 'NiMh AAA'.F96:'NiMh AAA'.F99" chart:class="chart:bar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 Spalte F Spalte F Spalte F Spalte F Spalte F Spalte F Spalte F Spalte F</text:p>
              </table:table-cell>
            </table:table-row>
          </table:table-header-rows>
          <table:table-rows>
            <table:table-row>
              <table:table-cell office:value-type="string">
                <text:p>Conrad AAA (3 mos) @10Ohm</text:p>
                <draw:g>
                  <svg:desc>'NiMh AAA'.A8:'NiMh AAA'.A12 'NiMh AAA'.A19:'NiMh AAA'.A23 'NiMh AAA'.A30:'NiMh AAA'.A34 'NiMh AAA'.A41:'NiMh AAA'.A45 'NiMh AAA'.A52:'NiMh AAA'.A56 'NiMh AAA'.A63:'NiMh AAA'.A67 'NiMh AAA'.A74:'NiMh AAA'.A78 'NiMh AAA'.A85:'NiMh AAA'.A89 'NiMh AAA'.A96:'NiMh AAA'.A99</svg:desc>
                </draw:g>
              </table:table-cell>
              <table:table-cell office:value-type="float" office:value="-74.3">
                <text:p>-74.3</text:p>
                <draw:g>
                  <svg:desc>'NiMh AAA'.F8:'NiMh AAA'.F12 'NiMh AAA'.F19:'NiMh AAA'.F23 'NiMh AAA'.F30:'NiMh AAA'.F34 'NiMh AAA'.F41:'NiMh AAA'.F45 'NiMh AAA'.F52:'NiMh AAA'.F56 'NiMh AAA'.F63:'NiMh AAA'.F67 'NiMh AAA'.F74:'NiMh AAA'.F78 'NiMh AAA'.F85:'NiMh AAA'.F89 'NiMh AAA'.F96:'NiMh AAA'.F99</svg:desc>
                </draw:g>
              </table:table-cell>
            </table:table-row>
            <table:table-row>
              <table:table-cell office:value-type="string">
                <text:p>Conrad AAA (3 mos) @10Ohm</text:p>
              </table:table-cell>
              <table:table-cell office:value-type="float" office:value="-68.7709090909091">
                <text:p>-68.7709090909091</text:p>
              </table:table-cell>
            </table:table-row>
            <table:table-row>
              <table:table-cell office:value-type="string">
                <text:p>Conrad AAA (6 mos) @10Ohm</text:p>
              </table:table-cell>
              <table:table-cell office:value-type="float" office:value="-83.8363636363636">
                <text:p>-83.8363636363636</text:p>
              </table:table-cell>
            </table:table-row>
            <table:table-row>
              <table:table-cell office:value-type="string">
                <text:p>Conrad AAA (6 mos) @10Ohm</text:p>
              </table:table-cell>
              <table:table-cell office:value-type="float" office:value="-95.9">
                <text:p>-9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rad Endurance AAA (3 mos) @10Ohm</text:p>
              </table:table-cell>
              <table:table-cell office:value-type="float" office:value="-18.096">
                <text:p>-18.096</text:p>
              </table:table-cell>
            </table:table-row>
            <table:table-row>
              <table:table-cell office:value-type="string">
                <text:p>Conrad Endurance AAA (3 mos) @10Ohm</text:p>
              </table:table-cell>
              <table:table-cell office:value-type="float" office:value="-22.279">
                <text:p>-22.279</text:p>
              </table:table-cell>
            </table:table-row>
            <table:table-row>
              <table:table-cell office:value-type="string">
                <text:p>Conrad Endurance AAA (6 mos) @10Ohm</text:p>
              </table:table-cell>
              <table:table-cell office:value-type="float" office:value="-20.773">
                <text:p>-20.773</text:p>
              </table:table-cell>
            </table:table-row>
            <table:table-row>
              <table:table-cell office:value-type="string">
                <text:p>Conrad Endurance AAA (6 mos) @10Ohm</text:p>
              </table:table-cell>
              <table:table-cell office:value-type="float" office:value="-20.37">
                <text:p>-2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AAA (3 mos) @10Ohm</text:p>
              </table:table-cell>
              <table:table-cell office:value-type="float" office:value="-9.95466666666666">
                <text:p>-9.95466666666666</text:p>
              </table:table-cell>
            </table:table-row>
            <table:table-row>
              <table:table-cell office:value-type="string">
                <text:p>Eneloop AAA (3 mos) @10Ohm</text:p>
              </table:table-cell>
              <table:table-cell office:value-type="float" office:value="-9.38933333333333">
                <text:p>-9.38933333333333</text:p>
              </table:table-cell>
            </table:table-row>
            <table:table-row>
              <table:table-cell office:value-type="string">
                <text:p>Eneloop AAA (6 mos) @10Ohm</text:p>
              </table:table-cell>
              <table:table-cell office:value-type="float" office:value="-11.796">
                <text:p>-11.796</text:p>
              </table:table-cell>
            </table:table-row>
            <table:table-row>
              <table:table-cell office:value-type="string">
                <text:p>Eneloop AAA (6 mos) @10Ohm</text:p>
              </table:table-cell>
              <table:table-cell office:value-type="float" office:value="-12.2373333333333">
                <text:p>-12.237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loop Pro AAA (3 mos) @186mA (0.2C)</text:p>
              </table:table-cell>
              <table:table-cell office:value-type="float" office:value="-13.6021505376344">
                <text:p>-13.6021505376344</text:p>
              </table:table-cell>
            </table:table-row>
            <table:table-row>
              <table:table-cell office:value-type="string">
                <text:p>Eneloop Pro AAA (3 mos) @186mA (0.2C)</text:p>
              </table:table-cell>
              <table:table-cell office:value-type="float" office:value="-13.9645161290323">
                <text:p>-13.9645161290323</text:p>
              </table:table-cell>
            </table:table-row>
            <table:table-row>
              <table:table-cell office:value-type="string">
                <text:p>Eneloop Pro AAA (6 mos) @186mA (0.2C)</text:p>
              </table:table-cell>
              <table:table-cell office:value-type="float" office:value="-16.4344086021505">
                <text:p>-16.4344086021505</text:p>
              </table:table-cell>
            </table:table-row>
            <table:table-row>
              <table:table-cell office:value-type="string">
                <text:p>Eneloop Pro AAA (6 mos) @186mA (0.2C)</text:p>
              </table:table-cell>
              <table:table-cell office:value-type="float" office:value="-15.8032258064516">
                <text:p>-15.803225806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dda AAA (3 mos) @180mA (0.2C)</text:p>
              </table:table-cell>
              <table:table-cell office:value-type="float" office:value="-13.1855555555556">
                <text:p>-13.1855555555556</text:p>
              </table:table-cell>
            </table:table-row>
            <table:table-row>
              <table:table-cell office:value-type="string">
                <text:p>Ladda AAA (3 mos) @180mA (0.2C)</text:p>
              </table:table-cell>
              <table:table-cell office:value-type="float" office:value="-13.4644444444444">
                <text:p>-13.4644444444444</text:p>
              </table:table-cell>
            </table:table-row>
            <table:table-row>
              <table:table-cell office:value-type="string">
                <text:p>Ladda AAA (6 mos) @180mA (0.2C)</text:p>
              </table:table-cell>
              <table:table-cell office:value-type="float" office:value="-15.8288888888889">
                <text:p>-15.8288888888889</text:p>
              </table:table-cell>
            </table:table-row>
            <table:table-row>
              <table:table-cell office:value-type="string">
                <text:p>Ladda AAA (6 mos) @180mA (0.2C)</text:p>
              </table:table-cell>
              <table:table-cell office:value-type="float" office:value="-16.6611111111111">
                <text:p>-16.661111111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Endless AAA (3 mos) @190mA (0.2C)</text:p>
              </table:table-cell>
              <table:table-cell office:value-type="float" office:value="-14.9">
                <text:p>-14.9</text:p>
              </table:table-cell>
            </table:table-row>
            <table:table-row>
              <table:table-cell office:value-type="string">
                <text:p>Varta Endless AAA (3 mos) @190mA (0.2C)</text:p>
              </table:table-cell>
              <table:table-cell office:value-type="float" office:value="-16.5052631578947">
                <text:p>-16.5052631578947</text:p>
              </table:table-cell>
            </table:table-row>
            <table:table-row>
              <table:table-cell office:value-type="string">
                <text:p>Varta Endless AAA (6 mos) @190mA (0.2C)</text:p>
              </table:table-cell>
              <table:table-cell office:value-type="float" office:value="-19.9442105263158">
                <text:p>-19.9442105263158</text:p>
              </table:table-cell>
            </table:table-row>
            <table:table-row>
              <table:table-cell office:value-type="string">
                <text:p>Varta Endless AAA (6 mos) @190mA (0.2C)</text:p>
              </table:table-cell>
              <table:table-cell office:value-type="float" office:value="-18.4652631578947">
                <text:p>-18.465263157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Extreme AAA (3 mos) @160mA (0.2C)</text:p>
              </table:table-cell>
              <table:table-cell office:value-type="float" office:value="-15.1525">
                <text:p>-15.1525</text:p>
              </table:table-cell>
            </table:table-row>
            <table:table-row>
              <table:table-cell office:value-type="string">
                <text:p>Energizer Extreme AAA (3 mos) @160mA (0.2C)</text:p>
              </table:table-cell>
              <table:table-cell office:value-type="float" office:value="-15.455">
                <text:p>-15.455</text:p>
              </table:table-cell>
            </table:table-row>
            <table:table-row>
              <table:table-cell office:value-type="string">
                <text:p>Energizer Extreme AAA (6 mos) @160mA (0.2C)</text:p>
              </table:table-cell>
              <table:table-cell office:value-type="float" office:value="-18.42875">
                <text:p>-18.42875</text:p>
              </table:table-cell>
            </table:table-row>
            <table:table-row>
              <table:table-cell office:value-type="string">
                <text:p>Energizer Extreme AAA (6 mos) @160mA (0.2C)</text:p>
              </table:table-cell>
              <table:table-cell office:value-type="float" office:value="-17.6175">
                <text:p>-17.6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AAA (3 mos) @180mA (0.2C)</text:p>
              </table:table-cell>
              <table:table-cell office:value-type="float" office:value="-17.0177777777778">
                <text:p>-17.0177777777778</text:p>
              </table:table-cell>
            </table:table-row>
            <table:table-row>
              <table:table-cell office:value-type="string">
                <text:p>Duracell AAA (3 mos) @180mA (0.2C)</text:p>
              </table:table-cell>
              <table:table-cell office:value-type="float" office:value="-19.5977777777778">
                <text:p>-19.5977777777778</text:p>
              </table:table-cell>
            </table:table-row>
            <table:table-row>
              <table:table-cell office:value-type="string">
                <text:p>Duracell AAA (6 mos) @180mA (0.2C)</text:p>
              </table:table-cell>
              <table:table-cell office:value-type="float" office:value="-19.8922222222222">
                <text:p>-19.8922222222222</text:p>
              </table:table-cell>
            </table:table-row>
            <table:table-row>
              <table:table-cell office:value-type="string">
                <text:p>Duracell AAA (6 mos) @180mA (0.2C)</text:p>
              </table:table-cell>
              <table:table-cell office:value-type="float" office:value="-19.6566666666667">
                <text:p>-19.6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ower AAA (3 mos) @180mA (0.2C)</text:p>
              </table:table-cell>
              <table:table-cell office:value-type="float" office:value="-12.65">
                <text:p>-12.65</text:p>
              </table:table-cell>
            </table:table-row>
            <table:table-row>
              <table:table-cell office:value-type="string">
                <text:p>MPower AAA (3 mos) @180mA (0.2C)</text:p>
              </table:table-cell>
              <table:table-cell office:value-type="float" office:value="-12.8055555555556">
                <text:p>-12.8055555555556</text:p>
              </table:table-cell>
            </table:table-row>
            <table:table-row>
              <table:table-cell office:value-type="string">
                <text:p>MPower AAA (6 mos) @180mA (0.2C)</text:p>
              </table:table-cell>
              <table:table-cell office:value-type="float" office:value="-13.3855555555556">
                <text:p>-13.3855555555556</text:p>
              </table:table-cell>
            </table:table-row>
            <table:table-row>
              <table:table-cell office:value-type="string">
                <text:p>MPower AAA (6 mos) @180mA (0.2C)</text:p>
              </table:table-cell>
              <table:table-cell office:value-type="float" office:value="-13.03">
                <text:p>-13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08P0" style:volatile="true" number:language="de" number:country="CH">
      <number:currency-symbol>CHF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>CHF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2"/>
      <style:graphic-properties svg:stroke-color="#b3b3b3"/>
      <style:text-properties fo:font-size="10pt" style:font-size-asian="10pt" style:font-size-complex="10pt"/>
    </style:style>
    <style:style style:name="ch5" style:family="chart" style:data-style-name="N10108">
      <style:chart-properties chart:display-label="true" chart:logarithmic="false" chart:minimum="0" chart:maximum="1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57cm" svg:height="13.872cm" xlink:href=".." xlink:type="simple" chart:class="chart:bar" chart:style-name="ch1">
        <chart:title svg:x="6.767cm" svg:y="0.413cm" chart:style-name="ch2">
          <text:p>NiMh AAA: Price per 100mAh (measured)</text:p>
        </chart:title>
        <chart:plot-area chart:style-name="ch3" table:cell-range-address="'NiMh AAA'.A2:'NiMh AAA'.A2 'NiMh AAA'.A13:'NiMh AAA'.A13 'NiMh AAA'.A24:'NiMh AAA'.A24 'NiMh AAA'.A35:'NiMh AAA'.A35 'NiMh AAA'.A46:'NiMh AAA'.A46 'NiMh AAA'.A57:'NiMh AAA'.A57 'NiMh AAA'.A68:'NiMh AAA'.A68 'NiMh AAA'.A79:'NiMh AAA'.A79 'NiMh AAA'.A90:'NiMh AAA'.A90 'NiMh AAA'.H2:'NiMh AAA'.H2 'NiMh AAA'.H13:'NiMh AAA'.H13 'NiMh AAA'.H24:'NiMh AAA'.H24 'NiMh AAA'.H35:'NiMh AAA'.H35 'NiMh AAA'.H46:'NiMh AAA'.H46 'NiMh AAA'.H57:'NiMh AAA'.H57 'NiMh AAA'.H68:'NiMh AAA'.H68 'NiMh AAA'.H79:'NiMh AAA'.H79 'NiMh AAA'.H90:'NiMh AAA'.H90" chart:data-source-has-labels="column" svg:x="0.439cm" svg:y="1.469cm" svg:width="21.079cm" svg:height="12.126cm">
          <chart:coordinate-region svg:x="2.652cm" svg:y="1.469cm" svg:width="18.866cm" svg:height="9.169cm"/>
          <chart:axis chart:dimension="x" chart:name="primary-x" chart:style-name="ch4" chartooo:axis-type="auto">
            <chartooo:date-scale/>
            <chart:categories table:cell-range-address="'NiMh AAA'.A2:'NiMh AAA'.A2 'NiMh AAA'.A13:'NiMh AAA'.A13 'NiMh AAA'.A24:'NiMh AAA'.A24 'NiMh AAA'.A35:'NiMh AAA'.A35 'NiMh AAA'.A46:'NiMh AAA'.A46 'NiMh AAA'.A57:'NiMh AAA'.A57 'NiMh AAA'.A68:'NiMh AAA'.A68 'NiMh AAA'.A79:'NiMh AAA'.A79 'NiMh AAA'.A90:'NiMh AAA'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iMh AAA'.H2:'NiMh AAA'.H2 'NiMh AAA'.H13:'NiMh AAA'.H13 'NiMh AAA'.H24:'NiMh AAA'.H24 'NiMh AAA'.H35:'NiMh AAA'.H35 'NiMh AAA'.H46:'NiMh AAA'.H46 'NiMh AAA'.H57:'NiMh AAA'.H57 'NiMh AAA'.H68:'NiMh AAA'.H68 'NiMh AAA'.H79:'NiMh AAA'.H79 'NiMh AAA'.H90:'NiMh AAA'.H9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nrad AAA @10Ohm</text:p>
                <draw:g>
                  <svg:desc>'NiMh AAA'.A2:'NiMh AAA'.A2 'NiMh AAA'.A13:'NiMh AAA'.A13 'NiMh AAA'.A24:'NiMh AAA'.A24 'NiMh AAA'.A35:'NiMh AAA'.A35 'NiMh AAA'.A46:'NiMh AAA'.A46 'NiMh AAA'.A57:'NiMh AAA'.A57 'NiMh AAA'.A68:'NiMh AAA'.A68 'NiMh AAA'.A79:'NiMh AAA'.A79 'NiMh AAA'.A90:'NiMh AAA'.A90</svg:desc>
                </draw:g>
              </table:table-cell>
              <table:table-cell office:value-type="float" office:value="0.323165508837064">
                <text:p>0.323165508837064</text:p>
                <draw:g>
                  <svg:desc>'NiMh AAA'.H2:'NiMh AAA'.H2 'NiMh AAA'.H13:'NiMh AAA'.H13 'NiMh AAA'.H24:'NiMh AAA'.H24 'NiMh AAA'.H35:'NiMh AAA'.H35 'NiMh AAA'.H46:'NiMh AAA'.H46 'NiMh AAA'.H57:'NiMh AAA'.H57 'NiMh AAA'.H68:'NiMh AAA'.H68 'NiMh AAA'.H79:'NiMh AAA'.H79 'NiMh AAA'.H90:'NiMh AAA'.H90</svg:desc>
                </draw:g>
              </table:table-cell>
            </table:table-row>
            <table:table-row>
              <table:table-cell office:value-type="string">
                <text:p>Conrad Endurance AAA @10Ohm</text:p>
              </table:table-cell>
              <table:table-cell office:value-type="float" office:value="0.272244210710459">
                <text:p>0.272244210710459</text:p>
              </table:table-cell>
            </table:table-row>
            <table:table-row>
              <table:table-cell office:value-type="string">
                <text:p>Eneloop AAA @10Ohm</text:p>
              </table:table-cell>
              <table:table-cell office:value-type="float" office:value="0.680086308141917">
                <text:p>0.680086308141917</text:p>
              </table:table-cell>
            </table:table-row>
            <table:table-row>
              <table:table-cell office:value-type="string">
                <text:p>Eneloop Pro AAA @186mA (0.2C)</text:p>
              </table:table-cell>
              <table:table-cell office:value-type="float" office:value="0.650133458897213">
                <text:p>0.650133458897213</text:p>
              </table:table-cell>
            </table:table-row>
            <table:table-row>
              <table:table-cell office:value-type="string">
                <text:p>Ladda AAA @180mA (0.2C)</text:p>
              </table:table-cell>
              <table:table-cell office:value-type="float" office:value="0.145653163404643">
                <text:p>0.145653163404643</text:p>
              </table:table-cell>
            </table:table-row>
            <table:table-row>
              <table:table-cell office:value-type="string">
                <text:p>Varta Endless AAA @190mA (0.2C)</text:p>
              </table:table-cell>
              <table:table-cell office:value-type="float" office:value="0.641753814804839">
                <text:p>0.641753814804839</text:p>
              </table:table-cell>
            </table:table-row>
            <table:table-row>
              <table:table-cell office:value-type="string">
                <text:p>Energizer Extreme AAA @160mA (0.2C)</text:p>
              </table:table-cell>
              <table:table-cell office:value-type="float" office:value="0.99290925836526">
                <text:p>0.99290925836526</text:p>
              </table:table-cell>
            </table:table-row>
            <table:table-row>
              <table:table-cell office:value-type="string">
                <text:p>Duracell AAA @180mA (0.2C)</text:p>
              </table:table-cell>
              <table:table-cell office:value-type="float" office:value="0.630143258190055">
                <text:p>0.630143258190055</text:p>
              </table:table-cell>
            </table:table-row>
            <table:table-row>
              <table:table-cell office:value-type="string">
                <text:p>MPower AAA @180mA (0.2C)</text:p>
              </table:table-cell>
              <table:table-cell office:value-type="float" office:value="0.417108143393505">
                <text:p>0.4171081433935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